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8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73" table:style-name="ce46">
            <text:p><text:s text:c="2"/>16 573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02" table:style-name="ce46">
            <text:p><text:s text:c="2"/>18 6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303" table:style-name="ce46">
            <text:p><text:s text:c="2"/>1 303</text:p>
          </table:table-cell>
          <table:table-cell office:value-type="float" office:value="4903" table:style-name="ce46">
            <text:p><text:s text:c="2"/>4 90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35" table:style-name="ce46">
            <text:p><text:s text:c="2"/>14 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77" table:style-name="ce46">
            <text:p><text:s text:c="2"/>22 3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8" table:style-name="ce46">
            <text:p><text:s text:c="3"/>8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0" table:style-name="ce46">
            <text:p><text:s text:c="2"/>5 7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00" table:style-name="ce46">
            <text:p><text:s text:c="2"/>7 4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769" table:style-name="ce46">
            <text:p><text:s text:c="3"/>769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32" table:style-name="ce46">
            <text:p><text:s text:c="2"/>30 4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1" table:style-name="ce46">
            <text:p><text:s text:c="2"/>1 9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50" table:style-name="ce46">
            <text:p><text:s text:c="2"/>21 6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6" table:style-name="ce46">
            <text:p><text:s text:c="2"/>1 4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08" table:style-name="ce46">
            <text:p><text:s text:c="2"/>56 508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766" table:style-name="ce46">
            <text:p><text:s text:c="2"/>2 766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01" table:style-name="ce46">
            <text:p><text:s text:c="2"/>41 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1" table:style-name="ce46">
            <text:p><text:s text:c="2"/>2 3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27" table:style-name="ce46">
            <text:p><text:s text:c="2"/>11 5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047" table:style-name="ce46">
            <text:p><text:s text:c="2"/>59 04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875" table:style-name="ce47">
            <text:p><text:s text:c="2"/>4 875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86" table:style-name="ce47">
            <text:p><text:s text:c="2"/>6 3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57" table:style-name="ce47">
            <text:p><text:s text:c="2"/>7 4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0" table:style-name="ce47">
            <text:p><text:s text:c="3"/>4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2561" table:style-name="ce47">
            <text:p><text:s text:c="2"/>2 5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928" table:style-name="ce47">
            <text:p><text:s text:c="2"/>25 92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58" table:style-name="ce47">
            <text:p><text:s text:c="2"/>11 1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50" table:style-name="ce47">
            <text:p><text:s text:c="2"/>11 95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26" table:style-name="ce47">
            <text:p><text:s text:c="2"/>7 0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32" table:style-name="ce47">
            <text:p><text:s text:c="2"/>7 23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11" table:style-name="ce47">
            <text:p><text:s text:c="2"/>3 61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54" table:style-name="ce47">
            <text:p><text:s text:c="2"/>5 25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2593" table:style-name="ce47">
            <text:p><text:s text:c="2"/>2 59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016" table:style-name="ce47">
            <text:p><text:s text:c="2"/>59 0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528" table:style-name="ce47">
            <text:p><text:s text:c="2"/>62 52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12" table:style-name="ce46">
            <text:p><text:s text:c="2"/>20 2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00" table:style-name="ce46">
            <text:p><text:s text:c="2"/>22 10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80" table:style-name="ce46">
            <text:p><text:s text:c="2"/>8 5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54" table:style-name="ce46">
            <text:p><text:s text:c="2"/>8 8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2652" table:style-name="ce46">
            <text:p><text:s text:c="2"/>2 65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92" table:style-name="ce46">
            <text:p><text:s text:c="2"/>15 0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2" table:style-name="ce46">
            <text:p><text:s text:c="2"/>2 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1804" table:style-name="ce46">
            <text:p><text:s text:c="2"/>1 8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14" table:style-name="ce46">
            <text:p><text:s text:c="2"/>22 6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2057" table:style-name="ce46">
            <text:p><text:s text:c="2"/>2 057</text:p>
          </table:table-cell>
          <table:table-cell office:value-type="float" office:value="2069" table:style-name="ce46">
            <text:p><text:s text:c="2"/>2 069</text:p>
          </table:table-cell>
          <table:table-cell office:value-type="float" office:value="2386" table:style-name="ce46">
            <text:p><text:s text:c="2"/>2 38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971" table:style-name="ce46">
            <text:p><text:s text:c="2"/>2 971</text:p>
          </table:table-cell>
          <table:table-cell office:value-type="float" office:value="4822" table:style-name="ce46">
            <text:p><text:s text:c="2"/>4 8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3" table:style-name="ce46">
            <text:p><text:s text:c="2"/>1 06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355" table:style-name="ce46">
            <text:p><text:s text:c="2"/>1 3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2" table:style-name="ce46">
            <text:p><text:s text:c="2"/>1 0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31" table:style-name="ce46">
            <text:p><text:s text:c="2"/>18 931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2" table:style-name="ce46">
            <text:p><text:s text:c="2"/>2 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23" table:style-name="ce46">
            <text:p><text:s text:c="2"/>4 32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308" table:style-name="ce47">
            <text:p><text:s text:c="2"/>12 308</text:p>
          </table:table-cell>
          <table:table-cell office:value-type="float" office:value="748" table:style-name="ce47">
            <text:p><text:s text:c="3"/>7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50" table:style-name="ce47">
            <text:p><text:s text:c="2"/>2 2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16" table:style-name="ce47">
            <text:p><text:s text:c="2"/>15 61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75" table:style-name="ce47">
            <text:p><text:s text:c="3"/>67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46" table:style-name="ce47">
            <text:p><text:s text:c="3"/>446</text:p>
          </table:table-cell>
          <table:table-cell office:value-type="float" office:value="1265" table:style-name="ce47">
            <text:p><text:s text:c="2"/>1 2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" table:style-name="ce47">
            <text:p><text:s text:c="3"/>384</text:p>
          </table:table-cell>
          <table:table-cell office:value-type="float" office:value="4838" table:style-name="ce47">
            <text:p><text:s text:c="2"/>4 838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33" table:style-name="ce47">
            <text:p><text:s text:c="2"/>7 333</text:p>
          </table:table-cell>
          <table:table-cell office:value-type="float" office:value="752" table:style-name="ce47">
            <text:p><text:s text:c="3"/>752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8839" table:style-name="ce47">
            <text:p><text:s text:c="2"/>8 8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1" table:style-name="ce47">
            <text:p><text:s text:c="3"/>5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292" table:style-name="ce47">
            <text:p><text:s text:c="2"/>27 2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086" table:style-name="ce47">
            <text:p><text:s text:c="2"/>8 086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9" table:style-name="ce47">
            <text:p><text:s text:c="3"/>71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660" table:style-name="ce47">
            <text:p><text:s text:c="3"/>6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028" table:style-name="ce47">
            <text:p><text:s text:c="2"/>134 0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2" table:style-name="ce47">
            <text:p><text:s text:c="2"/>1 652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64" table:style-name="ce47">
            <text:p><text:s text:c="2"/>11 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992" table:style-name="ce47">
            <text:p><text:s text:c="2"/>158 9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3" table:style-name="ce47">
            <text:p><text:s text:c="2"/>2 07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9526" table:style-name="ce47">
            <text:p><text:s text:c="2"/>19 5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756" table:style-name="ce47">
            <text:p><text:s text:c="2"/>21 756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25" table:style-name="ce47">
            <text:p><text:s text:c="2"/>1 5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864" table:style-name="ce47">
            <text:p><text:s text:c="2"/>2 864</text:p>
          </table:table-cell>
          <table:table-cell office:value-type="float" office:value="9869" table:style-name="ce47">
            <text:p><text:s text:c="2"/>9 8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71" table:style-name="ce47">
            <text:p><text:s text:c="2"/>14 4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92" table:style-name="ce46">
            <text:p><text:s text:c="2"/>2 3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64" table:style-name="ce46">
            <text:p><text:s text:c="2"/>5 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4" table:style-name="ce46">
            <text:p><text:s text:c="3"/>6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2" table:style-name="ce46">
            <text:p><text:s text:c="2"/>2 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2" table:style-name="ce46">
            <text:p><text:s text:c="2"/>2 5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17033" table:style-name="ce46">
            <text:p><text:s text:c="2"/>17 0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1141" table:style-name="ce46">
            <text:p><text:s text:c="2"/>1 141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54" table:style-name="ce46">
            <text:p><text:s text:c="2"/>36 7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6" table:style-name="ce46">
            <text:p><text:s text:c="2"/>4 8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98" table:style-name="ce46">
            <text:p><text:s text:c="3"/>9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83" table:style-name="ce46">
            <text:p><text:s text:c="2"/>5 9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5" table:style-name="ce46">
            <text:p><text:s text:c="2"/>4 1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4379" table:style-name="ce46">
            <text:p><text:s text:c="2"/>4 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00" table:style-name="ce46">
            <text:p><text:s text:c="2"/>10 2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0" table:style-name="ce46">
            <text:p><text:s text:c="2"/>1 55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79" table:style-name="ce46">
            <text:p><text:s text:c="2"/>11 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6" table:style-name="ce46">
            <text:p><text:s text:c="3"/>966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06" table:style-name="ce46">
            <text:p><text:s text:c="2"/>14 10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81" table:style-name="ce47">
            <text:p><text:s text:c="2"/>7 2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7" table:style-name="ce47">
            <text:p><text:s text:c="2"/>2 2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054" table:style-name="ce47">
            <text:p><text:s text:c="2"/>2 0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54" table:style-name="ce47">
            <text:p><text:s text:c="2"/>12 55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1238" table:style-name="ce23">
            <text:p><text:s text:c="2"/>1 238</text:p>
          </table:table-cell>
          <table:table-cell office:value-type="float" office:value="5292" table:style-name="ce23">
            <text:p><text:s text:c="2"/>5 292</text:p>
          </table:table-cell>
          <table:table-cell office:value-type="float" office:value="1095" table:style-name="ce23">
            <text:p><text:s text:c="2"/>1 0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09" table:style-name="ce23">
            <text:p><text:s text:c="3"/>8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5" table:style-name="ce23">
            <text:p><text:s text:c="3"/>5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262" table:style-name="ce23">
            <text:p><text:s text:c="2"/>1 2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100" table:style-name="ce23">
            <text:p><text:s text:c="2"/>11 1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12" table:style-name="ce47">
            <text:p><text:s text:c="2"/>2 91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342" table:style-name="ce47">
            <text:p><text:s text:c="2"/>2 3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8" table:style-name="ce47">
            <text:p><text:s text:c="3"/>598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42" table:style-name="ce47">
            <text:p><text:s text:c="2"/>7 64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2752" table:style-name="ce47">
            <text:p><text:s text:c="2"/>2 75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24" table:style-name="ce47">
            <text:p><text:s text:c="2"/>9 5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14" table:style-name="ce47">
            <text:p><text:s text:c="2"/>20 3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45" table:style-name="ce47">
            <text:p><text:s text:c="2"/>4 24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078" table:style-name="ce47">
            <text:p><text:s text:c="2"/>1 0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550" table:style-name="ce47">
            <text:p><text:s text:c="2"/>3 5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056" table:style-name="ce47">
            <text:p><text:s text:c="2"/>43 05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979" table:style-name="ce47">
            <text:p><text:s text:c="2"/>2 9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21" table:style-name="ce47">
            <text:p><text:s text:c="2"/>4 2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56" table:style-name="ce46">
            <text:p><text:s text:c="2"/>1 4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0" table:style-name="ce46">
            <text:p><text:s text:c="2"/>3 0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11" table:style-name="ce46">
            <text:p><text:s text:c="2"/>5 0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26" table:style-name="ce46">
            <text:p><text:s text:c="2"/>12 526</text:p>
          </table:table-cell>
          <table:table-cell office:value-type="float" office:value="2266" table:style-name="ce46">
            <text:p><text:s text:c="2"/>2 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1" table:style-name="ce46">
            <text:p><text:s text:c="3"/>9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1" table:style-name="ce46">
            <text:p><text:s text:c="2"/>4 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170" table:style-name="ce46">
            <text:p><text:s text:c="2"/>3 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80" table:style-name="ce46">
            <text:p><text:s text:c="2"/>29 58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388" table:style-name="ce46">
            <text:p><text:s text:c="2"/>1 388</text:p>
          </table:table-cell>
          <table:table-cell office:value-type="float" office:value="15880" table:style-name="ce46">
            <text:p><text:s text:c="2"/>15 880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90" table:style-name="ce46">
            <text:p><text:s text:c="2"/>16 6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2" table:style-name="ce46">
            <text:p><text:s text:c="2"/>1 2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600" table:style-name="ce46">
            <text:p><text:s text:c="2"/>37 6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0" table:style-name="ce46">
            <text:p><text:s text:c="2"/>4 0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17" table:style-name="ce46">
            <text:p><text:s text:c="2"/>8 417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7066" table:style-name="ce46">
            <text:p><text:s text:c="2"/>7 0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1" table:style-name="ce46">
            <text:p><text:s text:c="2"/>1 171</text:p>
          </table:table-cell>
          <table:table-cell office:value-type="float" office:value="1122" table:style-name="ce46">
            <text:p><text:s text:c="2"/>1 122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121" table:style-name="ce46">
            <text:p><text:s text:c="2"/>2 121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23" table:style-name="ce46">
            <text:p><text:s text:c="2"/>26 32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960" table:style-name="ce46">
            <text:p><text:s text:c="2"/>12 9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50805" table:style-name="ce46">
            <text:p><text:s text:c="2"/>50 8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299" table:style-name="ce46">
            <text:p><text:s text:c="2"/>66 29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2" table:style-name="ce47">
            <text:p><text:s text:c="2"/>1 20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54" table:style-name="ce47">
            <text:p><text:s text:c="2"/>8 454</text:p>
          </table:table-cell>
          <table:table-cell office:value-type="float" office:value="6597" table:style-name="ce47">
            <text:p><text:s text:c="2"/>6 59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33" table:style-name="ce47">
            <text:p><text:s text:c="2"/>15 63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71" table:style-name="ce47">
            <text:p><text:s text:c="2"/>3 871</text:p>
          </table:table-cell>
          <table:table-cell office:value-type="float" office:value="17408" table:style-name="ce47">
            <text:p><text:s text:c="2"/>17 408</text:p>
          </table:table-cell>
          <table:table-cell office:value-type="float" office:value="3473" table:style-name="ce47">
            <text:p><text:s text:c="2"/>3 4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49" table:style-name="ce47">
            <text:p><text:s text:c="2"/>2 44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57" table:style-name="ce47">
            <text:p><text:s text:c="2"/>1 5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841" table:style-name="ce47">
            <text:p><text:s text:c="2"/>29 84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711" table:style-name="ce47">
            <text:p><text:s text:c="3"/>71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44" table:style-name="ce47">
            <text:p><text:s text:c="2"/>4 544</text:p>
          </table:table-cell>
          <table:table-cell office:value-type="float" office:value="877" table:style-name="ce47">
            <text:p><text:s text:c="3"/>877</text:p>
          </table:table-cell>
          <table:table-cell office:value-type="float" office:value="1569" table:style-name="ce47">
            <text:p><text:s text:c="2"/>1 5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71" table:style-name="ce47">
            <text:p><text:s text:c="3"/>87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5" table:style-name="ce47">
            <text:p><text:s text:c="3"/>515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6" table:style-name="ce47">
            <text:p><text:s text:c="2"/>1 5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64" table:style-name="ce47">
            <text:p><text:s text:c="2"/>14 26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354" table:style-name="ce23">
            <text:p><text:s text:c="2"/>3 3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5" table:style-name="ce23">
            <text:p><text:s text:c="3"/>675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3" table:style-name="ce23">
            <text:p><text:s text:c="2"/>1 043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170" table:style-name="ce23">
            <text:p><text:s text:c="2"/>1 170</text:p>
          </table:table-cell>
          <table:table-cell office:value-type="float" office:value="1032" table:style-name="ce23">
            <text:p><text:s text:c="2"/>1 0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1766" table:style-name="ce23">
            <text:p><text:s text:c="2"/>1 7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00" table:style-name="ce23">
            <text:p><text:s text:c="2"/>13 1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89" table:style-name="ce46">
            <text:p><text:s text:c="2"/>8 4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45" table:style-name="ce46">
            <text:p><text:s text:c="2"/>9 24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831" table:style-name="ce46">
            <text:p><text:s text:c="3"/>831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51" table:style-name="ce46">
            <text:p><text:s text:c="2"/>5 151</text:p>
          </table:table-cell>
          <table:table-cell office:value-type="float" office:value="794" table:style-name="ce46">
            <text:p><text:s text:c="3"/>7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7452" table:style-name="ce46">
            <text:p><text:s text:c="2"/>7 4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604" table:style-name="ce46">
            <text:p><text:s text:c="2"/>7 6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1" table:style-name="ce46">
            <text:p><text:s text:c="2"/>3 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10" table:style-name="ce46">
            <text:p><text:s text:c="2"/>30 3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58" table:style-name="ce46">
            <text:p><text:s text:c="2"/>11 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98" table:style-name="ce46">
            <text:p><text:s text:c="2"/>11 1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512" table:style-name="ce46">
            <text:p><text:s text:c="2"/>4 51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449" table:style-name="ce46">
            <text:p><text:s text:c="2"/>5 449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1531" table:style-name="ce46">
            <text:p><text:s text:c="2"/>1 531</text:p>
          </table:table-cell>
          <table:table-cell office:value-type="float" office:value="12205" table:style-name="ce46">
            <text:p><text:s text:c="2"/>12 205</text:p>
          </table:table-cell>
          <table:table-cell office:value-type="float" office:value="1639" table:style-name="ce46">
            <text:p><text:s text:c="2"/>1 639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2265" table:style-name="ce46">
            <text:p><text:s text:c="2"/>2 265</text:p>
          </table:table-cell>
          <table:table-cell office:value-type="float" office:value="1351" table:style-name="ce46">
            <text:p><text:s text:c="2"/>1 351</text:p>
          </table:table-cell>
          <table:table-cell office:value-type="float" office:value="3214" table:style-name="ce46">
            <text:p><text:s text:c="2"/>3 214</text:p>
          </table:table-cell>
          <table:table-cell office:value-type="float" office:value="2241" table:style-name="ce46">
            <text:p><text:s text:c="2"/>2 24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819" table:style-name="ce46">
            <text:p><text:s text:c="2"/>1 819</text:p>
          </table:table-cell>
          <table:table-cell office:value-type="float" office:value="1060" table:style-name="ce46">
            <text:p><text:s text:c="2"/>1 060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1065" table:style-name="ce46">
            <text:p><text:s text:c="2"/>1 06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298" table:style-name="ce46">
            <text:p><text:s text:c="2"/>1 29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870" table:style-name="ce46">
            <text:p><text:s text:c="3"/>870</text:p>
          </table:table-cell>
          <table:table-cell office:value-type="float" office:value="8102" table:style-name="ce46">
            <text:p><text:s text:c="2"/>8 102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908" table:style-name="ce46">
            <text:p><text:s text:c="2"/>1 908</text:p>
          </table:table-cell>
          <table:table-cell office:value-type="float" office:value="1159" table:style-name="ce46">
            <text:p><text:s text:c="2"/>1 159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832" table:style-name="ce46">
            <text:p><text:s text:c="3"/>832</text:p>
          </table:table-cell>
          <table:table-cell office:value-type="float" office:value="2044" table:style-name="ce46">
            <text:p><text:s text:c="2"/>2 044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2219" table:style-name="ce46">
            <text:p><text:s text:c="2"/>2 219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2838" table:style-name="ce46">
            <text:p><text:s text:c="2"/>2 838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225" table:style-name="ce46">
            <text:p><text:s text:c="2"/>1 22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795" table:style-name="ce46">
            <text:p><text:s text:c="3"/>7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623" table:style-name="ce46">
            <text:p><text:s text:c="2"/>75 62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1982" table:style-name="ce46">
            <text:p><text:s text:c="2"/>1 98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2960" table:style-name="ce46">
            <text:p><text:s text:c="2"/>12 96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2378" table:style-name="ce46">
            <text:p><text:s text:c="2"/>2 378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2847" table:style-name="ce46">
            <text:p><text:s text:c="2"/>2 847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1029" table:style-name="ce46">
            <text:p><text:s text:c="2"/>1 029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4211" table:style-name="ce46">
            <text:p><text:s text:c="2"/>4 211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2522" table:style-name="ce46">
            <text:p><text:s text:c="2"/>2 5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68" table:style-name="ce46">
            <text:p><text:s text:c="2"/>2 068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16" table:style-name="ce46">
            <text:p><text:s text:c="3"/>616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51" table:style-name="ce46">
            <text:p><text:s text:c="2"/>38 15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88" table:style-name="ce47">
            <text:p><text:s text:c="2"/>4 8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45" table:style-name="ce47">
            <text:p><text:s text:c="2"/>15 9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78" table:style-name="ce47">
            <text:p><text:s text:c="2"/>21 37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1251" table:style-name="ce47">
            <text:p><text:s text:c="2"/>1 251</text:p>
          </table:table-cell>
          <table:table-cell office:value-type="float" office:value="1152" table:style-name="ce47">
            <text:p><text:s text:c="2"/>1 152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267" table:style-name="ce47">
            <text:p><text:s text:c="2"/>1 267</text:p>
          </table:table-cell>
          <table:table-cell office:value-type="float" office:value="1356" table:style-name="ce47">
            <text:p><text:s text:c="2"/>1 356</text:p>
          </table:table-cell>
          <table:table-cell office:value-type="float" office:value="2881" table:style-name="ce47">
            <text:p><text:s text:c="2"/>2 881</text:p>
          </table:table-cell>
          <table:table-cell office:value-type="float" office:value="2544" table:style-name="ce47">
            <text:p><text:s text:c="2"/>2 54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004" table:style-name="ce47">
            <text:p><text:s text:c="2"/>1 004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180" table:style-name="ce47">
            <text:p><text:s text:c="2"/>2 180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188" table:style-name="ce47">
            <text:p><text:s text:c="2"/>22 18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2" table:style-name="ce47">
            <text:p><text:s text:c="2"/>2 6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048" table:style-name="ce47">
            <text:p><text:s text:c="2"/>22 0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700" table:style-name="ce47">
            <text:p><text:s text:c="2"/>24 7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784" table:style-name="ce47">
            <text:p><text:s text:c="3"/>7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478" table:style-name="ce47">
            <text:p><text:s text:c="2"/>1 4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9" table:style-name="ce47">
            <text:p><text:s text:c="2"/>1 109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754" table:style-name="ce47">
            <text:p><text:s text:c="3"/>754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2827" table:style-name="ce47">
            <text:p><text:s text:c="2"/>2 82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426" table:style-name="ce47">
            <text:p><text:s text:c="2"/>1 426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36" table:style-name="ce47">
            <text:p><text:s text:c="3"/>9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66" table:style-name="ce47">
            <text:p><text:s text:c="2"/>1 5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30" table:style-name="ce47">
            <text:p><text:s text:c="2"/>15 93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3567" table:style-name="ce23">
            <text:p><text:s text:c="2"/>13 567</text:p>
          </table:table-cell>
          <table:table-cell office:value-type="float" office:value="3831" table:style-name="ce23">
            <text:p><text:s text:c="2"/>3 831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5919" table:style-name="ce23">
            <text:p><text:s text:c="2"/>5 919</text:p>
          </table:table-cell>
          <table:table-cell office:value-type="float" office:value="1122" table:style-name="ce23">
            <text:p><text:s text:c="2"/>1 122</text:p>
          </table:table-cell>
          <table:table-cell office:value-type="float" office:value="2594" table:style-name="ce23">
            <text:p><text:s text:c="2"/>2 594</text:p>
          </table:table-cell>
          <table:table-cell office:value-type="float" office:value="1148" table:style-name="ce23">
            <text:p><text:s text:c="2"/>1 148</text:p>
          </table:table-cell>
          <table:table-cell office:value-type="float" office:value="3732" table:style-name="ce23">
            <text:p><text:s text:c="2"/>3 732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438" table:style-name="ce23">
            <text:p><text:s text:c="2"/>1 438</text:p>
          </table:table-cell>
          <table:table-cell office:value-type="float" office:value="1153" table:style-name="ce23">
            <text:p><text:s text:c="2"/>1 153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829" table:style-name="ce23">
            <text:p><text:s text:c="3"/>829</text:p>
          </table:table-cell>
          <table:table-cell office:value-type="float" office:value="1060" table:style-name="ce23">
            <text:p><text:s text:c="2"/>1 060</text:p>
          </table:table-cell>
          <table:table-cell office:value-type="float" office:value="1077" table:style-name="ce23">
            <text:p><text:s text:c="2"/>1 077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1127" table:style-name="ce23">
            <text:p><text:s text:c="2"/>1 127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2230" table:style-name="ce23">
            <text:p><text:s text:c="2"/>2 230</text:p>
          </table:table-cell>
          <table:table-cell office:value-type="float" office:value="914" table:style-name="ce23">
            <text:p><text:s text:c="3"/>914</text:p>
          </table:table-cell>
          <table:table-cell office:value-type="float" office:value="5305" table:style-name="ce23">
            <text:p><text:s text:c="2"/>5 305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12606" table:style-name="ce23">
            <text:p><text:s text:c="2"/>12 606</text:p>
          </table:table-cell>
          <table:table-cell office:value-type="float" office:value="87958" table:style-name="ce23">
            <text:p><text:s text:c="2"/>87 958</text:p>
          </table:table-cell>
          <table:table-cell office:value-type="float" office:value="516" table:style-name="ce23">
            <text:p><text:s text:c="3"/>516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738" table:style-name="ce23">
            <text:p><text:s text:c="2"/>1 73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04" table:style-name="ce23">
            <text:p><text:s text:c="3"/>404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8818" table:style-name="ce23">
            <text:p><text:s text:c="2"/>158 8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111" table:style-name="ce46">
            <text:p><text:s text:c="2"/>2 111</text:p>
          </table:table-cell>
          <table:table-cell office:value-type="float" office:value="1510" table:style-name="ce46">
            <text:p><text:s text:c="2"/>1 51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696" table:style-name="ce46">
            <text:p><text:s text:c="2"/>1 696</text:p>
          </table:table-cell>
          <table:table-cell office:value-type="float" office:value="762" table:style-name="ce46">
            <text:p><text:s text:c="3"/>762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128" table:style-name="ce46">
            <text:p><text:s text:c="2"/>209 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0" table:style-name="ce46">
            <text:p><text:s text:c="2"/>1 880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790" table:style-name="ce46">
            <text:p><text:s text:c="2"/>1 790</text:p>
          </table:table-cell>
          <table:table-cell office:value-type="float" office:value="2945" table:style-name="ce46">
            <text:p><text:s text:c="2"/>2 945</text:p>
          </table:table-cell>
          <table:table-cell office:value-type="float" office:value="3260" table:style-name="ce46">
            <text:p><text:s text:c="2"/>3 26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31" table:style-name="ce46">
            <text:p><text:s text:c="3"/>731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727" table:style-name="ce46">
            <text:p><text:s text:c="2"/>1 7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091" table:style-name="ce46">
            <text:p><text:s text:c="2"/>6 091</text:p>
          </table:table-cell>
          <table:table-cell office:value-type="float" office:value="4721" table:style-name="ce46">
            <text:p><text:s text:c="2"/>4 72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812" table:style-name="ce46">
            <text:p><text:s text:c="2"/>3 8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101" table:style-name="ce46">
            <text:p><text:s text:c="2"/>250 1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520" table:style-name="ce46">
            <text:p><text:s text:c="2"/>1 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92" table:style-name="ce46">
            <text:p><text:s text:c="2"/>37 192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2999" table:style-name="ce46">
            <text:p><text:s text:c="2"/>2 999</text:p>
          </table:table-cell>
          <table:table-cell office:value-type="float" office:value="1734" table:style-name="ce46">
            <text:p><text:s text:c="2"/>1 7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277" table:style-name="ce46">
            <text:p><text:s text:c="2"/>1 277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741" table:style-name="ce46">
            <text:p><text:s text:c="2"/>54 74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0213" table:style-name="ce46">
            <text:p><text:s text:c="2"/>10 213</text:p>
          </table:table-cell>
          <table:table-cell office:value-type="float" office:value="2023" table:style-name="ce46">
            <text:p><text:s text:c="2"/>2 023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4280" table:style-name="ce46">
            <text:p><text:s text:c="2"/>4 28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157" table:style-name="ce46">
            <text:p><text:s text:c="2"/>1 157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74" table:style-name="ce46">
            <text:p><text:s text:c="2"/>6 27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2353" table:style-name="ce46">
            <text:p><text:s text:c="2"/>42 353</text:p>
          </table:table-cell>
          <table:table-cell office:value-type="float" office:value="5434" table:style-name="ce46">
            <text:p><text:s text:c="2"/>5 434</text:p>
          </table:table-cell>
          <table:table-cell office:value-type="float" office:value="2156" table:style-name="ce46">
            <text:p><text:s text:c="2"/>2 156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3022" table:style-name="ce46">
            <text:p><text:s text:c="2"/>3 022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1488" table:style-name="ce46">
            <text:p><text:s text:c="2"/>1 488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542" table:style-name="ce46">
            <text:p><text:s text:c="2"/>1 5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401" table:style-name="ce46">
            <text:p><text:s text:c="2"/>89 4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62408" table:style-name="ce46">
            <text:p><text:s text:c="2"/>62 408</text:p>
          </table:table-cell>
          <table:table-cell office:value-type="float" office:value="5845" table:style-name="ce46">
            <text:p><text:s text:c="2"/>5 845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1" table:style-name="ce46">
            <text:p><text:s text:c="2"/>2 45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348" table:style-name="ce46">
            <text:p><text:s text:c="2"/>71 34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07" table:style-name="ce46">
            <text:p><text:s text:c="2"/>4 607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9" table:style-name="ce46">
            <text:p><text:s text:c="2"/>1 679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996" table:style-name="ce46">
            <text:p><text:s text:c="3"/>9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6" table:style-name="ce46">
            <text:p><text:s text:c="2"/>2 5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7" table:style-name="ce46">
            <text:p><text:s text:c="2"/>1 407</text:p>
          </table:table-cell>
          <table:table-cell office:value-type="float" office:value="34787" table:style-name="ce46">
            <text:p><text:s text:c="2"/>34 787</text:p>
          </table:table-cell>
          <table:table-cell office:value-type="float" office:value="20531" table:style-name="ce46">
            <text:p><text:s text:c="2"/>20 531</text:p>
          </table:table-cell>
          <table:table-cell office:value-type="float" office:value="6377" table:style-name="ce46">
            <text:p><text:s text:c="2"/>6 377</text:p>
          </table:table-cell>
          <table:table-cell office:value-type="float" office:value="3431" table:style-name="ce46">
            <text:p><text:s text:c="2"/>3 431</text:p>
          </table:table-cell>
          <table:table-cell office:value-type="float" office:value="3567" table:style-name="ce46">
            <text:p><text:s text:c="2"/>3 5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842" table:style-name="ce46">
            <text:p><text:s text:c="2"/>85 84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02" table:style-name="ce47">
            <text:p><text:s text:c="2"/>3 0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5846" table:style-name="ce47">
            <text:p><text:s text:c="2"/>5 8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3" table:style-name="ce47">
            <text:p><text:s text:c="2"/>1 973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2423" table:style-name="ce47">
            <text:p><text:s text:c="2"/>2 42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68" table:style-name="ce47">
            <text:p><text:s text:c="2"/>3 568</text:p>
          </table:table-cell>
          <table:table-cell office:value-type="float" office:value="3117" table:style-name="ce47">
            <text:p><text:s text:c="2"/>3 117</text:p>
          </table:table-cell>
          <table:table-cell office:value-type="float" office:value="1723" table:style-name="ce47">
            <text:p><text:s text:c="2"/>1 723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31264" table:style-name="ce47">
            <text:p><text:s text:c="2"/>31 264</text:p>
          </table:table-cell>
          <table:table-cell office:value-type="float" office:value="2515" table:style-name="ce47">
            <text:p><text:s text:c="2"/>2 5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1542" table:style-name="ce47">
            <text:p><text:s text:c="2"/>1 542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4568" table:style-name="ce47">
            <text:p><text:s text:c="2"/>4 568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399" table:style-name="ce47">
            <text:p><text:s text:c="2"/>2 399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2881" table:style-name="ce47">
            <text:p><text:s text:c="2"/>2 8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092" table:style-name="ce47">
            <text:p><text:s text:c="2"/>70 09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44064" table:style-name="ce23">
            <text:p><text:s text:c="2"/>44 064</text:p>
          </table:table-cell>
          <table:table-cell office:value-type="float" office:value="4859" table:style-name="ce23">
            <text:p><text:s text:c="2"/>4 859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79" table:style-name="ce23">
            <text:p><text:s text:c="2"/>12 379</text:p>
          </table:table-cell>
          <table:table-cell office:value-type="float" office:value="1287" table:style-name="ce23">
            <text:p><text:s text:c="2"/>1 2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50" table:style-name="ce23">
            <text:p><text:s text:c="2"/>2 1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5064" table:style-name="ce23">
            <text:p><text:s text:c="2"/>65 06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35" table:style-name="ce23">
            <text:p><text:s text:c="2"/>3 435</text:p>
          </table:table-cell>
          <table:table-cell office:value-type="float" office:value="765" table:style-name="ce23">
            <text:p><text:s text:c="3"/>765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1700" table:style-name="ce23">
            <text:p><text:s text:c="2"/>1 70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4877" table:style-name="ce23">
            <text:p><text:s text:c="2"/>4 877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913" table:style-name="ce23">
            <text:p><text:s text:c="3"/>913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1321" table:style-name="ce23">
            <text:p><text:s text:c="2"/>1 321</text:p>
          </table:table-cell>
          <table:table-cell office:value-type="float" office:value="4762" table:style-name="ce23">
            <text:p><text:s text:c="2"/>4 762</text:p>
          </table:table-cell>
          <table:table-cell office:value-type="float" office:value="1759" table:style-name="ce23">
            <text:p><text:s text:c="2"/>1 759</text:p>
          </table:table-cell>
          <table:table-cell office:value-type="float" office:value="1679" table:style-name="ce23">
            <text:p><text:s text:c="2"/>1 679</text:p>
          </table:table-cell>
          <table:table-cell office:value-type="float" office:value="2116" table:style-name="ce23">
            <text:p><text:s text:c="2"/>2 116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781" table:style-name="ce23">
            <text:p><text:s text:c="3"/>781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569" table:style-name="ce23">
            <text:p><text:s text:c="3"/>569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63" table:style-name="ce23">
            <text:p><text:s text:c="3"/>363</text:p>
          </table:table-cell>
          <table:table-cell office:value-type="float" office:value="636" table:style-name="ce23">
            <text:p><text:s text:c="3"/>636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3024" table:style-name="ce23">
            <text:p><text:s text:c="2"/>3 02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92" table:style-name="ce23">
            <text:p><text:s text:c="2"/>1 3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875" table:style-name="ce23">
            <text:p><text:s text:c="2"/>36 87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1405" table:style-name="ce47">
            <text:p><text:s text:c="2"/>1 405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18" table:style-name="ce47">
            <text:p><text:s text:c="2"/>1 818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2128" table:style-name="ce47">
            <text:p><text:s text:c="2"/>12 128</text:p>
          </table:table-cell>
          <table:table-cell office:value-type="float" office:value="1376" table:style-name="ce47">
            <text:p><text:s text:c="2"/>1 3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01" table:style-name="ce47">
            <text:p><text:s text:c="2"/>1 9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853" table:style-name="ce47">
            <text:p><text:s text:c="3"/>8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88" table:style-name="ce47">
            <text:p><text:s text:c="2"/>26 58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457" table:style-name="ce23">
            <text:p><text:s text:c="2"/>2 45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3738" table:style-name="ce23">
            <text:p><text:s text:c="2"/>3 73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3389" table:style-name="ce23">
            <text:p><text:s text:c="2"/>3 38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78" table:style-name="ce23">
            <text:p><text:s text:c="3"/>378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183" table:style-name="ce23">
            <text:p><text:s text:c="2"/>1 183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2330" table:style-name="ce23">
            <text:p><text:s text:c="2"/>2 3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476" table:style-name="ce23">
            <text:p><text:s text:c="2"/>20 4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5262" table:style-name="ce46">
            <text:p><text:s text:c="2"/>5 26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6" table:style-name="ce46">
            <text:p><text:s text:c="3"/>6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19" table:style-name="ce46">
            <text:p><text:s text:c="2"/>9 0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820" table:style-name="ce46">
            <text:p><text:s text:c="3"/>820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9969" table:style-name="ce46">
            <text:p><text:s text:c="2"/>9 969</text:p>
          </table:table-cell>
          <table:table-cell office:value-type="float" office:value="23188" table:style-name="ce46">
            <text:p><text:s text:c="2"/>23 1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315" table:style-name="ce46">
            <text:p><text:s text:c="2"/>54 3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233" table:style-name="ce46">
            <text:p><text:s text:c="2"/>1 23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6" table:style-name="ce46">
            <text:p><text:s text:c="3"/>6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511" table:style-name="ce46">
            <text:p><text:s text:c="2"/>2 511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660" table:style-name="ce46">
            <text:p><text:s text:c="2"/>1 660</text:p>
          </table:table-cell>
          <table:table-cell office:value-type="float" office:value="9807" table:style-name="ce46">
            <text:p><text:s text:c="2"/>9 807</text:p>
          </table:table-cell>
          <table:table-cell office:value-type="float" office:value="2254" table:style-name="ce46">
            <text:p><text:s text:c="2"/>2 254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055" table:style-name="ce46">
            <text:p><text:s text:c="2"/>1 0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97" table:style-name="ce46">
            <text:p><text:s text:c="3"/>997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10055" table:style-name="ce46">
            <text:p><text:s text:c="2"/>10 0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8" table:style-name="ce46">
            <text:p><text:s text:c="2"/>1 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827" table:style-name="ce46">
            <text:p><text:s text:c="2"/>34 82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96" table:style-name="ce46">
            <text:p><text:s text:c="2"/>4 196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12247" table:style-name="ce46">
            <text:p><text:s text:c="2"/>12 247</text:p>
          </table:table-cell>
          <table:table-cell office:value-type="float" office:value="4236" table:style-name="ce46">
            <text:p><text:s text:c="2"/>4 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1087" table:style-name="ce46">
            <text:p><text:s text:c="2"/>1 087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003" table:style-name="ce46">
            <text:p><text:s text:c="2"/>2 003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2485" table:style-name="ce46">
            <text:p><text:s text:c="2"/>2 485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19189" table:style-name="ce46">
            <text:p><text:s text:c="2"/>19 189</text:p>
          </table:table-cell>
          <table:table-cell office:value-type="float" office:value="2633" table:style-name="ce46">
            <text:p><text:s text:c="2"/>2 633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9" table:style-name="ce46">
            <text:p><text:s text:c="2"/>1 039</text:p>
          </table:table-cell>
          <table:table-cell office:value-type="float" office:value="1286" table:style-name="ce46">
            <text:p><text:s text:c="2"/>1 286</text:p>
          </table:table-cell>
          <table:table-cell office:value-type="float" office:value="2442" table:style-name="ce46">
            <text:p><text:s text:c="2"/>2 442</text:p>
          </table:table-cell>
          <table:table-cell office:value-type="float" office:value="1315" table:style-name="ce46">
            <text:p><text:s text:c="2"/>1 315</text:p>
          </table:table-cell>
          <table:table-cell office:value-type="float" office:value="3123" table:style-name="ce46">
            <text:p><text:s text:c="2"/>3 123</text:p>
          </table:table-cell>
          <table:table-cell office:value-type="float" office:value="3205" table:style-name="ce46">
            <text:p><text:s text:c="2"/>3 205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3265" table:style-name="ce46">
            <text:p><text:s text:c="2"/>3 265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17880" table:style-name="ce46">
            <text:p><text:s text:c="2"/>17 880</text:p>
          </table:table-cell>
          <table:table-cell office:value-type="float" office:value="1704" table:style-name="ce46">
            <text:p><text:s text:c="2"/>1 704</text:p>
          </table:table-cell>
          <table:table-cell office:value-type="float" office:value="8153" table:style-name="ce46">
            <text:p><text:s text:c="2"/>8 15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4" table:style-name="ce46">
            <text:p><text:s text:c="3"/>7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628" table:style-name="ce46">
            <text:p><text:s text:c="2"/>104 62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37" table:style-name="ce46">
            <text:p><text:s text:c="2"/>5 4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9814" table:style-name="ce46">
            <text:p><text:s text:c="2"/>9 8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5" table:style-name="ce46">
            <text:p><text:s text:c="2"/>1 0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03" table:style-name="ce46">
            <text:p><text:s text:c="2"/>17 8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4" table:style-name="ce46">
            <text:p><text:s text:c="2"/>1 564</text:p>
          </table:table-cell>
          <table:table-cell office:value-type="float" office:value="924" table:style-name="ce46">
            <text:p><text:s text:c="3"/>924</text:p>
          </table:table-cell>
          <table:table-cell office:value-type="float" office:value="24734" table:style-name="ce46">
            <text:p><text:s text:c="2"/>24 7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3" table:style-name="ce46">
            <text:p><text:s text:c="2"/>1 0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09" table:style-name="ce46">
            <text:p><text:s text:c="2"/>29 00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5372" table:style-name="ce23">
            <text:p><text:s text:c="2"/>5 372</text:p>
          </table:table-cell>
          <table:table-cell office:value-type="float" office:value="2997" table:style-name="ce23">
            <text:p><text:s text:c="2"/>2 997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2532" table:style-name="ce23">
            <text:p><text:s text:c="2"/>2 532</text:p>
          </table:table-cell>
          <table:table-cell office:value-type="float" office:value="2774" table:style-name="ce23">
            <text:p><text:s text:c="2"/>2 7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8" table:style-name="ce23">
            <text:p><text:s text:c="3"/>3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5247" table:style-name="ce23">
            <text:p><text:s text:c="2"/>5 247</text:p>
          </table:table-cell>
          <table:table-cell office:value-type="float" office:value="576" table:style-name="ce23">
            <text:p><text:s text:c="3"/>57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3352" table:style-name="ce23">
            <text:p><text:s text:c="2"/>3 352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761" table:style-name="ce23">
            <text:p><text:s text:c="3"/>761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33840" table:style-name="ce23">
            <text:p><text:s text:c="2"/>33 840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1144" table:style-name="ce23">
            <text:p><text:s text:c="2"/>1 1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29" table:style-name="ce23">
            <text:p><text:s text:c="2"/>1 5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473" table:style-name="ce23">
            <text:p><text:s text:c="2"/>67 47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5953" table:style-name="ce47">
            <text:p><text:s text:c="2"/>5 953</text:p>
          </table:table-cell>
          <table:table-cell office:value-type="float" office:value="789" table:style-name="ce47">
            <text:p><text:s text:c="3"/>7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40" table:style-name="ce47">
            <text:p><text:s text:c="2"/>6 84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5015" table:style-name="ce47">
            <text:p><text:s text:c="2"/>5 0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19" table:style-name="ce47">
            <text:p><text:s text:c="2"/>1 319</text:p>
          </table:table-cell>
          <table:table-cell office:value-type="float" office:value="1022" table:style-name="ce47">
            <text:p><text:s text:c="2"/>1 022</text:p>
          </table:table-cell>
          <table:table-cell office:value-type="float" office:value="13269" table:style-name="ce47">
            <text:p><text:s text:c="2"/>13 269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27358" table:style-name="ce47">
            <text:p><text:s text:c="2"/>27 35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4221" table:style-name="ce47">
            <text:p><text:s text:c="2"/>4 221</text:p>
          </table:table-cell>
          <table:table-cell office:value-type="float" office:value="12518" table:style-name="ce47">
            <text:p><text:s text:c="2"/>12 518</text:p>
          </table:table-cell>
          <table:table-cell office:value-type="float" office:value="8955" table:style-name="ce47">
            <text:p><text:s text:c="2"/>8 955</text:p>
          </table:table-cell>
          <table:table-cell office:value-type="float" office:value="12470" table:style-name="ce47">
            <text:p><text:s text:c="2"/>12 470</text:p>
          </table:table-cell>
          <table:table-cell office:value-type="float" office:value="1164" table:style-name="ce47">
            <text:p><text:s text:c="2"/>1 164</text:p>
          </table:table-cell>
          <table:table-cell office:value-type="float" office:value="1841" table:style-name="ce47">
            <text:p><text:s text:c="2"/>1 841</text:p>
          </table:table-cell>
          <table:table-cell office:value-type="float" office:value="1889" table:style-name="ce47">
            <text:p><text:s text:c="2"/>1 889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9047" table:style-name="ce47">
            <text:p><text:s text:c="2"/>19 0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11" table:style-name="ce47">
            <text:p><text:s text:c="2"/>1 91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308" table:style-name="ce47">
            <text:p><text:s text:c="2"/>115 30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99" table:style-name="ce47">
            <text:p><text:s text:c="3"/>5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3507" table:style-name="ce47">
            <text:p><text:s text:c="2"/>3 507</text:p>
          </table:table-cell>
          <table:table-cell office:value-type="float" office:value="21579" table:style-name="ce47">
            <text:p><text:s text:c="2"/>21 579</text:p>
          </table:table-cell>
          <table:table-cell office:value-type="float" office:value="4235" table:style-name="ce47">
            <text:p><text:s text:c="2"/>4 235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0679" table:style-name="ce47">
            <text:p><text:s text:c="2"/>10 679</text:p>
          </table:table-cell>
          <table:table-cell office:value-type="float" office:value="1612" table:style-name="ce47">
            <text:p><text:s text:c="2"/>1 612</text:p>
          </table:table-cell>
          <table:table-cell office:value-type="float" office:value="962" table:style-name="ce47">
            <text:p><text:s text:c="3"/>962</text:p>
          </table:table-cell>
          <table:table-cell office:value-type="float" office:value="5392" table:style-name="ce47">
            <text:p><text:s text:c="2"/>5 392</text:p>
          </table:table-cell>
          <table:table-cell office:value-type="float" office:value="1740" table:style-name="ce47">
            <text:p><text:s text:c="2"/>1 740</text:p>
          </table:table-cell>
          <table:table-cell office:value-type="float" office:value="3909" table:style-name="ce47">
            <text:p><text:s text:c="2"/>3 909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4315" table:style-name="ce47">
            <text:p><text:s text:c="2"/>4 3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395" table:style-name="ce47">
            <text:p><text:s text:c="2"/>62 39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7" table:style-name="ce47">
            <text:p><text:s text:c="2"/>1 077</text:p>
          </table:table-cell>
          <table:table-cell office:value-type="float" office:value="1424" table:style-name="ce47">
            <text:p><text:s text:c="2"/>1 4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45" table:style-name="ce47">
            <text:p><text:s text:c="2"/>2 845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6" table:style-name="ce47">
            <text:p><text:s text:c="2"/>1 7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47" table:style-name="ce47">
            <text:p><text:s text:c="2"/>9 04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1087" table:style-name="ce46">
            <text:p><text:s text:c="2"/>1 087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926" table:style-name="ce46">
            <text:p><text:s text:c="2"/>2 926</text:p>
          </table:table-cell>
          <table:table-cell office:value-type="float" office:value="1630" table:style-name="ce46">
            <text:p><text:s text:c="2"/>1 63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4329" table:style-name="ce46">
            <text:p><text:s text:c="2"/>4 329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257" table:style-name="ce46">
            <text:p><text:s text:c="2"/>4 257</text:p>
          </table:table-cell>
          <table:table-cell office:value-type="float" office:value="6260" table:style-name="ce46">
            <text:p><text:s text:c="2"/>6 26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852" table:style-name="ce46">
            <text:p><text:s text:c="3"/>852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792" table:style-name="ce46">
            <text:p><text:s text:c="3"/>792</text:p>
          </table:table-cell>
          <table:table-cell office:value-type="float" office:value="1195" table:style-name="ce46">
            <text:p><text:s text:c="2"/>1 195</text:p>
          </table:table-cell>
          <table:table-cell office:value-type="float" office:value="1645" table:style-name="ce46">
            <text:p><text:s text:c="2"/>1 645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3580" table:style-name="ce46">
            <text:p><text:s text:c="2"/>3 580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2065" table:style-name="ce46">
            <text:p><text:s text:c="2"/>12 065</text:p>
          </table:table-cell>
          <table:table-cell office:value-type="float" office:value="1510" table:style-name="ce46">
            <text:p><text:s text:c="2"/>1 510</text:p>
          </table:table-cell>
          <table:table-cell office:value-type="float" office:value="3356" table:style-name="ce46">
            <text:p><text:s text:c="2"/>3 356</text:p>
          </table:table-cell>
          <table:table-cell office:value-type="float" office:value="7586" table:style-name="ce46">
            <text:p><text:s text:c="2"/>7 586</text:p>
          </table:table-cell>
          <table:table-cell office:value-type="float" office:value="5881" table:style-name="ce46">
            <text:p><text:s text:c="2"/>5 881</text:p>
          </table:table-cell>
          <table:table-cell office:value-type="float" office:value="3479" table:style-name="ce46">
            <text:p><text:s text:c="2"/>3 479</text:p>
          </table:table-cell>
          <table:table-cell office:value-type="float" office:value="2985" table:style-name="ce46">
            <text:p><text:s text:c="2"/>2 985</text:p>
          </table:table-cell>
          <table:table-cell office:value-type="float" office:value="2117" table:style-name="ce46">
            <text:p><text:s text:c="2"/>2 117</text:p>
          </table:table-cell>
          <table:table-cell office:value-type="float" office:value="5392" table:style-name="ce46">
            <text:p><text:s text:c="2"/>5 392</text:p>
          </table:table-cell>
          <table:table-cell office:value-type="float" office:value="4666" table:style-name="ce46">
            <text:p><text:s text:c="2"/>4 666</text:p>
          </table:table-cell>
          <table:table-cell office:value-type="float" office:value="830" table:style-name="ce46">
            <text:p><text:s text:c="3"/>830</text:p>
          </table:table-cell>
          <table:table-cell office:value-type="float" office:value="33093" table:style-name="ce46">
            <text:p><text:s text:c="2"/>33 093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3699" table:style-name="ce46">
            <text:p><text:s text:c="2"/>3 6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1" table:style-name="ce46">
            <text:p><text:s text:c="3"/>511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642" table:style-name="ce46">
            <text:p><text:s text:c="2"/>1 642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573" table:style-name="ce46">
            <text:p><text:s text:c="2"/>125 5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3" table:style-name="ce46">
            <text:p><text:s text:c="3"/>6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29" table:style-name="ce46">
            <text:p><text:s text:c="2"/>31 829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502" table:style-name="ce46">
            <text:p><text:s text:c="2"/>1 502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4" table:style-name="ce46">
            <text:p><text:s text:c="2"/>1 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441" table:style-name="ce46">
            <text:p><text:s text:c="2"/>40 44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43" table:style-name="ce46">
            <text:p><text:s text:c="2"/>5 2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049" table:style-name="ce46">
            <text:p><text:s text:c="2"/>5 049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81" table:style-name="ce46">
            <text:p><text:s text:c="3"/>781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004" table:style-name="ce46">
            <text:p><text:s text:c="2"/>1 004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1478" table:style-name="ce46">
            <text:p><text:s text:c="2"/>1 478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43" table:style-name="ce46">
            <text:p><text:s text:c="2"/>19 6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43" table:style-name="ce46">
            <text:p><text:s text:c="2"/>20 74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86" table:style-name="ce46">
            <text:p><text:s text:c="2"/>25 9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1" table:style-name="ce46">
            <text:p><text:s text:c="3"/>8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45" table:style-name="ce46">
            <text:p><text:s text:c="2"/>4 34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038" table:style-name="ce46">
            <text:p><text:s text:c="2"/>1 038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7" table:style-name="ce46">
            <text:p><text:s text:c="2"/>1 81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98" table:style-name="ce46">
            <text:p><text:s text:c="2"/>12 49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3804" table:style-name="ce47">
            <text:p><text:s text:c="2"/>3 804</text:p>
          </table:table-cell>
          <table:table-cell office:value-type="float" office:value="14030" table:style-name="ce47">
            <text:p><text:s text:c="2"/>14 030</text:p>
          </table:table-cell>
          <table:table-cell office:value-type="float" office:value="4531" table:style-name="ce47">
            <text:p><text:s text:c="2"/>4 531</text:p>
          </table:table-cell>
          <table:table-cell office:value-type="float" office:value="2015" table:style-name="ce47">
            <text:p><text:s text:c="2"/>2 015</text:p>
          </table:table-cell>
          <table:table-cell office:value-type="float" office:value="1877" table:style-name="ce47">
            <text:p><text:s text:c="2"/>1 877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4864" table:style-name="ce47">
            <text:p><text:s text:c="2"/>4 864</text:p>
          </table:table-cell>
          <table:table-cell office:value-type="float" office:value="13138" table:style-name="ce47">
            <text:p><text:s text:c="2"/>13 138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15472" table:style-name="ce47">
            <text:p><text:s text:c="2"/>15 472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1756" table:style-name="ce47">
            <text:p><text:s text:c="2"/>1 756</text:p>
          </table:table-cell>
          <table:table-cell office:value-type="float" office:value="2326" table:style-name="ce47">
            <text:p><text:s text:c="2"/>2 32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295" table:style-name="ce47">
            <text:p><text:s text:c="2"/>1 29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886" table:style-name="ce47">
            <text:p><text:s text:c="3"/>886</text:p>
          </table:table-cell>
          <table:table-cell office:value-type="float" office:value="1221" table:style-name="ce47">
            <text:p><text:s text:c="2"/>1 22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265" table:style-name="ce47">
            <text:p><text:s text:c="2"/>1 26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856" table:style-name="ce47">
            <text:p><text:s text:c="3"/>8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205" table:style-name="ce47">
            <text:p><text:s text:c="2"/>75 2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75" table:style-name="ce23">
            <text:p><text:s text:c="2"/>1 675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02" table:style-name="ce23">
            <text:p><text:s text:c="2"/>1 1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44" table:style-name="ce23">
            <text:p><text:s text:c="2"/>2 84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279" table:style-name="ce23">
            <text:p><text:s text:c="2"/>4 2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14" table:style-name="ce23">
            <text:p><text:s text:c="2"/>1 7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93" table:style-name="ce23">
            <text:p><text:s text:c="2"/>5 99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579" table:style-name="ce47">
            <text:p><text:s text:c="2"/>1 579</text:p>
          </table:table-cell>
          <table:table-cell office:value-type="float" office:value="1846" table:style-name="ce47">
            <text:p><text:s text:c="2"/>1 846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93" table:style-name="ce47">
            <text:p><text:s text:c="2"/>2 4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5" table:style-name="ce47">
            <text:p><text:s text:c="2"/>1 4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14" table:style-name="ce47">
            <text:p><text:s text:c="2"/>8 01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5308" table:style-name="ce23">
            <text:p><text:s text:c="2"/>5 308</text:p>
          </table:table-cell>
          <table:table-cell office:value-type="float" office:value="6088" table:style-name="ce23">
            <text:p><text:s text:c="2"/>6 088</text:p>
          </table:table-cell>
          <table:table-cell office:value-type="float" office:value="972" table:style-name="ce23">
            <text:p><text:s text:c="3"/>9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804" table:style-name="ce23">
            <text:p><text:s text:c="3"/>804</text:p>
          </table:table-cell>
          <table:table-cell office:value-type="float" office:value="26241" table:style-name="ce23">
            <text:p><text:s text:c="2"/>26 241</text:p>
          </table:table-cell>
          <table:table-cell office:value-type="float" office:value="2454" table:style-name="ce23">
            <text:p><text:s text:c="2"/>2 454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932" table:style-name="ce23">
            <text:p><text:s text:c="3"/>9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20" table:style-name="ce23">
            <text:p><text:s text:c="2"/>16 620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6325" table:style-name="ce23">
            <text:p><text:s text:c="2"/>6 325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69" table:style-name="ce23">
            <text:p><text:s text:c="2"/>3 1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357" table:style-name="ce23">
            <text:p><text:s text:c="2"/>72 35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4" table:style-name="ce46">
            <text:p><text:s text:c="2"/>2 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6" table:style-name="ce46">
            <text:p><text:s text:c="2"/>2 74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32" table:style-name="ce46">
            <text:p><text:s text:c="2"/>6 532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2" table:style-name="ce46">
            <text:p><text:s text:c="3"/>8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41" table:style-name="ce46">
            <text:p><text:s text:c="2"/>7 84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465" table:style-name="ce46">
            <text:p><text:s text:c="2"/>79 465</text:p>
          </table:table-cell>
          <table:table-cell office:value-type="float" office:value="21091" table:style-name="ce46">
            <text:p><text:s text:c="2"/>21 09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977" table:style-name="ce46">
            <text:p><text:s text:c="2"/>31 9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326" table:style-name="ce46">
            <text:p><text:s text:c="2"/>21 3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6" table:style-name="ce46">
            <text:p><text:s text:c="2"/>1 726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640" table:style-name="ce46">
            <text:p><text:s text:c="2"/>156 64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91" table:style-name="ce46">
            <text:p><text:s text:c="2"/>14 4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9" table:style-name="ce46">
            <text:p><text:s text:c="2"/>3 3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6" table:style-name="ce46">
            <text:p><text:s text:c="2"/>1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24" table:style-name="ce46">
            <text:p><text:s text:c="2"/>19 9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196" table:style-name="ce46">
            <text:p><text:s text:c="2"/>3 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84" table:style-name="ce46">
            <text:p><text:s text:c="2"/>4 68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496" table:style-name="ce47">
            <text:p><text:s text:c="2"/>2 496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18" table:style-name="ce47">
            <text:p><text:s text:c="2"/>1 818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661" table:style-name="ce47">
            <text:p><text:s text:c="3"/>661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255" table:style-name="ce47">
            <text:p><text:s text:c="2"/>1 255</text:p>
          </table:table-cell>
          <table:table-cell office:value-type="float" office:value="1691" table:style-name="ce47">
            <text:p><text:s text:c="2"/>1 69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871" table:style-name="ce47">
            <text:p><text:s text:c="2"/>4 871</text:p>
          </table:table-cell>
          <table:table-cell office:value-type="float" office:value="27788" table:style-name="ce47">
            <text:p><text:s text:c="2"/>27 788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682" table:style-name="ce47">
            <text:p><text:s text:c="2"/>50 68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998" table:style-name="ce23">
            <text:p><text:s text:c="3"/>998</text:p>
          </table:table-cell>
          <table:table-cell office:value-type="float" office:value="4310" table:style-name="ce23">
            <text:p><text:s text:c="2"/>4 310</text:p>
          </table:table-cell>
          <table:table-cell office:value-type="float" office:value="2485" table:style-name="ce23">
            <text:p><text:s text:c="2"/>2 485</text:p>
          </table:table-cell>
          <table:table-cell office:value-type="float" office:value="944" table:style-name="ce23">
            <text:p><text:s text:c="3"/>944</text:p>
          </table:table-cell>
          <table:table-cell office:value-type="float" office:value="1573" table:style-name="ce23">
            <text:p><text:s text:c="2"/>1 573</text:p>
          </table:table-cell>
          <table:table-cell office:value-type="float" office:value="597" table:style-name="ce23">
            <text:p><text:s text:c="3"/>597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521" table:style-name="ce23">
            <text:p><text:s text:c="3"/>52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870" table:style-name="ce23">
            <text:p><text:s text:c="3"/>870</text:p>
          </table:table-cell>
          <table:table-cell office:value-type="float" office:value="4153" table:style-name="ce23">
            <text:p><text:s text:c="2"/>4 153</text:p>
          </table:table-cell>
          <table:table-cell office:value-type="float" office:value="1473" table:style-name="ce23">
            <text:p><text:s text:c="2"/>1 473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1084" table:style-name="ce23">
            <text:p><text:s text:c="2"/>1 084</text:p>
          </table:table-cell>
          <table:table-cell office:value-type="float" office:value="1654" table:style-name="ce23">
            <text:p><text:s text:c="2"/>1 654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863" table:style-name="ce23">
            <text:p><text:s text:c="3"/>863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3200" table:style-name="ce23">
            <text:p><text:s text:c="2"/>3 200</text:p>
          </table:table-cell>
          <table:table-cell office:value-type="float" office:value="12155" table:style-name="ce23">
            <text:p><text:s text:c="2"/>12 155</text:p>
          </table:table-cell>
          <table:table-cell office:value-type="float" office:value="2753" table:style-name="ce23">
            <text:p><text:s text:c="2"/>2 753</text:p>
          </table:table-cell>
          <table:table-cell office:value-type="float" office:value="1039" table:style-name="ce23">
            <text:p><text:s text:c="2"/>1 039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567" table:style-name="ce23">
            <text:p><text:s text:c="3"/>567</text:p>
          </table:table-cell>
          <table:table-cell office:value-type="float" office:value="1870" table:style-name="ce23">
            <text:p><text:s text:c="2"/>1 870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937" table:style-name="ce23">
            <text:p><text:s text:c="3"/>937</text:p>
          </table:table-cell>
          <table:table-cell office:value-type="float" office:value="569" table:style-name="ce23">
            <text:p><text:s text:c="3"/>569</text:p>
          </table:table-cell>
          <table:table-cell office:value-type="float" office:value="984" table:style-name="ce23">
            <text:p><text:s text:c="3"/>984</text:p>
          </table:table-cell>
          <table:table-cell office:value-type="float" office:value="1358" table:style-name="ce23">
            <text:p><text:s text:c="2"/>1 358</text:p>
          </table:table-cell>
          <table:table-cell office:value-type="float" office:value="2456" table:style-name="ce23">
            <text:p><text:s text:c="2"/>2 456</text:p>
          </table:table-cell>
          <table:table-cell office:value-type="float" office:value="1650" table:style-name="ce23">
            <text:p><text:s text:c="2"/>1 650</text:p>
          </table:table-cell>
          <table:table-cell office:value-type="float" office:value="2431" table:style-name="ce23">
            <text:p><text:s text:c="2"/>2 431</text:p>
          </table:table-cell>
          <table:table-cell office:value-type="float" office:value="1015" table:style-name="ce23">
            <text:p><text:s text:c="2"/>1 015</text:p>
          </table:table-cell>
          <table:table-cell office:value-type="float" office:value="6141" table:style-name="ce23">
            <text:p><text:s text:c="2"/>6 141</text:p>
          </table:table-cell>
          <table:table-cell office:value-type="float" office:value="1824" table:style-name="ce23">
            <text:p><text:s text:c="2"/>1 824</text:p>
          </table:table-cell>
          <table:table-cell office:value-type="float" office:value="2483" table:style-name="ce23">
            <text:p><text:s text:c="2"/>2 483</text:p>
          </table:table-cell>
          <table:table-cell office:value-type="float" office:value="1071" table:style-name="ce23">
            <text:p><text:s text:c="2"/>1 071</text:p>
          </table:table-cell>
          <table:table-cell office:value-type="float" office:value="4602" table:style-name="ce23">
            <text:p><text:s text:c="2"/>4 60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563" table:style-name="ce23">
            <text:p><text:s text:c="3"/>563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1691" table:style-name="ce23">
            <text:p><text:s text:c="2"/>1 691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208" table:style-name="ce23">
            <text:p><text:s text:c="2"/>1 208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1332" table:style-name="ce23">
            <text:p><text:s text:c="2"/>1 332</text:p>
          </table:table-cell>
          <table:table-cell office:value-type="float" office:value="1254" table:style-name="ce23">
            <text:p><text:s text:c="2"/>1 254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1470" table:style-name="ce23">
            <text:p><text:s text:c="2"/>1 470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0" table:style-name="ce23">
            <text:p><text:s text:c="2"/>1 370</text:p>
          </table:table-cell>
          <table:table-cell office:value-type="float" office:value="757" table:style-name="ce23">
            <text:p><text:s text:c="3"/>757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787" table:style-name="ce23">
            <text:p><text:s text:c="3"/>7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410" table:style-name="ce23">
            <text:p><text:s text:c="2"/>89 41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10132" table:style-name="ce23">
            <text:p><text:s text:c="2"/>10 132</text:p>
          </table:table-cell>
          <table:table-cell office:value-type="float" office:value="5813" table:style-name="ce23">
            <text:p><text:s text:c="2"/>5 813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457" table:style-name="ce23">
            <text:p><text:s text:c="3"/>457</text:p>
          </table:table-cell>
          <table:table-cell office:value-type="float" office:value="1545" table:style-name="ce23">
            <text:p><text:s text:c="2"/>1 545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1918" table:style-name="ce23">
            <text:p><text:s text:c="2"/>1 918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3842" table:style-name="ce23">
            <text:p><text:s text:c="2"/>3 842</text:p>
          </table:table-cell>
          <table:table-cell office:value-type="float" office:value="757" table:style-name="ce23">
            <text:p><text:s text:c="3"/>757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583" table:style-name="ce23">
            <text:p><text:s text:c="2"/>1 583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1134" table:style-name="ce23">
            <text:p><text:s text:c="2"/>1 134</text:p>
          </table:table-cell>
          <table:table-cell office:value-type="float" office:value="2523" table:style-name="ce23">
            <text:p><text:s text:c="2"/>2 523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5297" table:style-name="ce23">
            <text:p><text:s text:c="2"/>5 297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353" table:style-name="ce23">
            <text:p><text:s text:c="3"/>353</text:p>
          </table:table-cell>
          <table:table-cell office:value-type="float" office:value="2710" table:style-name="ce23">
            <text:p><text:s text:c="2"/>2 710</text:p>
          </table:table-cell>
          <table:table-cell office:value-type="float" office:value="4143" table:style-name="ce23">
            <text:p><text:s text:c="2"/>4 143</text:p>
          </table:table-cell>
          <table:table-cell office:value-type="float" office:value="4813" table:style-name="ce23">
            <text:p><text:s text:c="2"/>4 813</text:p>
          </table:table-cell>
          <table:table-cell office:value-type="float" office:value="3160" table:style-name="ce23">
            <text:p><text:s text:c="2"/>3 160</text:p>
          </table:table-cell>
          <table:table-cell office:value-type="float" office:value="1477" table:style-name="ce23">
            <text:p><text:s text:c="2"/>1 477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682" table:style-name="ce23">
            <text:p><text:s text:c="3"/>682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542" table:style-name="ce23">
            <text:p><text:s text:c="2"/>1 542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121093" table:style-name="ce23">
            <text:p><text:s text:c="2"/>121 093</text:p>
          </table:table-cell>
          <table:table-cell office:value-type="float" office:value="5102" table:style-name="ce23">
            <text:p><text:s text:c="2"/>5 102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2021" table:style-name="ce23">
            <text:p><text:s text:c="2"/>2 021</text:p>
          </table:table-cell>
          <table:table-cell office:value-type="float" office:value="26711" table:style-name="ce23">
            <text:p><text:s text:c="2"/>26 711</text:p>
          </table:table-cell>
          <table:table-cell office:value-type="float" office:value="1887" table:style-name="ce23">
            <text:p><text:s text:c="2"/>1 887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1641" table:style-name="ce23">
            <text:p><text:s text:c="2"/>1 641</text:p>
          </table:table-cell>
          <table:table-cell office:value-type="float" office:value="1866" table:style-name="ce23">
            <text:p><text:s text:c="2"/>1 866</text:p>
          </table:table-cell>
          <table:table-cell office:value-type="float" office:value="2544" table:style-name="ce23">
            <text:p><text:s text:c="2"/>2 544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524" table:style-name="ce23">
            <text:p><text:s text:c="3"/>524</text:p>
          </table:table-cell>
          <table:table-cell office:value-type="float" office:value="2387" table:style-name="ce23">
            <text:p><text:s text:c="2"/>2 387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3043" table:style-name="ce23">
            <text:p><text:s text:c="2"/>3 043</text:p>
          </table:table-cell>
          <table:table-cell office:value-type="float" office:value="922" table:style-name="ce23">
            <text:p><text:s text:c="3"/>922</text:p>
          </table:table-cell>
          <table:table-cell office:value-type="float" office:value="1602" table:style-name="ce23">
            <text:p><text:s text:c="2"/>1 602</text:p>
          </table:table-cell>
          <table:table-cell office:value-type="float" office:value="398" table:style-name="ce23">
            <text:p><text:s text:c="3"/>398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9989" table:style-name="ce23">
            <text:p><text:s text:c="2"/>9 989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6813" table:style-name="ce23">
            <text:p><text:s text:c="2"/>6 813</text:p>
          </table:table-cell>
          <table:table-cell office:value-type="float" office:value="2214" table:style-name="ce23">
            <text:p><text:s text:c="2"/>2 214</text:p>
          </table:table-cell>
          <table:table-cell office:value-type="float" office:value="3004" table:style-name="ce23">
            <text:p><text:s text:c="2"/>3 004</text:p>
          </table:table-cell>
          <table:table-cell office:value-type="float" office:value="1464" table:style-name="ce23">
            <text:p><text:s text:c="2"/>1 464</text:p>
          </table:table-cell>
          <table:table-cell office:value-type="float" office:value="2388" table:style-name="ce23">
            <text:p><text:s text:c="2"/>2 388</text:p>
          </table:table-cell>
          <table:table-cell office:value-type="float" office:value="1349" table:style-name="ce23">
            <text:p><text:s text:c="2"/>1 349</text:p>
          </table:table-cell>
          <table:table-cell office:value-type="float" office:value="3893" table:style-name="ce23">
            <text:p><text:s text:c="2"/>3 8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6065" table:style-name="ce23">
            <text:p><text:s text:c="2"/>266 06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576" table:style-name="ce47">
            <text:p><text:s text:c="3"/>57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802" table:style-name="ce47">
            <text:p><text:s text:c="3"/>802</text:p>
          </table:table-cell>
          <table:table-cell office:value-type="float" office:value="5402" table:style-name="ce47">
            <text:p><text:s text:c="2"/>5 402</text:p>
          </table:table-cell>
          <table:table-cell office:value-type="float" office:value="2743" table:style-name="ce47">
            <text:p><text:s text:c="2"/>2 743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235" table:style-name="ce47">
            <text:p><text:s text:c="2"/>1 235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4794" table:style-name="ce47">
            <text:p><text:s text:c="2"/>4 79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28" table:style-name="ce47">
            <text:p><text:s text:c="3"/>928</text:p>
          </table:table-cell>
          <table:table-cell office:value-type="float" office:value="515" table:style-name="ce47">
            <text:p><text:s text:c="3"/>515</text:p>
          </table:table-cell>
          <table:table-cell office:value-type="float" office:value="1458" table:style-name="ce47">
            <text:p><text:s text:c="2"/>1 45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690" table:style-name="ce47">
            <text:p><text:s text:c="3"/>69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6711" table:style-name="ce47">
            <text:p><text:s text:c="2"/>6 71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2107" table:style-name="ce47">
            <text:p><text:s text:c="2"/>12 107</text:p>
          </table:table-cell>
          <table:table-cell office:value-type="float" office:value="1604" table:style-name="ce47">
            <text:p><text:s text:c="2"/>1 604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781" table:style-name="ce47">
            <text:p><text:s text:c="2"/>1 781</text:p>
          </table:table-cell>
          <table:table-cell office:value-type="float" office:value="2564" table:style-name="ce47">
            <text:p><text:s text:c="2"/>2 564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352" table:style-name="ce47">
            <text:p><text:s text:c="2"/>2 3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386" table:style-name="ce47">
            <text:p><text:s text:c="2"/>55 3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28" table:style-name="ce23">
            <text:p><text:s text:c="3"/>728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439" table:style-name="ce23">
            <text:p><text:s text:c="2"/>31 439</text:p>
          </table:table-cell>
          <table:table-cell office:value-type="float" office:value="509" table:style-name="ce23">
            <text:p><text:s text:c="3"/>509</text:p>
          </table:table-cell>
          <table:table-cell office:value-type="float" office:value="695" table:style-name="ce23">
            <text:p><text:s text:c="3"/>695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01" table:style-name="ce23">
            <text:p><text:s text:c="3"/>901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595" table:style-name="ce23">
            <text:p><text:s text:c="3"/>595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2317" table:style-name="ce23">
            <text:p><text:s text:c="2"/>2 3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95" table:style-name="ce23">
            <text:p><text:s text:c="2"/>4 195</text:p>
          </table:table-cell>
          <table:table-cell office:value-type="float" office:value="1099" table:style-name="ce23">
            <text:p><text:s text:c="2"/>1 099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1759" table:style-name="ce23">
            <text:p><text:s text:c="2"/>1 7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791" table:style-name="ce23">
            <text:p><text:s text:c="2"/>47 79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60" table:style-name="ce46">
            <text:p><text:s text:c="2"/>5 560</text:p>
          </table:table-cell>
          <table:table-cell office:value-type="float" office:value="5630" table:style-name="ce46">
            <text:p><text:s text:c="2"/>5 6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59" table:style-name="ce46">
            <text:p><text:s text:c="2"/>11 05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30" table:style-name="ce46">
            <text:p><text:s text:c="2"/>27 0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112" table:style-name="ce46">
            <text:p><text:s text:c="2"/>2 11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60" table:style-name="ce46">
            <text:p><text:s text:c="2"/>25 06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4" table:style-name="ce46">
            <text:p><text:s text:c="2"/>3 6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7" table:style-name="ce46">
            <text:p><text:s text:c="3"/>937</text:p>
          </table:table-cell>
          <table:table-cell office:value-type="float" office:value="1479" table:style-name="ce46">
            <text:p><text:s text:c="2"/>1 479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139" table:style-name="ce46">
            <text:p><text:s text:c="2"/>1 13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64" table:style-name="ce46">
            <text:p><text:s text:c="2"/>2 164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3" table:style-name="ce46">
            <text:p><text:s text:c="2"/>1 9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508" table:style-name="ce46">
            <text:p><text:s text:c="2"/>42 5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212" table:style-name="ce46">
            <text:p><text:s text:c="2"/>1 212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679" table:style-name="ce46">
            <text:p><text:s text:c="2"/>2 679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1417" table:style-name="ce46">
            <text:p><text:s text:c="2"/>1 417</text:p>
          </table:table-cell>
          <table:table-cell office:value-type="float" office:value="4040" table:style-name="ce46">
            <text:p><text:s text:c="2"/>4 040</text:p>
          </table:table-cell>
          <table:table-cell office:value-type="float" office:value="7540" table:style-name="ce46">
            <text:p><text:s text:c="2"/>7 5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855" table:style-name="ce46">
            <text:p><text:s text:c="2"/>1 855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01" table:style-name="ce46">
            <text:p><text:s text:c="2"/>27 30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291" table:style-name="ce46">
            <text:p><text:s text:c="2"/>7 291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4957" table:style-name="ce46">
            <text:p><text:s text:c="2"/>4 957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2078" table:style-name="ce46">
            <text:p><text:s text:c="2"/>2 07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455" table:style-name="ce46">
            <text:p><text:s text:c="2"/>1 455</text:p>
          </table:table-cell>
          <table:table-cell office:value-type="float" office:value="1789" table:style-name="ce46">
            <text:p><text:s text:c="2"/>1 789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1734" table:style-name="ce46">
            <text:p><text:s text:c="2"/>1 734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458" table:style-name="ce46">
            <text:p><text:s text:c="2"/>1 458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2781" table:style-name="ce46">
            <text:p><text:s text:c="2"/>2 781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2" table:style-name="ce46">
            <text:p><text:s text:c="2"/>5 6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2964" table:style-name="ce46">
            <text:p><text:s text:c="2"/>2 964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59" table:style-name="ce46">
            <text:p><text:s text:c="2"/>46 1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5838" table:style-name="ce46">
            <text:p><text:s text:c="2"/>5 838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5231" table:style-name="ce46">
            <text:p><text:s text:c="2"/>5 231</text:p>
          </table:table-cell>
          <table:table-cell office:value-type="float" office:value="2917" table:style-name="ce46">
            <text:p><text:s text:c="2"/>2 917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10725" table:style-name="ce46">
            <text:p><text:s text:c="2"/>10 725</text:p>
          </table:table-cell>
          <table:table-cell office:value-type="float" office:value="1632" table:style-name="ce46">
            <text:p><text:s text:c="2"/>1 632</text:p>
          </table:table-cell>
          <table:table-cell office:value-type="float" office:value="14048" table:style-name="ce46">
            <text:p><text:s text:c="2"/>14 048</text:p>
          </table:table-cell>
          <table:table-cell office:value-type="float" office:value="2718" table:style-name="ce46">
            <text:p><text:s text:c="2"/>2 718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3455" table:style-name="ce46">
            <text:p><text:s text:c="2"/>3 455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3332" table:style-name="ce46">
            <text:p><text:s text:c="2"/>3 332</text:p>
          </table:table-cell>
          <table:table-cell office:value-type="float" office:value="1113" table:style-name="ce46">
            <text:p><text:s text:c="2"/>1 113</text:p>
          </table:table-cell>
          <table:table-cell office:value-type="float" office:value="5253" table:style-name="ce46">
            <text:p><text:s text:c="2"/>5 253</text:p>
          </table:table-cell>
          <table:table-cell office:value-type="float" office:value="2004" table:style-name="ce46">
            <text:p><text:s text:c="2"/>2 004</text:p>
          </table:table-cell>
          <table:table-cell office:value-type="float" office:value="1513" table:style-name="ce46">
            <text:p><text:s text:c="2"/>1 513</text:p>
          </table:table-cell>
          <table:table-cell office:value-type="float" office:value="2913" table:style-name="ce46">
            <text:p><text:s text:c="2"/>2 913</text:p>
          </table:table-cell>
          <table:table-cell office:value-type="float" office:value="2826" table:style-name="ce46">
            <text:p><text:s text:c="2"/>2 826</text:p>
          </table:table-cell>
          <table:table-cell office:value-type="float" office:value="2259" table:style-name="ce46">
            <text:p><text:s text:c="2"/>2 259</text:p>
          </table:table-cell>
          <table:table-cell office:value-type="float" office:value="5100" table:style-name="ce46">
            <text:p><text:s text:c="2"/>5 100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2205" table:style-name="ce46">
            <text:p><text:s text:c="2"/>2 205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1237" table:style-name="ce46">
            <text:p><text:s text:c="2"/>1 237</text:p>
          </table:table-cell>
          <table:table-cell office:value-type="float" office:value="1606" table:style-name="ce46">
            <text:p><text:s text:c="2"/>1 606</text:p>
          </table:table-cell>
          <table:table-cell office:value-type="float" office:value="4208" table:style-name="ce46">
            <text:p><text:s text:c="2"/>4 208</text:p>
          </table:table-cell>
          <table:table-cell office:value-type="float" office:value="1578" table:style-name="ce46">
            <text:p><text:s text:c="2"/>1 578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1379" table:style-name="ce46">
            <text:p><text:s text:c="2"/>1 37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4057" table:style-name="ce46">
            <text:p><text:s text:c="2"/>4 057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1549" table:style-name="ce46">
            <text:p><text:s text:c="2"/>1 549</text:p>
          </table:table-cell>
          <table:table-cell office:value-type="float" office:value="1176" table:style-name="ce46">
            <text:p><text:s text:c="2"/>1 176</text:p>
          </table:table-cell>
          <table:table-cell office:value-type="float" office:value="43761" table:style-name="ce46">
            <text:p><text:s text:c="2"/>43 761</text:p>
          </table:table-cell>
          <table:table-cell office:value-type="float" office:value="43282" table:style-name="ce46">
            <text:p><text:s text:c="2"/>43 282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5632" table:style-name="ce46">
            <text:p><text:s text:c="2"/>5 63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037" table:style-name="ce46">
            <text:p><text:s text:c="2"/>1 037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530" table:style-name="ce46">
            <text:p><text:s text:c="2"/>199 53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348" table:style-name="ce23">
            <text:p><text:s text:c="3"/>348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495" table:style-name="ce23">
            <text:p><text:s text:c="3"/>4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34" table:style-name="ce23">
            <text:p><text:s text:c="3"/>73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426" table:style-name="ce23">
            <text:p><text:s text:c="2"/>2 426</text:p>
          </table:table-cell>
          <table:table-cell office:value-type="float" office:value="2283" table:style-name="ce23">
            <text:p><text:s text:c="2"/>2 283</text:p>
          </table:table-cell>
          <table:table-cell office:value-type="float" office:value="1316" table:style-name="ce23">
            <text:p><text:s text:c="2"/>1 316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144" table:style-name="ce23">
            <text:p><text:s text:c="2"/>2 1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33" table:style-name="ce23">
            <text:p><text:s text:c="2"/>16 3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60" table:style-name="ce47">
            <text:p><text:s text:c="2"/>10 6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060" table:style-name="ce47">
            <text:p><text:s text:c="2"/>2 06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2405" table:style-name="ce47">
            <text:p><text:s text:c="2"/>2 40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32" table:style-name="ce47">
            <text:p><text:s text:c="2"/>1 13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14" table:style-name="ce47">
            <text:p><text:s text:c="2"/>1 514</text:p>
          </table:table-cell>
          <table:table-cell office:value-type="float" office:value="1113" table:style-name="ce47">
            <text:p><text:s text:c="2"/>1 113</text:p>
          </table:table-cell>
          <table:table-cell office:value-type="float" office:value="1673" table:style-name="ce47">
            <text:p><text:s text:c="2"/>1 6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514" table:style-name="ce47">
            <text:p><text:s text:c="2"/>24 51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853" table:style-name="ce47">
            <text:p><text:s text:c="2"/>2 85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672" table:style-name="ce47">
            <text:p><text:s text:c="3"/>67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81" table:style-name="ce47">
            <text:p><text:s text:c="2"/>1 181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3935" table:style-name="ce47">
            <text:p><text:s text:c="2"/>3 935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907" table:style-name="ce47">
            <text:p><text:s text:c="3"/>90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840" table:style-name="ce47">
            <text:p><text:s text:c="3"/>840</text:p>
          </table:table-cell>
          <table:table-cell office:value-type="float" office:value="2483" table:style-name="ce47">
            <text:p><text:s text:c="2"/>2 483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068" table:style-name="ce47">
            <text:p><text:s text:c="2"/>1 068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698" table:style-name="ce47">
            <text:p><text:s text:c="3"/>698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318" table:style-name="ce47">
            <text:p><text:s text:c="2"/>1 318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2416" table:style-name="ce47">
            <text:p><text:s text:c="2"/>2 416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8547" table:style-name="ce47">
            <text:p><text:s text:c="2"/>8 5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712" table:style-name="ce47">
            <text:p><text:s text:c="2"/>33 71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1282" table:style-name="ce47">
            <text:p><text:s text:c="2"/>1 28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608" table:style-name="ce47">
            <text:p><text:s text:c="2"/>4 608</text:p>
          </table:table-cell>
          <table:table-cell office:value-type="float" office:value="3339" table:style-name="ce47">
            <text:p><text:s text:c="2"/>3 339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3326" table:style-name="ce47">
            <text:p><text:s text:c="2"/>3 326</text:p>
          </table:table-cell>
          <table:table-cell office:value-type="float" office:value="1600" table:style-name="ce47">
            <text:p><text:s text:c="2"/>1 600</text:p>
          </table:table-cell>
          <table:table-cell office:value-type="float" office:value="4088" table:style-name="ce47">
            <text:p><text:s text:c="2"/>4 088</text:p>
          </table:table-cell>
          <table:table-cell office:value-type="float" office:value="2256" table:style-name="ce47">
            <text:p><text:s text:c="2"/>2 25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501" table:style-name="ce47">
            <text:p><text:s text:c="2"/>1 501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998" table:style-name="ce47">
            <text:p><text:s text:c="3"/>998</text:p>
          </table:table-cell>
          <table:table-cell office:value-type="float" office:value="1138" table:style-name="ce47">
            <text:p><text:s text:c="2"/>1 138</text:p>
          </table:table-cell>
          <table:table-cell office:value-type="float" office:value="514" table:style-name="ce47">
            <text:p><text:s text:c="3"/>514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3534" table:style-name="ce47">
            <text:p><text:s text:c="2"/>3 534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918" table:style-name="ce47">
            <text:p><text:s text:c="3"/>918</text:p>
          </table:table-cell>
          <table:table-cell office:value-type="float" office:value="586" table:style-name="ce47">
            <text:p><text:s text:c="3"/>586</text:p>
          </table:table-cell>
          <table:table-cell office:value-type="float" office:value="907" table:style-name="ce47">
            <text:p><text:s text:c="3"/>907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4322" table:style-name="ce47">
            <text:p><text:s text:c="2"/>4 322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13705" table:style-name="ce47">
            <text:p><text:s text:c="2"/>13 705</text:p>
          </table:table-cell>
          <table:table-cell office:value-type="float" office:value="9959" table:style-name="ce47">
            <text:p><text:s text:c="2"/>9 959</text:p>
          </table:table-cell>
          <table:table-cell office:value-type="float" office:value="2838" table:style-name="ce47">
            <text:p><text:s text:c="2"/>2 838</text:p>
          </table:table-cell>
          <table:table-cell office:value-type="float" office:value="6054" table:style-name="ce47">
            <text:p><text:s text:c="2"/>6 054</text:p>
          </table:table-cell>
          <table:table-cell office:value-type="float" office:value="4364" table:style-name="ce47">
            <text:p><text:s text:c="2"/>4 36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873" table:style-name="ce47">
            <text:p><text:s text:c="2"/>1 873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92" table:style-name="ce47">
            <text:p><text:s text:c="2"/>1 0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770" table:style-name="ce47">
            <text:p><text:s text:c="2"/>82 77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5000" table:style-name="ce47">
            <text:p><text:s text:c="2"/>5 000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66" table:style-name="ce47">
            <text:p><text:s text:c="2"/>1 66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4175" table:style-name="ce47">
            <text:p><text:s text:c="2"/>4 175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675" table:style-name="ce47">
            <text:p><text:s text:c="3"/>67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335" table:style-name="ce47">
            <text:p><text:s text:c="2"/>2 335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514" table:style-name="ce47">
            <text:p><text:s text:c="3"/>514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31" table:style-name="ce47">
            <text:p><text:s text:c="2"/>23 3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487" table:style-name="ce46">
            <text:p><text:s text:c="3"/>487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4888" table:style-name="ce46">
            <text:p><text:s text:c="2"/>4 888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844" table:style-name="ce46">
            <text:p><text:s text:c="3"/>844</text:p>
          </table:table-cell>
          <table:table-cell office:value-type="float" office:value="1523" table:style-name="ce46">
            <text:p><text:s text:c="2"/>1 523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118" table:style-name="ce46">
            <text:p><text:s text:c="2"/>3 118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9575" table:style-name="ce46">
            <text:p><text:s text:c="2"/>9 5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60" table:style-name="ce46">
            <text:p><text:s text:c="2"/>32 9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097" table:style-name="ce46">
            <text:p><text:s text:c="2"/>3 09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642" table:style-name="ce46">
            <text:p><text:s text:c="2"/>1 6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1" table:style-name="ce46">
            <text:p><text:s text:c="2"/>1 85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848" table:style-name="ce46">
            <text:p><text:s text:c="2"/>11 848</text:p>
          </table:table-cell>
          <table:table-cell office:value-type="float" office:value="2072" table:style-name="ce46">
            <text:p><text:s text:c="2"/>2 072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5290" table:style-name="ce46">
            <text:p><text:s text:c="2"/>5 290</text:p>
          </table:table-cell>
          <table:table-cell office:value-type="float" office:value="4844" table:style-name="ce46">
            <text:p><text:s text:c="2"/>4 84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0156" table:style-name="ce46">
            <text:p><text:s text:c="2"/>10 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594" table:style-name="ce46">
            <text:p><text:s text:c="2"/>46 59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40" table:style-name="ce46">
            <text:p><text:s text:c="2"/>1 94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645" table:style-name="ce46">
            <text:p><text:s text:c="2"/>2 64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4" table:style-name="ce46">
            <text:p><text:s text:c="2"/>1 504</text:p>
          </table:table-cell>
          <table:table-cell office:value-type="float" office:value="3977" table:style-name="ce46">
            <text:p><text:s text:c="2"/>3 977</text:p>
          </table:table-cell>
          <table:table-cell office:value-type="float" office:value="2203" table:style-name="ce46">
            <text:p><text:s text:c="2"/>2 20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84" table:style-name="ce46">
            <text:p><text:s text:c="2"/>14 48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685" table:style-name="ce46">
            <text:p><text:s text:c="2"/>5 685</text:p>
          </table:table-cell>
          <table:table-cell office:value-type="float" office:value="5020" table:style-name="ce46">
            <text:p><text:s text:c="2"/>5 0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26" table:style-name="ce46">
            <text:p><text:s text:c="2"/>32 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615" table:style-name="ce46">
            <text:p><text:s text:c="2"/>43 6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31" table:style-name="ce46">
            <text:p><text:s text:c="3"/>831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518" table:style-name="ce46">
            <text:p><text:s text:c="2"/>1 518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1403" table:style-name="ce46">
            <text:p><text:s text:c="2"/>1 403</text:p>
          </table:table-cell>
          <table:table-cell office:value-type="float" office:value="1408" table:style-name="ce46">
            <text:p><text:s text:c="2"/>1 408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124" table:style-name="ce46">
            <text:p><text:s text:c="2"/>1 124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7522" table:style-name="ce46">
            <text:p><text:s text:c="2"/>7 522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22595" table:style-name="ce46">
            <text:p><text:s text:c="2"/>22 595</text:p>
          </table:table-cell>
          <table:table-cell office:value-type="float" office:value="1928" table:style-name="ce46">
            <text:p><text:s text:c="2"/>1 928</text:p>
          </table:table-cell>
          <table:table-cell office:value-type="float" office:value="8958" table:style-name="ce46">
            <text:p><text:s text:c="2"/>8 958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2997" table:style-name="ce46">
            <text:p><text:s text:c="2"/>2 997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2699" table:style-name="ce46">
            <text:p><text:s text:c="2"/>2 699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122" table:style-name="ce46">
            <text:p><text:s text:c="2"/>2 122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5734" table:style-name="ce46">
            <text:p><text:s text:c="2"/>5 734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1480" table:style-name="ce46">
            <text:p><text:s text:c="2"/>1 480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1321" table:style-name="ce46">
            <text:p><text:s text:c="2"/>1 321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1862" table:style-name="ce46">
            <text:p><text:s text:c="2"/>1 8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989" table:style-name="ce46">
            <text:p><text:s text:c="2"/>82 9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131" table:style-name="ce47">
            <text:p><text:s text:c="2"/>1 13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870" table:style-name="ce47">
            <text:p><text:s text:c="2"/>1 870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10838" table:style-name="ce47">
            <text:p><text:s text:c="2"/>10 838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62" table:style-name="ce47">
            <text:p><text:s text:c="3"/>862</text:p>
          </table:table-cell>
          <table:table-cell office:value-type="float" office:value="1635" table:style-name="ce47">
            <text:p><text:s text:c="2"/>1 635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1341" table:style-name="ce47">
            <text:p><text:s text:c="2"/>1 341</text:p>
          </table:table-cell>
          <table:table-cell office:value-type="float" office:value="3545" table:style-name="ce47">
            <text:p><text:s text:c="2"/>3 545</text:p>
          </table:table-cell>
          <table:table-cell office:value-type="float" office:value="12875" table:style-name="ce47">
            <text:p><text:s text:c="2"/>12 875</text:p>
          </table:table-cell>
          <table:table-cell office:value-type="float" office:value="18711" table:style-name="ce47">
            <text:p><text:s text:c="2"/>18 711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3286" table:style-name="ce47">
            <text:p><text:s text:c="2"/>3 28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9765" table:style-name="ce47">
            <text:p><text:s text:c="2"/>9 765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1242" table:style-name="ce47">
            <text:p><text:s text:c="2"/>1 242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3380" table:style-name="ce47">
            <text:p><text:s text:c="2"/>13 380</text:p>
          </table:table-cell>
          <table:table-cell office:value-type="float" office:value="1658" table:style-name="ce47">
            <text:p><text:s text:c="2"/>1 658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2620" table:style-name="ce47">
            <text:p><text:s text:c="2"/>2 6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802" table:style-name="ce47">
            <text:p><text:s text:c="2"/>1 8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852" table:style-name="ce47">
            <text:p><text:s text:c="2"/>97 8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733" table:style-name="ce47">
            <text:p><text:s text:c="2"/>7 733</text:p>
          </table:table-cell>
          <table:table-cell office:value-type="float" office:value="2764" table:style-name="ce47">
            <text:p><text:s text:c="2"/>2 764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4829" table:style-name="ce47">
            <text:p><text:s text:c="2"/>4 829</text:p>
          </table:table-cell>
          <table:table-cell office:value-type="float" office:value="2160" table:style-name="ce47">
            <text:p><text:s text:c="2"/>2 160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6743" table:style-name="ce47">
            <text:p><text:s text:c="2"/>6 743</text:p>
          </table:table-cell>
          <table:table-cell office:value-type="float" office:value="2005" table:style-name="ce47">
            <text:p><text:s text:c="2"/>2 005</text:p>
          </table:table-cell>
          <table:table-cell office:value-type="float" office:value="6791" table:style-name="ce47">
            <text:p><text:s text:c="2"/>6 791</text:p>
          </table:table-cell>
          <table:table-cell office:value-type="float" office:value="1767" table:style-name="ce47">
            <text:p><text:s text:c="2"/>1 767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1018" table:style-name="ce47">
            <text:p><text:s text:c="2"/>1 018</text:p>
          </table:table-cell>
          <table:table-cell office:value-type="float" office:value="1284" table:style-name="ce47">
            <text:p><text:s text:c="2"/>1 284</text:p>
          </table:table-cell>
          <table:table-cell office:value-type="float" office:value="954" table:style-name="ce47">
            <text:p><text:s text:c="3"/>954</text:p>
          </table:table-cell>
          <table:table-cell office:value-type="float" office:value="678" table:style-name="ce47">
            <text:p><text:s text:c="3"/>678</text:p>
          </table:table-cell>
          <table:table-cell office:value-type="float" office:value="3032" table:style-name="ce47">
            <text:p><text:s text:c="2"/>3 032</text:p>
          </table:table-cell>
          <table:table-cell office:value-type="float" office:value="475" table:style-name="ce47">
            <text:p><text:s text:c="3"/>475</text:p>
          </table:table-cell>
          <table:table-cell office:value-type="float" office:value="3833" table:style-name="ce47">
            <text:p><text:s text:c="2"/>3 833</text:p>
          </table:table-cell>
          <table:table-cell office:value-type="float" office:value="1479" table:style-name="ce47">
            <text:p><text:s text:c="2"/>1 479</text:p>
          </table:table-cell>
          <table:table-cell office:value-type="float" office:value="4788" table:style-name="ce47">
            <text:p><text:s text:c="2"/>4 788</text:p>
          </table:table-cell>
          <table:table-cell office:value-type="float" office:value="1718" table:style-name="ce47">
            <text:p><text:s text:c="2"/>1 718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1418" table:style-name="ce47">
            <text:p><text:s text:c="2"/>1 418</text:p>
          </table:table-cell>
          <table:table-cell office:value-type="float" office:value="2305" table:style-name="ce47">
            <text:p><text:s text:c="2"/>2 305</text:p>
          </table:table-cell>
          <table:table-cell office:value-type="float" office:value="2320" table:style-name="ce47">
            <text:p><text:s text:c="2"/>2 320</text:p>
          </table:table-cell>
          <table:table-cell office:value-type="float" office:value="3511" table:style-name="ce47">
            <text:p><text:s text:c="2"/>3 511</text:p>
          </table:table-cell>
          <table:table-cell office:value-type="float" office:value="1464" table:style-name="ce47">
            <text:p><text:s text:c="2"/>1 464</text:p>
          </table:table-cell>
          <table:table-cell office:value-type="float" office:value="1879" table:style-name="ce47">
            <text:p><text:s text:c="2"/>1 879</text:p>
          </table:table-cell>
          <table:table-cell office:value-type="float" office:value="2236" table:style-name="ce47">
            <text:p><text:s text:c="2"/>2 236</text:p>
          </table:table-cell>
          <table:table-cell office:value-type="float" office:value="1675" table:style-name="ce47">
            <text:p><text:s text:c="2"/>1 675</text:p>
          </table:table-cell>
          <table:table-cell office:value-type="float" office:value="2638" table:style-name="ce47">
            <text:p><text:s text:c="2"/>2 638</text:p>
          </table:table-cell>
          <table:table-cell office:value-type="float" office:value="4155" table:style-name="ce47">
            <text:p><text:s text:c="2"/>4 155</text:p>
          </table:table-cell>
          <table:table-cell office:value-type="float" office:value="1660" table:style-name="ce47">
            <text:p><text:s text:c="2"/>1 660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1203" table:style-name="ce47">
            <text:p><text:s text:c="2"/>1 203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9056" table:style-name="ce47">
            <text:p><text:s text:c="2"/>9 056</text:p>
          </table:table-cell>
          <table:table-cell office:value-type="float" office:value="1728" table:style-name="ce47">
            <text:p><text:s text:c="2"/>1 728</text:p>
          </table:table-cell>
          <table:table-cell office:value-type="float" office:value="9446" table:style-name="ce47">
            <text:p><text:s text:c="2"/>9 446</text:p>
          </table:table-cell>
          <table:table-cell office:value-type="float" office:value="3277" table:style-name="ce47">
            <text:p><text:s text:c="2"/>3 277</text:p>
          </table:table-cell>
          <table:table-cell office:value-type="float" office:value="33692" table:style-name="ce47">
            <text:p><text:s text:c="2"/>33 692</text:p>
          </table:table-cell>
          <table:table-cell office:value-type="float" office:value="11175" table:style-name="ce47">
            <text:p><text:s text:c="2"/>11 175</text:p>
          </table:table-cell>
          <table:table-cell office:value-type="float" office:value="757" table:style-name="ce47">
            <text:p><text:s text:c="3"/>757</text:p>
          </table:table-cell>
          <table:table-cell office:value-type="float" office:value="1790" table:style-name="ce47">
            <text:p><text:s text:c="2"/>1 790</text:p>
          </table:table-cell>
          <table:table-cell office:value-type="float" office:value="4146" table:style-name="ce47">
            <text:p><text:s text:c="2"/>4 146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3758" table:style-name="ce47">
            <text:p><text:s text:c="2"/>3 758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1110" table:style-name="ce47">
            <text:p><text:s text:c="2"/>1 110</text:p>
          </table:table-cell>
          <table:table-cell office:value-type="float" office:value="8327" table:style-name="ce47">
            <text:p><text:s text:c="2"/>8 327</text:p>
          </table:table-cell>
          <table:table-cell office:value-type="float" office:value="3452" table:style-name="ce47">
            <text:p><text:s text:c="2"/>3 452</text:p>
          </table:table-cell>
          <table:table-cell office:value-type="float" office:value="96806" table:style-name="ce47">
            <text:p><text:s text:c="2"/>96 806</text:p>
          </table:table-cell>
          <table:table-cell office:value-type="float" office:value="26678" table:style-name="ce47">
            <text:p><text:s text:c="2"/>26 678</text:p>
          </table:table-cell>
          <table:table-cell office:value-type="float" office:value="5401" table:style-name="ce47">
            <text:p><text:s text:c="2"/>5 401</text:p>
          </table:table-cell>
          <table:table-cell office:value-type="float" office:value="1509" table:style-name="ce47">
            <text:p><text:s text:c="2"/>1 509</text:p>
          </table:table-cell>
          <table:table-cell office:value-type="float" office:value="1064" table:style-name="ce47">
            <text:p><text:s text:c="2"/>1 064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6496" table:style-name="ce47">
            <text:p><text:s text:c="2"/>6 496</text:p>
          </table:table-cell>
          <table:table-cell office:value-type="float" office:value="1233" table:style-name="ce47">
            <text:p><text:s text:c="2"/>1 233</text:p>
          </table:table-cell>
          <table:table-cell office:value-type="float" office:value="65239" table:style-name="ce47">
            <text:p><text:s text:c="2"/>65 239</text:p>
          </table:table-cell>
          <table:table-cell office:value-type="float" office:value="862" table:style-name="ce47">
            <text:p><text:s text:c="3"/>862</text:p>
          </table:table-cell>
          <table:table-cell office:value-type="float" office:value="2654" table:style-name="ce47">
            <text:p><text:s text:c="2"/>2 654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6385" table:style-name="ce47">
            <text:p><text:s text:c="2"/>6 385</text:p>
          </table:table-cell>
          <table:table-cell office:value-type="float" office:value="954" table:style-name="ce47">
            <text:p><text:s text:c="3"/>954</text:p>
          </table:table-cell>
          <table:table-cell office:value-type="float" office:value="2816" table:style-name="ce47">
            <text:p><text:s text:c="2"/>2 8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8882" table:style-name="ce47">
            <text:p><text:s text:c="2"/>398 88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35" table:style-name="ce47">
            <text:p><text:s text:c="3"/>53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609" table:style-name="ce47">
            <text:p><text:s text:c="3"/>60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09" table:style-name="ce47">
            <text:p><text:s text:c="2"/>1 509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262" table:style-name="ce47">
            <text:p><text:s text:c="2"/>1 262</text:p>
          </table:table-cell>
          <table:table-cell office:value-type="float" office:value="4289" table:style-name="ce47">
            <text:p><text:s text:c="2"/>4 289</text:p>
          </table:table-cell>
          <table:table-cell office:value-type="float" office:value="46742" table:style-name="ce47">
            <text:p><text:s text:c="2"/>46 742</text:p>
          </table:table-cell>
          <table:table-cell office:value-type="float" office:value="1490" table:style-name="ce47">
            <text:p><text:s text:c="2"/>1 49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3381" table:style-name="ce47">
            <text:p><text:s text:c="2"/>3 381</text:p>
          </table:table-cell>
          <table:table-cell office:value-type="float" office:value="1438" table:style-name="ce47">
            <text:p><text:s text:c="2"/>1 438</text:p>
          </table:table-cell>
          <table:table-cell office:value-type="float" office:value="6648" table:style-name="ce47">
            <text:p><text:s text:c="2"/>6 648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2580" table:style-name="ce47">
            <text:p><text:s text:c="2"/>2 580</text:p>
          </table:table-cell>
          <table:table-cell office:value-type="float" office:value="2145" table:style-name="ce47">
            <text:p><text:s text:c="2"/>2 145</text:p>
          </table:table-cell>
          <table:table-cell office:value-type="float" office:value="6123" table:style-name="ce47">
            <text:p><text:s text:c="2"/>6 123</text:p>
          </table:table-cell>
          <table:table-cell office:value-type="float" office:value="2545" table:style-name="ce47">
            <text:p><text:s text:c="2"/>2 545</text:p>
          </table:table-cell>
          <table:table-cell office:value-type="float" office:value="6072" table:style-name="ce47">
            <text:p><text:s text:c="2"/>6 072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1269" table:style-name="ce47">
            <text:p><text:s text:c="2"/>1 269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4098" table:style-name="ce47">
            <text:p><text:s text:c="2"/>4 098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3191" table:style-name="ce47">
            <text:p><text:s text:c="2"/>3 19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5604" table:style-name="ce47">
            <text:p><text:s text:c="2"/>5 604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2993" table:style-name="ce47">
            <text:p><text:s text:c="2"/>2 993</text:p>
          </table:table-cell>
          <table:table-cell office:value-type="float" office:value="4352" table:style-name="ce47">
            <text:p><text:s text:c="2"/>4 352</text:p>
          </table:table-cell>
          <table:table-cell office:value-type="float" office:value="4266" table:style-name="ce47">
            <text:p><text:s text:c="2"/>4 2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684" table:style-name="ce47">
            <text:p><text:s text:c="2"/>124 68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84" table:style-name="ce47">
            <text:p><text:s text:c="3"/>584</text:p>
          </table:table-cell>
          <table:table-cell office:value-type="float" office:value="11783" table:style-name="ce47">
            <text:p><text:s text:c="2"/>11 783</text:p>
          </table:table-cell>
          <table:table-cell office:value-type="float" office:value="3102" table:style-name="ce47">
            <text:p><text:s text:c="2"/>3 102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4650" table:style-name="ce47">
            <text:p><text:s text:c="2"/>4 650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8341" table:style-name="ce47">
            <text:p><text:s text:c="2"/>8 341</text:p>
          </table:table-cell>
          <table:table-cell office:value-type="float" office:value="2330" table:style-name="ce47">
            <text:p><text:s text:c="2"/>2 330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721" table:style-name="ce47">
            <text:p><text:s text:c="2"/>2 721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7198" table:style-name="ce47">
            <text:p><text:s text:c="2"/>7 198</text:p>
          </table:table-cell>
          <table:table-cell office:value-type="float" office:value="745" table:style-name="ce47">
            <text:p><text:s text:c="3"/>745</text:p>
          </table:table-cell>
          <table:table-cell office:value-type="float" office:value="4200" table:style-name="ce47">
            <text:p><text:s text:c="2"/>4 200</text:p>
          </table:table-cell>
          <table:table-cell office:value-type="float" office:value="5897" table:style-name="ce47">
            <text:p><text:s text:c="2"/>5 897</text:p>
          </table:table-cell>
          <table:table-cell office:value-type="float" office:value="2006" table:style-name="ce47">
            <text:p><text:s text:c="2"/>2 006</text:p>
          </table:table-cell>
          <table:table-cell office:value-type="float" office:value="5935" table:style-name="ce47">
            <text:p><text:s text:c="2"/>5 935</text:p>
          </table:table-cell>
          <table:table-cell office:value-type="float" office:value="2045" table:style-name="ce47">
            <text:p><text:s text:c="2"/>2 045</text:p>
          </table:table-cell>
          <table:table-cell office:value-type="float" office:value="2417" table:style-name="ce47">
            <text:p><text:s text:c="2"/>2 417</text:p>
          </table:table-cell>
          <table:table-cell office:value-type="float" office:value="1567" table:style-name="ce47">
            <text:p><text:s text:c="2"/>1 567</text:p>
          </table:table-cell>
          <table:table-cell office:value-type="float" office:value="666" table:style-name="ce47">
            <text:p><text:s text:c="3"/>666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3363" table:style-name="ce47">
            <text:p><text:s text:c="2"/>3 363</text:p>
          </table:table-cell>
          <table:table-cell office:value-type="float" office:value="1958" table:style-name="ce47">
            <text:p><text:s text:c="2"/>1 958</text:p>
          </table:table-cell>
          <table:table-cell office:value-type="float" office:value="1930" table:style-name="ce47">
            <text:p><text:s text:c="2"/>1 930</text:p>
          </table:table-cell>
          <table:table-cell office:value-type="float" office:value="2699" table:style-name="ce47">
            <text:p><text:s text:c="2"/>2 699</text:p>
          </table:table-cell>
          <table:table-cell office:value-type="float" office:value="1341" table:style-name="ce47">
            <text:p><text:s text:c="2"/>1 341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1507" table:style-name="ce47">
            <text:p><text:s text:c="2"/>1 507</text:p>
          </table:table-cell>
          <table:table-cell office:value-type="float" office:value="1626" table:style-name="ce47">
            <text:p><text:s text:c="2"/>1 626</text:p>
          </table:table-cell>
          <table:table-cell office:value-type="float" office:value="4459" table:style-name="ce47">
            <text:p><text:s text:c="2"/>4 459</text:p>
          </table:table-cell>
          <table:table-cell office:value-type="float" office:value="8110" table:style-name="ce47">
            <text:p><text:s text:c="2"/>8 110</text:p>
          </table:table-cell>
          <table:table-cell office:value-type="float" office:value="31552" table:style-name="ce47">
            <text:p><text:s text:c="2"/>31 552</text:p>
          </table:table-cell>
          <table:table-cell office:value-type="float" office:value="2785" table:style-name="ce47">
            <text:p><text:s text:c="2"/>2 785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2558" table:style-name="ce47">
            <text:p><text:s text:c="2"/>2 558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1442" table:style-name="ce47">
            <text:p><text:s text:c="2"/>1 442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3251" table:style-name="ce47">
            <text:p><text:s text:c="2"/>3 251</text:p>
          </table:table-cell>
          <table:table-cell office:value-type="float" office:value="3776" table:style-name="ce47">
            <text:p><text:s text:c="2"/>3 776</text:p>
          </table:table-cell>
          <table:table-cell office:value-type="float" office:value="3668" table:style-name="ce47">
            <text:p><text:s text:c="2"/>3 668</text:p>
          </table:table-cell>
          <table:table-cell office:value-type="float" office:value="18240" table:style-name="ce47">
            <text:p><text:s text:c="2"/>18 240</text:p>
          </table:table-cell>
          <table:table-cell office:value-type="float" office:value="3130" table:style-name="ce47">
            <text:p><text:s text:c="2"/>3 130</text:p>
          </table:table-cell>
          <table:table-cell office:value-type="float" office:value="18814" table:style-name="ce47">
            <text:p><text:s text:c="2"/>18 814</text:p>
          </table:table-cell>
          <table:table-cell office:value-type="float" office:value="5249" table:style-name="ce47">
            <text:p><text:s text:c="2"/>5 249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4994" table:style-name="ce47">
            <text:p><text:s text:c="2"/>4 994</text:p>
          </table:table-cell>
          <table:table-cell office:value-type="float" office:value="1650" table:style-name="ce47">
            <text:p><text:s text:c="2"/>1 650</text:p>
          </table:table-cell>
          <table:table-cell office:value-type="float" office:value="5988" table:style-name="ce47">
            <text:p><text:s text:c="2"/>5 988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2819" table:style-name="ce47">
            <text:p><text:s text:c="2"/>2 819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3816" table:style-name="ce47">
            <text:p><text:s text:c="2"/>3 816</text:p>
          </table:table-cell>
          <table:table-cell office:value-type="float" office:value="1298" table:style-name="ce47">
            <text:p><text:s text:c="2"/>1 298</text:p>
          </table:table-cell>
          <table:table-cell office:value-type="float" office:value="3891" table:style-name="ce47">
            <text:p><text:s text:c="2"/>3 8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1792" table:style-name="ce47">
            <text:p><text:s text:c="2"/>221 7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4" table:style-name="ce46">
            <text:p><text:s text:c="2"/>3 0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71" table:style-name="ce46">
            <text:p><text:s text:c="2"/>1 07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32" table:style-name="ce46">
            <text:p><text:s text:c="2"/>2 332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139" table:style-name="ce46">
            <text:p><text:s text:c="2"/>1 139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175" table:style-name="ce46">
            <text:p><text:s text:c="2"/>1 175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815" table:style-name="ce46">
            <text:p><text:s text:c="3"/>815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633" table:style-name="ce46">
            <text:p><text:s text:c="3"/>633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686" table:style-name="ce46">
            <text:p><text:s text:c="2"/>1 686</text:p>
          </table:table-cell>
          <table:table-cell office:value-type="float" office:value="1770" table:style-name="ce46">
            <text:p><text:s text:c="2"/>1 770</text:p>
          </table:table-cell>
          <table:table-cell office:value-type="float" office:value="733" table:style-name="ce46">
            <text:p><text:s text:c="3"/>733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3307" table:style-name="ce46">
            <text:p><text:s text:c="2"/>3 307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2820" table:style-name="ce46">
            <text:p><text:s text:c="2"/>2 82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86" table:style-name="ce46">
            <text:p><text:s text:c="2"/>4 98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0" table:style-name="ce46">
            <text:p><text:s text:c="2"/>2 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49" table:style-name="ce46">
            <text:p><text:s text:c="2"/>7 049</text:p>
          </table:table-cell>
          <table:table-cell office:value-type="float" office:value="2005" table:style-name="ce46">
            <text:p><text:s text:c="2"/>2 005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2046" table:style-name="ce46">
            <text:p><text:s text:c="2"/>2 0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044" table:style-name="ce46">
            <text:p><text:s text:c="2"/>48 044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124" table:style-name="ce46">
            <text:p><text:s text:c="2"/>1 12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290" table:style-name="ce46">
            <text:p><text:s text:c="2"/>3 29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5221" table:style-name="ce46">
            <text:p><text:s text:c="2"/>5 221</text:p>
          </table:table-cell>
          <table:table-cell office:value-type="float" office:value="6716" table:style-name="ce46">
            <text:p><text:s text:c="2"/>6 716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1110" table:style-name="ce46">
            <text:p><text:s text:c="2"/>1 11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747" table:style-name="ce46">
            <text:p><text:s text:c="3"/>74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1783" table:style-name="ce46">
            <text:p><text:s text:c="2"/>1 783</text:p>
          </table:table-cell>
          <table:table-cell office:value-type="float" office:value="2815" table:style-name="ce46">
            <text:p><text:s text:c="2"/>2 815</text:p>
          </table:table-cell>
          <table:table-cell office:value-type="float" office:value="762" table:style-name="ce46">
            <text:p><text:s text:c="3"/>762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1903" table:style-name="ce46">
            <text:p><text:s text:c="2"/>1 903</text:p>
          </table:table-cell>
          <table:table-cell office:value-type="float" office:value="890" table:style-name="ce46">
            <text:p><text:s text:c="3"/>890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6129" table:style-name="ce46">
            <text:p><text:s text:c="2"/>6 129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5002" table:style-name="ce46">
            <text:p><text:s text:c="2"/>5 002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1941" table:style-name="ce46">
            <text:p><text:s text:c="2"/>1 941</text:p>
          </table:table-cell>
          <table:table-cell office:value-type="float" office:value="3593" table:style-name="ce46">
            <text:p><text:s text:c="2"/>3 593</text:p>
          </table:table-cell>
          <table:table-cell office:value-type="float" office:value="25562" table:style-name="ce46">
            <text:p><text:s text:c="2"/>25 562</text:p>
          </table:table-cell>
          <table:table-cell office:value-type="float" office:value="1027" table:style-name="ce46">
            <text:p><text:s text:c="2"/>1 02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1770" table:style-name="ce46">
            <text:p><text:s text:c="2"/>1 770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156" table:style-name="ce46">
            <text:p><text:s text:c="2"/>1 156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2689" table:style-name="ce46">
            <text:p><text:s text:c="2"/>2 689</text:p>
          </table:table-cell>
          <table:table-cell office:value-type="float" office:value="4062" table:style-name="ce46">
            <text:p><text:s text:c="2"/>4 062</text:p>
          </table:table-cell>
          <table:table-cell office:value-type="float" office:value="2856" table:style-name="ce46">
            <text:p><text:s text:c="2"/>2 856</text:p>
          </table:table-cell>
          <table:table-cell office:value-type="float" office:value="12847" table:style-name="ce46">
            <text:p><text:s text:c="2"/>12 847</text:p>
          </table:table-cell>
          <table:table-cell office:value-type="float" office:value="1249" table:style-name="ce46">
            <text:p><text:s text:c="2"/>1 249</text:p>
          </table:table-cell>
          <table:table-cell office:value-type="float" office:value="6033" table:style-name="ce46">
            <text:p><text:s text:c="2"/>6 033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2767" table:style-name="ce46">
            <text:p><text:s text:c="2"/>2 767</text:p>
          </table:table-cell>
          <table:table-cell office:value-type="float" office:value="1406" table:style-name="ce46">
            <text:p><text:s text:c="2"/>1 406</text:p>
          </table:table-cell>
          <table:table-cell office:value-type="float" office:value="2345" table:style-name="ce46">
            <text:p><text:s text:c="2"/>2 345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5428" table:style-name="ce46">
            <text:p><text:s text:c="2"/>5 428</text:p>
          </table:table-cell>
          <table:table-cell office:value-type="float" office:value="881" table:style-name="ce46">
            <text:p><text:s text:c="3"/>881</text:p>
          </table:table-cell>
          <table:table-cell office:value-type="float" office:value="3712" table:style-name="ce46">
            <text:p><text:s text:c="2"/>3 712</text:p>
          </table:table-cell>
          <table:table-cell office:value-type="float" office:value="1493" table:style-name="ce46">
            <text:p><text:s text:c="2"/>1 49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004" table:style-name="ce46">
            <text:p><text:s text:c="2"/>2 004</text:p>
          </table:table-cell>
          <table:table-cell office:value-type="float" office:value="2251" table:style-name="ce46">
            <text:p><text:s text:c="2"/>2 2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239" table:style-name="ce46">
            <text:p><text:s text:c="2"/>134 23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20114" table:style-name="ce46">
            <text:p><text:s text:c="2"/>20 114</text:p>
          </table:table-cell>
          <table:table-cell office:value-type="float" office:value="2785" table:style-name="ce46">
            <text:p><text:s text:c="2"/>2 785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2019" table:style-name="ce46">
            <text:p><text:s text:c="2"/>2 019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792" table:style-name="ce46">
            <text:p><text:s text:c="3"/>79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684" table:style-name="ce46">
            <text:p><text:s text:c="3"/>684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105" table:style-name="ce46">
            <text:p><text:s text:c="2"/>1 105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822" table:style-name="ce46">
            <text:p><text:s text:c="3"/>822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2958" table:style-name="ce46">
            <text:p><text:s text:c="2"/>2 958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1307" table:style-name="ce46">
            <text:p><text:s text:c="2"/>1 307</text:p>
          </table:table-cell>
          <table:table-cell office:value-type="float" office:value="2285" table:style-name="ce46">
            <text:p><text:s text:c="2"/>2 285</text:p>
          </table:table-cell>
          <table:table-cell office:value-type="float" office:value="4473" table:style-name="ce46">
            <text:p><text:s text:c="2"/>4 473</text:p>
          </table:table-cell>
          <table:table-cell office:value-type="float" office:value="1154" table:style-name="ce46">
            <text:p><text:s text:c="2"/>1 154</text:p>
          </table:table-cell>
          <table:table-cell office:value-type="float" office:value="13202" table:style-name="ce46">
            <text:p><text:s text:c="2"/>13 202</text:p>
          </table:table-cell>
          <table:table-cell office:value-type="float" office:value="6053" table:style-name="ce46">
            <text:p><text:s text:c="2"/>6 053</text:p>
          </table:table-cell>
          <table:table-cell office:value-type="float" office:value="1477" table:style-name="ce46">
            <text:p><text:s text:c="2"/>1 477</text:p>
          </table:table-cell>
          <table:table-cell office:value-type="float" office:value="3661" table:style-name="ce46">
            <text:p><text:s text:c="2"/>3 661</text:p>
          </table:table-cell>
          <table:table-cell office:value-type="float" office:value="3151" table:style-name="ce46">
            <text:p><text:s text:c="2"/>3 151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2076" table:style-name="ce46">
            <text:p><text:s text:c="2"/>2 076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1821" table:style-name="ce46">
            <text:p><text:s text:c="2"/>1 821</text:p>
          </table:table-cell>
          <table:table-cell office:value-type="float" office:value="6126" table:style-name="ce46">
            <text:p><text:s text:c="2"/>6 126</text:p>
          </table:table-cell>
          <table:table-cell office:value-type="float" office:value="4401" table:style-name="ce46">
            <text:p><text:s text:c="2"/>4 401</text:p>
          </table:table-cell>
          <table:table-cell office:value-type="float" office:value="2111" table:style-name="ce46">
            <text:p><text:s text:c="2"/>2 111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1100" table:style-name="ce46">
            <text:p><text:s text:c="2"/>1 100</text:p>
          </table:table-cell>
          <table:table-cell office:value-type="float" office:value="1212" table:style-name="ce46">
            <text:p><text:s text:c="2"/>1 212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2488" table:style-name="ce46">
            <text:p><text:s text:c="2"/>2 488</text:p>
          </table:table-cell>
          <table:table-cell office:value-type="float" office:value="1547" table:style-name="ce46">
            <text:p><text:s text:c="2"/>1 547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4616" table:style-name="ce46">
            <text:p><text:s text:c="2"/>4 616</text:p>
          </table:table-cell>
          <table:table-cell office:value-type="float" office:value="1996" table:style-name="ce46">
            <text:p><text:s text:c="2"/>1 996</text:p>
          </table:table-cell>
          <table:table-cell office:value-type="float" office:value="3042" table:style-name="ce46">
            <text:p><text:s text:c="2"/>3 042</text:p>
          </table:table-cell>
          <table:table-cell office:value-type="float" office:value="2374" table:style-name="ce46">
            <text:p><text:s text:c="2"/>2 374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708" table:style-name="ce46">
            <text:p><text:s text:c="3"/>708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931" table:style-name="ce46">
            <text:p><text:s text:c="2"/>120 9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743" table:style-name="ce46">
            <text:p><text:s text:c="3"/>743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1233" table:style-name="ce46">
            <text:p><text:s text:c="2"/>1 233</text:p>
          </table:table-cell>
          <table:table-cell office:value-type="float" office:value="987" table:style-name="ce46">
            <text:p><text:s text:c="3"/>987</text:p>
          </table:table-cell>
          <table:table-cell office:value-type="float" office:value="11207" table:style-name="ce46">
            <text:p><text:s text:c="2"/>11 207</text:p>
          </table:table-cell>
          <table:table-cell office:value-type="float" office:value="1282" table:style-name="ce46">
            <text:p><text:s text:c="2"/>1 28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2225" table:style-name="ce46">
            <text:p><text:s text:c="2"/>2 225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1606" table:style-name="ce46">
            <text:p><text:s text:c="2"/>1 60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1474" table:style-name="ce46">
            <text:p><text:s text:c="2"/>1 474</text:p>
          </table:table-cell>
          <table:table-cell office:value-type="float" office:value="1921" table:style-name="ce46">
            <text:p><text:s text:c="2"/>1 921</text:p>
          </table:table-cell>
          <table:table-cell office:value-type="float" office:value="4352" table:style-name="ce46">
            <text:p><text:s text:c="2"/>4 352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2392" table:style-name="ce46">
            <text:p><text:s text:c="2"/>2 392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4603" table:style-name="ce46">
            <text:p><text:s text:c="2"/>4 603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8495" table:style-name="ce46">
            <text:p><text:s text:c="2"/>8 495</text:p>
          </table:table-cell>
          <table:table-cell office:value-type="float" office:value="5223" table:style-name="ce46">
            <text:p><text:s text:c="2"/>5 223</text:p>
          </table:table-cell>
          <table:table-cell office:value-type="float" office:value="2363" table:style-name="ce46">
            <text:p><text:s text:c="2"/>2 363</text:p>
          </table:table-cell>
          <table:table-cell office:value-type="float" office:value="3130" table:style-name="ce46">
            <text:p><text:s text:c="2"/>3 130</text:p>
          </table:table-cell>
          <table:table-cell office:value-type="float" office:value="2696" table:style-name="ce46">
            <text:p><text:s text:c="2"/>2 696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2518" table:style-name="ce46">
            <text:p><text:s text:c="2"/>2 5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765" table:style-name="ce46">
            <text:p><text:s text:c="2"/>74 76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83" table:style-name="ce47">
            <text:p><text:s text:c="3"/>583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1001" table:style-name="ce47">
            <text:p><text:s text:c="2"/>1 001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972" table:style-name="ce47">
            <text:p><text:s text:c="3"/>972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1865" table:style-name="ce47">
            <text:p><text:s text:c="2"/>1 865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2736" table:style-name="ce47">
            <text:p><text:s text:c="2"/>2 736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854" table:style-name="ce47">
            <text:p><text:s text:c="3"/>854</text:p>
          </table:table-cell>
          <table:table-cell office:value-type="float" office:value="1225" table:style-name="ce47">
            <text:p><text:s text:c="2"/>1 225</text:p>
          </table:table-cell>
          <table:table-cell office:value-type="float" office:value="26322" table:style-name="ce47">
            <text:p><text:s text:c="2"/>26 322</text:p>
          </table:table-cell>
          <table:table-cell office:value-type="float" office:value="1156" table:style-name="ce47">
            <text:p><text:s text:c="2"/>1 156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638" table:style-name="ce47">
            <text:p><text:s text:c="3"/>638</text:p>
          </table:table-cell>
          <table:table-cell office:value-type="float" office:value="1325" table:style-name="ce47">
            <text:p><text:s text:c="2"/>1 325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8580" table:style-name="ce47">
            <text:p><text:s text:c="2"/>18 580</text:p>
          </table:table-cell>
          <table:table-cell office:value-type="float" office:value="5268" table:style-name="ce47">
            <text:p><text:s text:c="2"/>5 268</text:p>
          </table:table-cell>
          <table:table-cell office:value-type="float" office:value="18631" table:style-name="ce47">
            <text:p><text:s text:c="2"/>18 631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2565" table:style-name="ce47">
            <text:p><text:s text:c="2"/>2 565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3094" table:style-name="ce47">
            <text:p><text:s text:c="2"/>3 094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20388" table:style-name="ce47">
            <text:p><text:s text:c="2"/>20 388</text:p>
          </table:table-cell>
          <table:table-cell office:value-type="float" office:value="7261" table:style-name="ce47">
            <text:p><text:s text:c="2"/>7 261</text:p>
          </table:table-cell>
          <table:table-cell office:value-type="float" office:value="2293" table:style-name="ce47">
            <text:p><text:s text:c="2"/>2 293</text:p>
          </table:table-cell>
          <table:table-cell office:value-type="float" office:value="8057" table:style-name="ce47">
            <text:p><text:s text:c="2"/>8 057</text:p>
          </table:table-cell>
          <table:table-cell office:value-type="float" office:value="2052" table:style-name="ce47">
            <text:p><text:s text:c="2"/>2 052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5155" table:style-name="ce47">
            <text:p><text:s text:c="2"/>5 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850" table:style-name="ce47">
            <text:p><text:s text:c="2"/>146 85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676" table:style-name="ce47">
            <text:p><text:s text:c="3"/>676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5812" table:style-name="ce47">
            <text:p><text:s text:c="2"/>5 812</text:p>
          </table:table-cell>
          <table:table-cell office:value-type="float" office:value="1654" table:style-name="ce47">
            <text:p><text:s text:c="2"/>1 65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3336" table:style-name="ce47">
            <text:p><text:s text:c="2"/>3 336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747" table:style-name="ce47">
            <text:p><text:s text:c="3"/>74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624" table:style-name="ce47">
            <text:p><text:s text:c="3"/>624</text:p>
          </table:table-cell>
          <table:table-cell office:value-type="float" office:value="620" table:style-name="ce47">
            <text:p><text:s text:c="3"/>620</text:p>
          </table:table-cell>
          <table:table-cell office:value-type="float" office:value="5289" table:style-name="ce47">
            <text:p><text:s text:c="2"/>5 289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920" table:style-name="ce47">
            <text:p><text:s text:c="3"/>92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8118" table:style-name="ce47">
            <text:p><text:s text:c="2"/>8 118</text:p>
          </table:table-cell>
          <table:table-cell office:value-type="float" office:value="3529" table:style-name="ce47">
            <text:p><text:s text:c="2"/>3 529</text:p>
          </table:table-cell>
          <table:table-cell office:value-type="float" office:value="1568" table:style-name="ce47">
            <text:p><text:s text:c="2"/>1 568</text:p>
          </table:table-cell>
          <table:table-cell office:value-type="float" office:value="1520" table:style-name="ce47">
            <text:p><text:s text:c="2"/>1 5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411" table:style-name="ce47">
            <text:p><text:s text:c="2"/>44 41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157" table:style-name="ce46">
            <text:p><text:s text:c="2"/>1 157</text:p>
          </table:table-cell>
          <table:table-cell office:value-type="float" office:value="1534" table:style-name="ce46">
            <text:p><text:s text:c="2"/>1 534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49" table:style-name="ce46">
            <text:p><text:s text:c="2"/>2 4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4" table:style-name="ce46">
            <text:p><text:s text:c="2"/>3 814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871" table:style-name="ce46">
            <text:p><text:s text:c="3"/>871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445" table:style-name="ce46">
            <text:p><text:s text:c="2"/>2 445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87" table:style-name="ce46">
            <text:p><text:s text:c="2"/>16 6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7469" table:style-name="ce46">
            <text:p><text:s text:c="2"/>37 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557" table:style-name="ce46">
            <text:p><text:s text:c="2"/>37 5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6" table:style-name="ce46">
            <text:p><text:s text:c="2"/>2 846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1" table:style-name="ce46">
            <text:p><text:s text:c="3"/>87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9" table:style-name="ce46">
            <text:p><text:s text:c="3"/>969</text:p>
          </table:table-cell>
          <table:table-cell office:value-type="float" office:value="1396" table:style-name="ce46">
            <text:p><text:s text:c="2"/>1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95" table:style-name="ce46">
            <text:p><text:s text:c="2"/>6 7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176" table:style-name="ce46">
            <text:p><text:s text:c="2"/>1 17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92" table:style-name="ce46">
            <text:p><text:s text:c="2"/>7 1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36" table:style-name="ce47">
            <text:p><text:s text:c="3"/>9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4116" table:style-name="ce47">
            <text:p><text:s text:c="2"/>4 116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4178" table:style-name="ce47">
            <text:p><text:s text:c="2"/>4 178</text:p>
          </table:table-cell>
          <table:table-cell office:value-type="float" office:value="1798" table:style-name="ce47">
            <text:p><text:s text:c="2"/>1 798</text:p>
          </table:table-cell>
          <table:table-cell office:value-type="float" office:value="1754" table:style-name="ce47">
            <text:p><text:s text:c="2"/>1 754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557" table:style-name="ce47">
            <text:p><text:s text:c="3"/>55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672" table:style-name="ce47">
            <text:p><text:s text:c="2"/>1 67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18" table:style-name="ce47">
            <text:p><text:s text:c="2"/>20 91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4" table:style-name="ce47">
            <text:p><text:s text:c="3"/>71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9" table:style-name="ce47">
            <text:p><text:s text:c="3"/>4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9" table:style-name="ce47">
            <text:p><text:s text:c="2"/>1 219</text:p>
          </table:table-cell>
          <table:table-cell office:value-type="float" office:value="2100" table:style-name="ce47">
            <text:p><text:s text:c="2"/>2 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27" table:style-name="ce47">
            <text:p><text:s text:c="2"/>5 12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88526" table:style-name="ce49">
            <text:p><text:s text:c="2"/>188 526</text:p>
          </table:table-cell>
          <table:table-cell office:value-type="float" office:value="80267" table:style-name="ce49">
            <text:p><text:s text:c="2"/>80 267</text:p>
          </table:table-cell>
          <table:table-cell office:value-type="float" office:value="9462" table:style-name="ce49">
            <text:p><text:s text:c="2"/>9 462</text:p>
          </table:table-cell>
          <table:table-cell office:value-type="float" office:value="11860" table:style-name="ce49">
            <text:p><text:s text:c="2"/>11 860</text:p>
          </table:table-cell>
          <table:table-cell office:value-type="float" office:value="125178" table:style-name="ce49">
            <text:p><text:s text:c="2"/>125 178</text:p>
          </table:table-cell>
          <table:table-cell office:value-type="float" office:value="47192" table:style-name="ce49">
            <text:p><text:s text:c="2"/>47 192</text:p>
          </table:table-cell>
          <table:table-cell office:value-type="float" office:value="11249" table:style-name="ce49">
            <text:p><text:s text:c="2"/>11 249</text:p>
          </table:table-cell>
          <table:table-cell office:value-type="float" office:value="246575" table:style-name="ce49">
            <text:p><text:s text:c="2"/>246 575</text:p>
          </table:table-cell>
          <table:table-cell office:value-type="float" office:value="43131" table:style-name="ce49">
            <text:p><text:s text:c="2"/>43 131</text:p>
          </table:table-cell>
          <table:table-cell office:value-type="float" office:value="258915" table:style-name="ce49">
            <text:p><text:s text:c="2"/>258 915</text:p>
          </table:table-cell>
          <table:table-cell office:value-type="float" office:value="56464" table:style-name="ce49">
            <text:p><text:s text:c="2"/>56 464</text:p>
          </table:table-cell>
          <table:table-cell office:value-type="float" office:value="12112" table:style-name="ce49">
            <text:p><text:s text:c="2"/>12 112</text:p>
          </table:table-cell>
          <table:table-cell office:value-type="float" office:value="38746" table:style-name="ce49">
            <text:p><text:s text:c="2"/>38 746</text:p>
          </table:table-cell>
          <table:table-cell office:value-type="float" office:value="38028" table:style-name="ce49">
            <text:p><text:s text:c="2"/>38 028</text:p>
          </table:table-cell>
          <table:table-cell office:value-type="float" office:value="28278" table:style-name="ce49">
            <text:p><text:s text:c="2"/>28 278</text:p>
          </table:table-cell>
          <table:table-cell office:value-type="float" office:value="20928" table:style-name="ce49">
            <text:p><text:s text:c="2"/>20 928</text:p>
          </table:table-cell>
          <table:table-cell office:value-type="float" office:value="77815" table:style-name="ce49">
            <text:p><text:s text:c="2"/>77 815</text:p>
          </table:table-cell>
          <table:table-cell office:value-type="float" office:value="11073" table:style-name="ce49">
            <text:p><text:s text:c="2"/>11 073</text:p>
          </table:table-cell>
          <table:table-cell office:value-type="float" office:value="405165" table:style-name="ce49">
            <text:p><text:s text:c="2"/>405 165</text:p>
          </table:table-cell>
          <table:table-cell office:value-type="float" office:value="43113" table:style-name="ce49">
            <text:p><text:s text:c="2"/>43 113</text:p>
          </table:table-cell>
          <table:table-cell office:value-type="float" office:value="152810" table:style-name="ce49">
            <text:p><text:s text:c="2"/>152 810</text:p>
          </table:table-cell>
          <table:table-cell office:value-type="float" office:value="73056" table:style-name="ce49">
            <text:p><text:s text:c="2"/>73 056</text:p>
          </table:table-cell>
          <table:table-cell office:value-type="float" office:value="39256" table:style-name="ce49">
            <text:p><text:s text:c="2"/>39 256</text:p>
          </table:table-cell>
          <table:table-cell office:value-type="float" office:value="41455" table:style-name="ce49">
            <text:p><text:s text:c="2"/>41 455</text:p>
          </table:table-cell>
          <table:table-cell office:value-type="float" office:value="91572" table:style-name="ce49">
            <text:p><text:s text:c="2"/>91 572</text:p>
          </table:table-cell>
          <table:table-cell office:value-type="float" office:value="59131" table:style-name="ce49">
            <text:p><text:s text:c="2"/>59 131</text:p>
          </table:table-cell>
          <table:table-cell office:value-type="float" office:value="115888" table:style-name="ce49">
            <text:p><text:s text:c="2"/>115 888</text:p>
          </table:table-cell>
          <table:table-cell office:value-type="float" office:value="57302" table:style-name="ce49">
            <text:p><text:s text:c="2"/>57 302</text:p>
          </table:table-cell>
          <table:table-cell office:value-type="float" office:value="68611" table:style-name="ce49">
            <text:p><text:s text:c="2"/>68 611</text:p>
          </table:table-cell>
          <table:table-cell office:value-type="float" office:value="87944" table:style-name="ce49">
            <text:p><text:s text:c="2"/>87 944</text:p>
          </table:table-cell>
          <table:table-cell office:value-type="float" office:value="59911" table:style-name="ce49">
            <text:p><text:s text:c="2"/>59 911</text:p>
          </table:table-cell>
          <table:table-cell office:value-type="float" office:value="91770" table:style-name="ce49">
            <text:p><text:s text:c="2"/>91 770</text:p>
          </table:table-cell>
          <table:table-cell office:value-type="float" office:value="164702" table:style-name="ce49">
            <text:p><text:s text:c="2"/>164 702</text:p>
          </table:table-cell>
          <table:table-cell office:value-type="float" office:value="75926" table:style-name="ce49">
            <text:p><text:s text:c="2"/>75 926</text:p>
          </table:table-cell>
          <table:table-cell office:value-type="float" office:value="31134" table:style-name="ce49">
            <text:p><text:s text:c="2"/>31 134</text:p>
          </table:table-cell>
          <table:table-cell office:value-type="float" office:value="42507" table:style-name="ce49">
            <text:p><text:s text:c="2"/>42 507</text:p>
          </table:table-cell>
          <table:table-cell office:value-type="float" office:value="51453" table:style-name="ce49">
            <text:p><text:s text:c="2"/>51 453</text:p>
          </table:table-cell>
          <table:table-cell office:value-type="float" office:value="202045" table:style-name="ce49">
            <text:p><text:s text:c="2"/>202 045</text:p>
          </table:table-cell>
          <table:table-cell office:value-type="float" office:value="31881" table:style-name="ce49">
            <text:p><text:s text:c="2"/>31 881</text:p>
          </table:table-cell>
          <table:table-cell office:value-type="float" office:value="308793" table:style-name="ce49">
            <text:p><text:s text:c="2"/>308 793</text:p>
          </table:table-cell>
          <table:table-cell office:value-type="float" office:value="77215" table:style-name="ce49">
            <text:p><text:s text:c="2"/>77 215</text:p>
          </table:table-cell>
          <table:table-cell office:value-type="float" office:value="435410" table:style-name="ce49">
            <text:p><text:s text:c="2"/>435 410</text:p>
          </table:table-cell>
          <table:table-cell office:value-type="float" office:value="233598" table:style-name="ce49">
            <text:p><text:s text:c="2"/>233 598</text:p>
          </table:table-cell>
          <table:table-cell office:value-type="float" office:value="12967" table:style-name="ce49">
            <text:p><text:s text:c="2"/>12 967</text:p>
          </table:table-cell>
          <table:table-cell office:value-type="float" office:value="34853" table:style-name="ce49">
            <text:p><text:s text:c="2"/>34 853</text:p>
          </table:table-cell>
          <table:table-cell office:value-type="float" office:value="59424" table:style-name="ce49">
            <text:p><text:s text:c="2"/>59 424</text:p>
          </table:table-cell>
          <table:table-cell office:value-type="float" office:value="12965" table:style-name="ce49">
            <text:p><text:s text:c="2"/>12 965</text:p>
          </table:table-cell>
          <table:table-cell office:value-type="float" office:value="146427" table:style-name="ce49">
            <text:p><text:s text:c="2"/>146 427</text:p>
          </table:table-cell>
          <table:table-cell office:value-type="float" office:value="9291" table:style-name="ce49">
            <text:p><text:s text:c="2"/>9 291</text:p>
          </table:table-cell>
          <table:table-cell office:value-type="float" office:value="26886" table:style-name="ce49">
            <text:p><text:s text:c="2"/>26 886</text:p>
          </table:table-cell>
          <table:table-cell office:value-type="float" office:value="96935" table:style-name="ce49">
            <text:p><text:s text:c="2"/>96 935</text:p>
          </table:table-cell>
          <table:table-cell office:value-type="float" office:value="56861" table:style-name="ce49">
            <text:p><text:s text:c="2"/>56 861</text:p>
          </table:table-cell>
          <table:table-cell office:value-type="float" office:value="226347" table:style-name="ce49">
            <text:p><text:s text:c="2"/>226 347</text:p>
          </table:table-cell>
          <table:table-cell office:value-type="float" office:value="51716" table:style-name="ce49">
            <text:p><text:s text:c="2"/>51 716</text:p>
          </table:table-cell>
          <table:table-cell office:value-type="float" office:value="71738" table:style-name="ce49">
            <text:p><text:s text:c="2"/>71 738</text:p>
          </table:table-cell>
          <table:table-cell office:value-type="float" office:value="23892" table:style-name="ce49">
            <text:p><text:s text:c="2"/>23 892</text:p>
          </table:table-cell>
          <table:table-cell office:value-type="float" office:value="66006" table:style-name="ce49">
            <text:p><text:s text:c="2"/>66 006</text:p>
          </table:table-cell>
          <table:table-cell office:value-type="float" office:value="18328" table:style-name="ce49">
            <text:p><text:s text:c="2"/>18 328</text:p>
          </table:table-cell>
          <table:table-cell office:value-type="float" office:value="85056" table:style-name="ce49">
            <text:p><text:s text:c="2"/>85 056</text:p>
          </table:table-cell>
          <table:table-cell office:value-type="float" office:value="7981" table:style-name="ce49">
            <text:p><text:s text:c="2"/>7 981</text:p>
          </table:table-cell>
          <table:table-cell office:value-type="float" office:value="242741" table:style-name="ce49">
            <text:p><text:s text:c="2"/>242 741</text:p>
          </table:table-cell>
          <table:table-cell office:value-type="float" office:value="55962" table:style-name="ce49">
            <text:p><text:s text:c="2"/>55 962</text:p>
          </table:table-cell>
          <table:table-cell office:value-type="float" office:value="40553" table:style-name="ce49">
            <text:p><text:s text:c="2"/>40 553</text:p>
          </table:table-cell>
          <table:table-cell office:value-type="float" office:value="68487" table:style-name="ce49">
            <text:p><text:s text:c="2"/>68 487</text:p>
          </table:table-cell>
          <table:table-cell office:value-type="float" office:value="133095" table:style-name="ce49">
            <text:p><text:s text:c="2"/>133 095</text:p>
          </table:table-cell>
          <table:table-cell office:value-type="float" office:value="17382" table:style-name="ce49">
            <text:p><text:s text:c="2"/>17 382</text:p>
          </table:table-cell>
          <table:table-cell office:value-type="float" office:value="85520" table:style-name="ce49">
            <text:p><text:s text:c="2"/>85 520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998860" table:style-name="ce49">
            <text:p><text:s/>5 998 860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8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846" table:style-name="ce57">
            <text:p><text:s text:c="3"/>8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7" table:style-name="ce57">
            <text:p><text:s text:c="3"/>7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73" table:style-name="ce57">
            <text:p><text:s text:c="2"/>2 873</text:p>
          </table:table-cell>
          <table:table-cell office:value-type="float" office:value="4426" table:style-name="ce57">
            <text:p><text:s text:c="2"/>4 426</text:p>
          </table:table-cell>
          <table:table-cell office:value-type="float" office:value="23028" table:style-name="ce57">
            <text:p><text:s text:c="2"/>23 02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4997" table:style-name="ce57">
            <text:p><text:s text:c="2"/>14 9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65" table:style-name="ce57">
            <text:p><text:s text:c="2"/>3 8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88" table:style-name="ce57">
            <text:p><text:s text:c="2"/>2 588</text:p>
          </table:table-cell>
          <table:table-cell office:value-type="float" office:value="21450" table:style-name="ce57">
            <text:p><text:s text:c="2"/>21 450</text:p>
          </table:table-cell>
          <table:table-cell office:value-type="float" office:value="43827" table:style-name="ce57">
            <text:p><text:s text:c="2"/>43 82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6305" table:style-name="ce57">
            <text:p><text:s text:c="2"/>6 3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81" table:style-name="ce57">
            <text:p><text:s text:c="2"/>2 381</text:p>
          </table:table-cell>
          <table:table-cell office:value-type="float" office:value="8693" table:style-name="ce57">
            <text:p><text:s text:c="2"/>8 693</text:p>
          </table:table-cell>
          <table:table-cell office:value-type="float" office:value="16093" table:style-name="ce57">
            <text:p><text:s text:c="2"/>16 0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98" table:style-name="ce57">
            <text:p><text:s text:c="2"/>1 5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98" table:style-name="ce57">
            <text:p><text:s text:c="2"/>1 598</text:p>
          </table:table-cell>
          <table:table-cell office:value-type="float" office:value="58106" table:style-name="ce57">
            <text:p><text:s text:c="2"/>58 10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24110" table:style-name="ce57">
            <text:p><text:s text:c="2"/>124 1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7085" table:style-name="ce57">
            <text:p><text:s/>(-) <text:s/>17 085</text:p>
          </table:table-cell>
          <table:table-cell office:value-type="float" office:value="107141" table:style-name="ce57">
            <text:p><text:s text:c="2"/>107 141</text:p>
          </table:table-cell>
          <table:table-cell office:value-type="float" office:value="166188" table:style-name="ce57">
            <text:p><text:s text:c="2"/>166 18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615" table:style-name="ce58">
            <text:p><text:s text:c="2"/>1 615</text:p>
          </table:table-cell>
          <table:table-cell office:value-type="float" office:value="63" table:style-name="ce58">
            <text:p><text:s text:c="3"/>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350" table:style-name="ce58">
            <text:p><text:s text:c="2"/>60 3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41" table:style-name="ce58">
            <text:p><text:s/>(-) <text:s text:c="2"/>241</text:p>
          </table:table-cell>
          <table:table-cell office:value-type="float" office:value="61787" table:style-name="ce58">
            <text:p><text:s text:c="2"/>61 787</text:p>
          </table:table-cell>
          <table:table-cell office:value-type="float" office:value="87715" table:style-name="ce58">
            <text:p><text:s text:c="2"/>87 71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40" table:style-name="ce58">
            <text:p><text:s text:c="2"/>3 740</text:p>
          </table:table-cell>
          <table:table-cell office:value-type="float" office:value="279" table:style-name="ce58">
            <text:p><text:s text:c="3"/>2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63" table:style-name="ce58">
            <text:p><text:s text:c="2"/>4 063</text:p>
          </table:table-cell>
          <table:table-cell office:value-type="float" office:value="16013" table:style-name="ce58">
            <text:p><text:s text:c="2"/>16 01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5971" table:style-name="ce58">
            <text:p><text:s text:c="2"/>15 9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66" table:style-name="ce58">
            <text:p><text:s text:c="3"/>566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1301" table:style-name="ce58">
            <text:p><text:s text:c="2"/>1 301</text:p>
          </table:table-cell>
          <table:table-cell office:value-type="float" office:value="18056" table:style-name="ce58">
            <text:p><text:s text:c="2"/>18 056</text:p>
          </table:table-cell>
          <table:table-cell office:value-type="float" office:value="25288" table:style-name="ce58">
            <text:p><text:s text:c="2"/>25 28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962" table:style-name="ce58">
            <text:p><text:s text:c="2"/>1 962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184" table:style-name="ce58">
            <text:p><text:s text:c="2"/>34 184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334" table:style-name="ce58">
            <text:p><text:s text:c="2"/>36 334</text:p>
          </table:table-cell>
          <table:table-cell office:value-type="float" office:value="41588" table:style-name="ce58">
            <text:p><text:s text:c="2"/>41 58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620" table:style-name="ce58">
            <text:p><text:s text:c="2"/>2 6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87" table:style-name="ce58">
            <text:p><text:s text:c="2"/>1 187</text:p>
          </table:table-cell>
          <table:table-cell office:value-type="float" office:value="16111" table:style-name="ce58">
            <text:p><text:s text:c="2"/>16 111</text:p>
          </table:table-cell>
          <table:table-cell office:value-type="float" office:value="-1140" table:style-name="ce58">
            <text:p><text:s/>(-) <text:s/>1 140</text:p>
          </table:table-cell>
          <table:table-cell office:value-type="float" office:value="18778" table:style-name="ce58">
            <text:p><text:s text:c="2"/>18 778</text:p>
          </table:table-cell>
          <table:table-cell office:value-type="float" office:value="81306" table:style-name="ce58">
            <text:p><text:s text:c="2"/>81 30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709" table:style-name="ce57">
            <text:p><text:s text:c="2"/>13 7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709" table:style-name="ce57">
            <text:p><text:s text:c="2"/>13 709</text:p>
          </table:table-cell>
          <table:table-cell office:value-type="float" office:value="35809" table:style-name="ce57">
            <text:p><text:s text:c="2"/>35 80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4" table:style-name="ce57">
            <text:p><text:s text:c="3"/>314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5" table:style-name="ce57">
            <text:p><text:s text:c="3"/>375</text:p>
          </table:table-cell>
          <table:table-cell office:value-type="float" office:value="9229" table:style-name="ce57">
            <text:p><text:s text:c="2"/>9 22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960" table:style-name="ce57">
            <text:p><text:s text:c="3"/>96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37" table:style-name="ce57">
            <text:p><text:s text:c="2"/>12 637</text:p>
          </table:table-cell>
          <table:table-cell office:value-type="float" office:value="121" table:style-name="ce57">
            <text:p><text:s text:c="3"/>121</text:p>
          </table:table-cell>
          <table:table-cell office:value-type="float" office:value="-20" table:style-name="ce57">
            <text:p><text:s/>(-) <text:s text:c="2"/>20</text:p>
          </table:table-cell>
          <table:table-cell office:value-type="float" office:value="13699" table:style-name="ce57">
            <text:p><text:s text:c="2"/>13 699</text:p>
          </table:table-cell>
          <table:table-cell office:value-type="float" office:value="36313" table:style-name="ce57">
            <text:p><text:s text:c="2"/>36 31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2983" table:style-name="ce57">
            <text:p><text:s text:c="2"/>2 9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98" table:style-name="ce57">
            <text:p><text:s text:c="2"/>9 698</text:p>
          </table:table-cell>
          <table:table-cell office:value-type="float" office:value="1160" table:style-name="ce57">
            <text:p><text:s text:c="2"/>1 160</text:p>
          </table:table-cell>
          <table:table-cell office:value-type="float" office:value="196" table:style-name="ce57">
            <text:p><text:s text:c="3"/>196</text:p>
          </table:table-cell>
          <table:table-cell office:value-type="float" office:value="14037" table:style-name="ce57">
            <text:p><text:s text:c="2"/>14 037</text:p>
          </table:table-cell>
          <table:table-cell office:value-type="float" office:value="32968" table:style-name="ce57">
            <text:p><text:s text:c="2"/>32 96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805" table:style-name="ce57">
            <text:p><text:s text:c="3"/>80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82" table:style-name="ce57">
            <text:p><text:s text:c="2"/>17 5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390" table:style-name="ce57">
            <text:p><text:s text:c="2"/>18 390</text:p>
          </table:table-cell>
          <table:table-cell office:value-type="float" office:value="22713" table:style-name="ce57">
            <text:p><text:s text:c="2"/>22 71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20" table:style-name="ce58">
            <text:p><text:s/>(-) <text:s text:c="2"/>220</text:p>
          </table:table-cell>
          <table:table-cell office:value-type="float" office:value="-219" table:style-name="ce58">
            <text:p><text:s/>(-) <text:s text:c="2"/>219</text:p>
          </table:table-cell>
          <table:table-cell office:value-type="float" office:value="15397" table:style-name="ce58">
            <text:p><text:s text:c="2"/>15 39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2405" table:style-name="ce58">
            <text:p><text:s text:c="2"/>2 4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26" table:style-name="ce58">
            <text:p><text:s/>(-) <text:s text:c="2"/>326</text:p>
          </table:table-cell>
          <table:table-cell office:value-type="float" office:value="2079" table:style-name="ce58">
            <text:p><text:s text:c="2"/>2 079</text:p>
          </table:table-cell>
          <table:table-cell office:value-type="float" office:value="29371" table:style-name="ce58">
            <text:p><text:s text:c="2"/>29 37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93113" table:style-name="ce58">
            <text:p><text:s text:c="2"/>93 1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10" table:style-name="ce58">
            <text:p><text:s text:c="2"/>4 810</text:p>
          </table:table-cell>
          <table:table-cell office:value-type="float" office:value="-12092" table:style-name="ce58">
            <text:p><text:s/>(-) <text:s/>12 092</text:p>
          </table:table-cell>
          <table:table-cell office:value-type="float" office:value="85831" table:style-name="ce58">
            <text:p><text:s text:c="2"/>85 831</text:p>
          </table:table-cell>
          <table:table-cell office:value-type="float" office:value="244823" table:style-name="ce58">
            <text:p><text:s text:c="2"/>244 82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74327" table:style-name="ce58">
            <text:p><text:s text:c="2"/>74 3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710" table:style-name="ce58">
            <text:p><text:s text:c="2"/>7 710</text:p>
          </table:table-cell>
          <table:table-cell office:value-type="float" office:value="82037" table:style-name="ce58">
            <text:p><text:s text:c="2"/>82 037</text:p>
          </table:table-cell>
          <table:table-cell office:value-type="float" office:value="103793" table:style-name="ce58">
            <text:p><text:s text:c="2"/>103 79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12582" table:style-name="ce58">
            <text:p><text:s text:c="2"/>12 5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286" table:style-name="ce58">
            <text:p><text:s/>(-) <text:s/>1 286</text:p>
          </table:table-cell>
          <table:table-cell office:value-type="float" office:value="11296" table:style-name="ce58">
            <text:p><text:s text:c="2"/>11 296</text:p>
          </table:table-cell>
          <table:table-cell office:value-type="float" office:value="25767" table:style-name="ce58">
            <text:p><text:s text:c="2"/>25 76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8980" table:style-name="ce57">
            <text:p><text:s text:c="2"/>28 980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6279" table:style-name="ce57">
            <text:p><text:s text:c="2"/>136 2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4" table:style-name="ce57">
            <text:p><text:s text:c="3"/>794</text:p>
          </table:table-cell>
          <table:table-cell office:value-type="float" office:value="166132" table:style-name="ce57">
            <text:p><text:s text:c="2"/>166 132</text:p>
          </table:table-cell>
          <table:table-cell office:value-type="float" office:value="202886" table:style-name="ce57">
            <text:p><text:s text:c="2"/>202 88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3912" table:style-name="ce57">
            <text:p><text:s text:c="2"/>3 9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19" table:style-name="ce57">
            <text:p><text:s text:c="2"/>9 2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7" table:style-name="ce57">
            <text:p><text:s/>(-) <text:s text:c="2"/>157</text:p>
          </table:table-cell>
          <table:table-cell office:value-type="float" office:value="12974" table:style-name="ce57">
            <text:p><text:s text:c="2"/>12 974</text:p>
          </table:table-cell>
          <table:table-cell office:value-type="float" office:value="18957" table:style-name="ce57">
            <text:p><text:s text:c="2"/>18 95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5056" table:style-name="ce57">
            <text:p><text:s text:c="2"/>25 0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436" table:style-name="ce57">
            <text:p><text:s text:c="2"/>41 4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0" table:style-name="ce57">
            <text:p><text:s/>(-) <text:s text:c="2"/>150</text:p>
          </table:table-cell>
          <table:table-cell office:value-type="float" office:value="66342" table:style-name="ce57">
            <text:p><text:s text:c="2"/>66 342</text:p>
          </table:table-cell>
          <table:table-cell office:value-type="float" office:value="76542" table:style-name="ce57">
            <text:p><text:s text:c="2"/>76 5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823" table:style-name="ce57">
            <text:p><text:s text:c="3"/>8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89" table:style-name="ce57">
            <text:p><text:s text:c="2"/>9 1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0" table:style-name="ce57">
            <text:p><text:s/>(-) <text:s text:c="2"/>100</text:p>
          </table:table-cell>
          <table:table-cell office:value-type="float" office:value="9912" table:style-name="ce57">
            <text:p><text:s text:c="2"/>9 912</text:p>
          </table:table-cell>
          <table:table-cell office:value-type="float" office:value="11462" table:style-name="ce57">
            <text:p><text:s text:c="2"/>11 46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097" table:style-name="ce57">
            <text:p><text:s text:c="2"/>18 0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47" table:style-name="ce57">
            <text:p><text:s/>(-) <text:s text:c="2"/>247</text:p>
          </table:table-cell>
          <table:table-cell office:value-type="float" office:value="17861" table:style-name="ce57">
            <text:p><text:s text:c="2"/>17 861</text:p>
          </table:table-cell>
          <table:table-cell office:value-type="float" office:value="31967" table:style-name="ce57">
            <text:p><text:s text:c="2"/>31 96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17" table:style-name="ce58">
            <text:p><text:s text:c="3"/>217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6244" table:style-name="ce58">
            <text:p><text:s text:c="2"/>76 2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74" table:style-name="ce58">
            <text:p><text:s/>(-) <text:s text:c="2"/>74</text:p>
          </table:table-cell>
          <table:table-cell office:value-type="float" office:value="76392" table:style-name="ce58">
            <text:p><text:s text:c="2"/>76 392</text:p>
          </table:table-cell>
          <table:table-cell office:value-type="float" office:value="88946" table:style-name="ce58">
            <text:p><text:s text:c="2"/>88 9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3938" table:style-name="ce58">
            <text:p><text:s text:c="2"/>23 93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730" table:style-name="ce58">
            <text:p><text:s text:c="2"/>8 7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829" table:style-name="ce58">
            <text:p><text:s/>(-) <text:s text:c="2"/>829</text:p>
          </table:table-cell>
          <table:table-cell office:value-type="float" office:value="31839" table:style-name="ce58">
            <text:p><text:s text:c="2"/>31 839</text:p>
          </table:table-cell>
          <table:table-cell office:value-type="float" office:value="42939" table:style-name="ce58">
            <text:p><text:s text:c="2"/>42 93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11983" table:style-name="ce58">
            <text:p><text:s text:c="2"/>11 983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866" table:style-name="ce58">
            <text:p><text:s text:c="2"/>30 8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723" table:style-name="ce58">
            <text:p><text:s/>(-) <text:s/>1 723</text:p>
          </table:table-cell>
          <table:table-cell office:value-type="float" office:value="41139" table:style-name="ce58">
            <text:p><text:s text:c="2"/>41 139</text:p>
          </table:table-cell>
          <table:table-cell office:value-type="float" office:value="48781" table:style-name="ce58">
            <text:p><text:s text:c="2"/>48 78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8630" table:style-name="ce58">
            <text:p><text:s text:c="2"/>28 6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768" table:style-name="ce58">
            <text:p><text:s text:c="2"/>23 7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85" table:style-name="ce58">
            <text:p><text:s text:c="2"/>1 785</text:p>
          </table:table-cell>
          <table:table-cell office:value-type="float" office:value="54183" table:style-name="ce58">
            <text:p><text:s text:c="2"/>54 183</text:p>
          </table:table-cell>
          <table:table-cell office:value-type="float" office:value="97239" table:style-name="ce58">
            <text:p><text:s text:c="2"/>97 239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207" table:style-name="ce58">
            <text:p><text:s text:c="2"/>2 20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159" table:style-name="ce58">
            <text:p><text:s text:c="2"/>19 1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70" table:style-name="ce58">
            <text:p><text:s/>(-) <text:s text:c="2"/>170</text:p>
          </table:table-cell>
          <table:table-cell office:value-type="float" office:value="21199" table:style-name="ce58">
            <text:p><text:s text:c="2"/>21 199</text:p>
          </table:table-cell>
          <table:table-cell office:value-type="float" office:value="25420" table:style-name="ce58">
            <text:p><text:s text:c="2"/>25 4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995" table:style-name="ce57">
            <text:p><text:s text:c="3"/>995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876" table:style-name="ce57">
            <text:p><text:s text:c="2"/>23 8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6" table:style-name="ce57">
            <text:p><text:s text:c="2"/>1 576</text:p>
          </table:table-cell>
          <table:table-cell office:value-type="float" office:value="26456" table:style-name="ce57">
            <text:p><text:s text:c="2"/>26 456</text:p>
          </table:table-cell>
          <table:table-cell office:value-type="float" office:value="29506" table:style-name="ce57">
            <text:p><text:s text:c="2"/>29 50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652" table:style-name="ce57">
            <text:p><text:s text:c="3"/>65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791" table:style-name="ce57">
            <text:p><text:s text:c="2"/>33 7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19" table:style-name="ce57">
            <text:p><text:s/>(-) <text:s text:c="2"/>919</text:p>
          </table:table-cell>
          <table:table-cell office:value-type="float" office:value="33533" table:style-name="ce57">
            <text:p><text:s text:c="2"/>33 533</text:p>
          </table:table-cell>
          <table:table-cell office:value-type="float" office:value="63113" table:style-name="ce57">
            <text:p><text:s text:c="2"/>63 1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20" table:style-name="ce57">
            <text:p><text:s text:c="2"/>1 0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960" table:style-name="ce57">
            <text:p><text:s text:c="2"/>14 9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74" table:style-name="ce57">
            <text:p><text:s/>(-) <text:s/>2 074</text:p>
          </table:table-cell>
          <table:table-cell office:value-type="float" office:value="13906" table:style-name="ce57">
            <text:p><text:s text:c="2"/>13 906</text:p>
          </table:table-cell>
          <table:table-cell office:value-type="float" office:value="51506" table:style-name="ce57">
            <text:p><text:s text:c="2"/>51 50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4100" table:style-name="ce57">
            <text:p><text:s text:c="2"/>4 100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582" table:style-name="ce57">
            <text:p><text:s text:c="2"/>182 5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08" table:style-name="ce57">
            <text:p><text:s text:c="2"/>5 408</text:p>
          </table:table-cell>
          <table:table-cell office:value-type="float" office:value="192116" table:style-name="ce57">
            <text:p><text:s text:c="2"/>192 116</text:p>
          </table:table-cell>
          <table:table-cell office:value-type="float" office:value="218439" table:style-name="ce57">
            <text:p><text:s text:c="2"/>218 43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511" table:style-name="ce57">
            <text:p><text:s text:c="2"/>3 5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659" table:style-name="ce57">
            <text:p><text:s text:c="2"/>77 6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83" table:style-name="ce57">
            <text:p><text:s/>(-) <text:s text:c="2"/>283</text:p>
          </table:table-cell>
          <table:table-cell office:value-type="float" office:value="80887" table:style-name="ce57">
            <text:p><text:s text:c="2"/>80 887</text:p>
          </table:table-cell>
          <table:table-cell office:value-type="float" office:value="147186" table:style-name="ce57">
            <text:p><text:s text:c="2"/>147 18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7161" table:style-name="ce58">
            <text:p><text:s text:c="2"/>7 1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342" table:style-name="ce58">
            <text:p><text:s text:c="2"/>31 3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80" table:style-name="ce58">
            <text:p><text:s text:c="3"/>780</text:p>
          </table:table-cell>
          <table:table-cell office:value-type="float" office:value="39283" table:style-name="ce58">
            <text:p><text:s text:c="2"/>39 283</text:p>
          </table:table-cell>
          <table:table-cell office:value-type="float" office:value="40485" table:style-name="ce58">
            <text:p><text:s text:c="2"/>40 48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312" table:style-name="ce58">
            <text:p><text:s text:c="3"/>3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3" table:style-name="ce58">
            <text:p><text:s text:c="3"/>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31" table:style-name="ce58">
            <text:p><text:s text:c="2"/>1 231</text:p>
          </table:table-cell>
          <table:table-cell office:value-type="float" office:value="1636" table:style-name="ce58">
            <text:p><text:s text:c="2"/>1 636</text:p>
          </table:table-cell>
          <table:table-cell office:value-type="float" office:value="17269" table:style-name="ce58">
            <text:p><text:s text:c="2"/>17 26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867" table:style-name="ce58">
            <text:p><text:s text:c="3"/>8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00" table:style-name="ce58">
            <text:p><text:s text:c="2"/>1 6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8" table:style-name="ce58">
            <text:p><text:s text:c="3"/>398</text:p>
          </table:table-cell>
          <table:table-cell office:value-type="float" office:value="2865" table:style-name="ce58">
            <text:p><text:s text:c="2"/>2 865</text:p>
          </table:table-cell>
          <table:table-cell office:value-type="float" office:value="32706" table:style-name="ce58">
            <text:p><text:s text:c="2"/>32 70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230" table:style-name="ce58">
            <text:p><text:s text:c="2"/>1 2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014" table:style-name="ce58">
            <text:p><text:s text:c="2"/>41 0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17" table:style-name="ce58">
            <text:p><text:s text:c="2"/>1 317</text:p>
          </table:table-cell>
          <table:table-cell office:value-type="float" office:value="43561" table:style-name="ce58">
            <text:p><text:s text:c="2"/>43 561</text:p>
          </table:table-cell>
          <table:table-cell office:value-type="float" office:value="57825" table:style-name="ce58">
            <text:p><text:s text:c="2"/>57 825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225" table:style-name="ce58">
            <text:p><text:s text:c="2"/>2 225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9172" table:style-name="ce58">
            <text:p><text:s text:c="2"/>139 1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53" table:style-name="ce58">
            <text:p><text:s text:c="2"/>2 553</text:p>
          </table:table-cell>
          <table:table-cell office:value-type="float" office:value="143978" table:style-name="ce58">
            <text:p><text:s text:c="2"/>143 978</text:p>
          </table:table-cell>
          <table:table-cell office:value-type="float" office:value="157078" table:style-name="ce58">
            <text:p><text:s text:c="2"/>157 0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9466" table:style-name="ce57">
            <text:p><text:s text:c="2"/>9 4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143" table:style-name="ce57">
            <text:p><text:s text:c="2"/>62 1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2" table:style-name="ce57">
            <text:p><text:s text:c="2"/>1 322</text:p>
          </table:table-cell>
          <table:table-cell office:value-type="float" office:value="72931" table:style-name="ce57">
            <text:p><text:s text:c="2"/>72 931</text:p>
          </table:table-cell>
          <table:table-cell office:value-type="float" office:value="82176" table:style-name="ce57">
            <text:p><text:s text:c="2"/>82 1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11292" table:style-name="ce57">
            <text:p><text:s text:c="2"/>11 2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74" table:style-name="ce57">
            <text:p><text:s text:c="2"/>2 774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-363" table:style-name="ce57">
            <text:p><text:s/>(-) <text:s text:c="2"/>363</text:p>
          </table:table-cell>
          <table:table-cell office:value-type="float" office:value="13795" table:style-name="ce57">
            <text:p><text:s text:c="2"/>13 795</text:p>
          </table:table-cell>
          <table:table-cell office:value-type="float" office:value="44105" table:style-name="ce57">
            <text:p><text:s text:c="2"/>44 1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30202" table:style-name="ce57">
            <text:p><text:s text:c="2"/>30 2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3" table:style-name="ce57">
            <text:p><text:s text:c="3"/>713</text:p>
          </table:table-cell>
          <table:table-cell office:value-type="float" office:value="30915" table:style-name="ce57">
            <text:p><text:s text:c="2"/>30 915</text:p>
          </table:table-cell>
          <table:table-cell office:value-type="float" office:value="42113" table:style-name="ce57">
            <text:p><text:s text:c="2"/>42 1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7554" table:style-name="ce57">
            <text:p><text:s text:c="2"/>7 5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973" table:style-name="ce57">
            <text:p><text:s text:c="2"/>19 9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" table:style-name="ce57">
            <text:p><text:s text:c="3"/>68</text:p>
          </table:table-cell>
          <table:table-cell office:value-type="float" office:value="27595" table:style-name="ce57">
            <text:p><text:s text:c="2"/>27 595</text:p>
          </table:table-cell>
          <table:table-cell office:value-type="float" office:value="103218" table:style-name="ce57">
            <text:p><text:s text:c="2"/>103 2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28" table:style-name="ce57">
            <text:p><text:s text:c="3"/>1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1" table:style-name="ce57">
            <text:p><text:s text:c="3"/>7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90" table:style-name="ce57">
            <text:p><text:s/>(-) <text:s text:c="2"/>490</text:p>
          </table:table-cell>
          <table:table-cell office:value-type="float" office:value="389" table:style-name="ce57">
            <text:p><text:s text:c="3"/>389</text:p>
          </table:table-cell>
          <table:table-cell office:value-type="float" office:value="38540" table:style-name="ce57">
            <text:p><text:s text:c="2"/>38 54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6175" table:style-name="ce58">
            <text:p><text:s text:c="2"/>6 1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1" table:style-name="ce58">
            <text:p><text:s text:c="3"/>6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42" table:style-name="ce58">
            <text:p><text:s text:c="3"/>842</text:p>
          </table:table-cell>
          <table:table-cell office:value-type="float" office:value="7708" table:style-name="ce58">
            <text:p><text:s text:c="2"/>7 708</text:p>
          </table:table-cell>
          <table:table-cell office:value-type="float" office:value="29086" table:style-name="ce58">
            <text:p><text:s text:c="2"/>29 08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4309" table:style-name="ce58">
            <text:p><text:s text:c="2"/>154 3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4309" table:style-name="ce58">
            <text:p><text:s text:c="2"/>154 309</text:p>
          </table:table-cell>
          <table:table-cell office:value-type="float" office:value="176497" table:style-name="ce58">
            <text:p><text:s text:c="2"/>176 49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48" table:style-name="ce58">
            <text:p><text:s text:c="2"/>1 348</text:p>
          </table:table-cell>
          <table:table-cell office:value-type="float" office:value="1348" table:style-name="ce58">
            <text:p><text:s text:c="2"/>1 348</text:p>
          </table:table-cell>
          <table:table-cell office:value-type="float" office:value="26048" table:style-name="ce58">
            <text:p><text:s text:c="2"/>26 04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0972" table:style-name="ce58">
            <text:p><text:s text:c="2"/>10 9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817" table:style-name="ce58">
            <text:p><text:s/>(-) <text:s/>2 817</text:p>
          </table:table-cell>
          <table:table-cell office:value-type="float" office:value="8155" table:style-name="ce58">
            <text:p><text:s text:c="2"/>8 155</text:p>
          </table:table-cell>
          <table:table-cell office:value-type="float" office:value="24085" table:style-name="ce58">
            <text:p><text:s text:c="2"/>24 08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322" table:style-name="ce58">
            <text:p><text:s text:c="2"/>7 3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322" table:style-name="ce58">
            <text:p><text:s text:c="2"/>7 322</text:p>
          </table:table-cell>
          <table:table-cell office:value-type="float" office:value="166140" table:style-name="ce58">
            <text:p><text:s text:c="2"/>166 1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6165" table:style-name="ce57">
            <text:p><text:s text:c="2"/>6 1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410" table:style-name="ce57">
            <text:p><text:s text:c="2"/>36 4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960" table:style-name="ce57">
            <text:p><text:s/>(-) <text:s/>4 960</text:p>
          </table:table-cell>
          <table:table-cell office:value-type="float" office:value="37615" table:style-name="ce57">
            <text:p><text:s text:c="2"/>37 615</text:p>
          </table:table-cell>
          <table:table-cell office:value-type="float" office:value="287716" table:style-name="ce57">
            <text:p><text:s text:c="2"/>287 7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469" table:style-name="ce57">
            <text:p><text:s text:c="2"/>3 4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236" table:style-name="ce57">
            <text:p><text:s text:c="2"/>55 2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2" table:style-name="ce57">
            <text:p><text:s text:c="3"/>812</text:p>
          </table:table-cell>
          <table:table-cell office:value-type="float" office:value="59517" table:style-name="ce57">
            <text:p><text:s text:c="2"/>59 517</text:p>
          </table:table-cell>
          <table:table-cell office:value-type="float" office:value="114258" table:style-name="ce57">
            <text:p><text:s text:c="2"/>114 25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867" table:style-name="ce57">
            <text:p><text:s text:c="2"/>2 8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844" table:style-name="ce57">
            <text:p><text:s/>(-) <text:s text:c="2"/>844</text:p>
          </table:table-cell>
          <table:table-cell office:value-type="float" office:value="2054" table:style-name="ce57">
            <text:p><text:s text:c="2"/>2 054</text:p>
          </table:table-cell>
          <table:table-cell office:value-type="float" office:value="91455" table:style-name="ce57">
            <text:p><text:s text:c="2"/>91 4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732" table:style-name="ce57">
            <text:p><text:s text:c="3"/>7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8" table:style-name="ce57">
            <text:p><text:s text:c="3"/>228</text:p>
          </table:table-cell>
          <table:table-cell office:value-type="float" office:value="960" table:style-name="ce57">
            <text:p><text:s text:c="3"/>960</text:p>
          </table:table-cell>
          <table:table-cell office:value-type="float" office:value="72308" table:style-name="ce57">
            <text:p><text:s text:c="2"/>72 30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9269" table:style-name="ce57">
            <text:p><text:s text:c="2"/>9 2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650" table:style-name="ce57">
            <text:p><text:s/>(-) <text:s/>2 650</text:p>
          </table:table-cell>
          <table:table-cell office:value-type="float" office:value="6619" table:style-name="ce57">
            <text:p><text:s text:c="2"/>6 619</text:p>
          </table:table-cell>
          <table:table-cell office:value-type="float" office:value="92461" table:style-name="ce57">
            <text:p><text:s text:c="2"/>92 46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469" table:style-name="ce58">
            <text:p><text:s text:c="2"/>9 4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64" table:style-name="ce58">
            <text:p><text:s text:c="2"/>3 364</text:p>
          </table:table-cell>
          <table:table-cell office:value-type="float" office:value="12833" table:style-name="ce58">
            <text:p><text:s text:c="2"/>12 833</text:p>
          </table:table-cell>
          <table:table-cell office:value-type="float" office:value="82925" table:style-name="ce58">
            <text:p><text:s text:c="2"/>82 92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226" table:style-name="ce58">
            <text:p><text:s text:c="2"/>1 2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9" table:style-name="ce58">
            <text:p><text:s text:c="3"/>7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35" table:style-name="ce58">
            <text:p><text:s text:c="2"/>3 135</text:p>
          </table:table-cell>
          <table:table-cell office:value-type="float" office:value="5110" table:style-name="ce58">
            <text:p><text:s text:c="2"/>5 110</text:p>
          </table:table-cell>
          <table:table-cell office:value-type="float" office:value="70174" table:style-name="ce58">
            <text:p><text:s text:c="2"/>70 1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8160" table:style-name="ce58">
            <text:p><text:s text:c="2"/>8 1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57" table:style-name="ce58">
            <text:p><text:s text:c="3"/>6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0" table:style-name="ce58">
            <text:p><text:s text:c="3"/>70</text:p>
          </table:table-cell>
          <table:table-cell office:value-type="float" office:value="8887" table:style-name="ce58">
            <text:p><text:s text:c="2"/>8 887</text:p>
          </table:table-cell>
          <table:table-cell office:value-type="float" office:value="45762" table:style-name="ce58">
            <text:p><text:s text:c="2"/>45 76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734" table:style-name="ce58">
            <text:p><text:s text:c="3"/>7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6" table:style-name="ce58">
            <text:p><text:s text:c="3"/>4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84" table:style-name="ce58">
            <text:p><text:s/>(-) <text:s text:c="2"/>684</text:p>
          </table:table-cell>
          <table:table-cell office:value-type="float" office:value="476" table:style-name="ce58">
            <text:p><text:s text:c="3"/>476</text:p>
          </table:table-cell>
          <table:table-cell office:value-type="float" office:value="27064" table:style-name="ce58">
            <text:p><text:s text:c="2"/>27 06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736" table:style-name="ce58">
            <text:p><text:s text:c="2"/>4 7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7270" table:style-name="ce58">
            <text:p><text:s text:c="2"/>97 2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71" table:style-name="ce58">
            <text:p><text:s text:c="2"/>1 871</text:p>
          </table:table-cell>
          <table:table-cell office:value-type="float" office:value="103877" table:style-name="ce58">
            <text:p><text:s text:c="2"/>103 877</text:p>
          </table:table-cell>
          <table:table-cell office:value-type="float" office:value="124353" table:style-name="ce58">
            <text:p><text:s text:c="2"/>124 3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357" table:style-name="ce57">
            <text:p><text:s text:c="2"/>4 357</text:p>
          </table:table-cell>
          <table:table-cell office:value-type="float" office:value="8769" table:style-name="ce57">
            <text:p><text:s text:c="2"/>8 7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920" table:style-name="ce57">
            <text:p><text:s text:c="2"/>109 9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30" table:style-name="ce57">
            <text:p><text:s text:c="2"/>5 430</text:p>
          </table:table-cell>
          <table:table-cell office:value-type="float" office:value="128476" table:style-name="ce57">
            <text:p><text:s text:c="2"/>128 476</text:p>
          </table:table-cell>
          <table:table-cell office:value-type="float" office:value="182791" table:style-name="ce57">
            <text:p><text:s text:c="2"/>182 79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794" table:style-name="ce57">
            <text:p><text:s text:c="2"/>5 7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110" table:style-name="ce57">
            <text:p><text:s text:c="2"/>11 1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491" table:style-name="ce57">
            <text:p><text:s/>(-) <text:s/>1 491</text:p>
          </table:table-cell>
          <table:table-cell office:value-type="float" office:value="15413" table:style-name="ce57">
            <text:p><text:s text:c="2"/>15 413</text:p>
          </table:table-cell>
          <table:table-cell office:value-type="float" office:value="50240" table:style-name="ce57">
            <text:p><text:s text:c="2"/>50 24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767" table:style-name="ce57">
            <text:p><text:s text:c="2"/>3 7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81" table:style-name="ce57">
            <text:p><text:s text:c="2"/>8 7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96" table:style-name="ce57">
            <text:p><text:s text:c="2"/>1 996</text:p>
          </table:table-cell>
          <table:table-cell office:value-type="float" office:value="14544" table:style-name="ce57">
            <text:p><text:s text:c="2"/>14 544</text:p>
          </table:table-cell>
          <table:table-cell office:value-type="float" office:value="119172" table:style-name="ce57">
            <text:p><text:s text:c="2"/>119 17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2" table:style-name="ce57">
            <text:p><text:s/>(-) <text:s text:c="2"/>102</text:p>
          </table:table-cell>
          <table:table-cell office:value-type="float" office:value="-68" table:style-name="ce57">
            <text:p><text:s/>(-) <text:s text:c="2"/>68</text:p>
          </table:table-cell>
          <table:table-cell office:value-type="float" office:value="17735" table:style-name="ce57">
            <text:p><text:s text:c="2"/>17 73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87" table:style-name="ce57">
            <text:p><text:s/>(-) <text:s text:c="2"/>587</text:p>
          </table:table-cell>
          <table:table-cell office:value-type="float" office:value="-528" table:style-name="ce57">
            <text:p><text:s/>(-) <text:s text:c="2"/>528</text:p>
          </table:table-cell>
          <table:table-cell office:value-type="float" office:value="28481" table:style-name="ce57">
            <text:p><text:s text:c="2"/>28 48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7860" table:style-name="ce58">
            <text:p><text:s text:c="2"/>7 8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40" table:style-name="ce58">
            <text:p><text:s text:c="2"/>4 5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28" table:style-name="ce58">
            <text:p><text:s text:c="3"/>828</text:p>
          </table:table-cell>
          <table:table-cell office:value-type="float" office:value="13228" table:style-name="ce58">
            <text:p><text:s text:c="2"/>13 228</text:p>
          </table:table-cell>
          <table:table-cell office:value-type="float" office:value="80701" table:style-name="ce58">
            <text:p><text:s text:c="2"/>80 70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13641" table:style-name="ce58">
            <text:p><text:s text:c="2"/>13 6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68" table:style-name="ce58">
            <text:p><text:s text:c="3"/>768</text:p>
          </table:table-cell>
          <table:table-cell office:value-type="float" office:value="14409" table:style-name="ce58">
            <text:p><text:s text:c="2"/>14 409</text:p>
          </table:table-cell>
          <table:table-cell office:value-type="float" office:value="21249" table:style-name="ce58">
            <text:p><text:s text:c="2"/>21 24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37013" table:style-name="ce58">
            <text:p><text:s text:c="2"/>37 0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8" table:style-name="ce58">
            <text:p><text:s text:c="3"/>268</text:p>
          </table:table-cell>
          <table:table-cell office:value-type="float" office:value="146" table:style-name="ce58">
            <text:p><text:s text:c="3"/>146</text:p>
          </table:table-cell>
          <table:table-cell office:value-type="float" office:value="8786" table:style-name="ce58">
            <text:p><text:s text:c="2"/>8 786</text:p>
          </table:table-cell>
          <table:table-cell office:value-type="float" office:value="46213" table:style-name="ce58">
            <text:p><text:s text:c="2"/>46 213</text:p>
          </table:table-cell>
          <table:table-cell office:value-type="float" office:value="161521" table:style-name="ce58">
            <text:p><text:s text:c="2"/>161 52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8456" table:style-name="ce58">
            <text:p><text:s text:c="2"/>28 4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8" table:style-name="ce58">
            <text:p><text:s text:c="3"/>6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98" table:style-name="ce58">
            <text:p><text:s text:c="3"/>898</text:p>
          </table:table-cell>
          <table:table-cell office:value-type="float" office:value="29972" table:style-name="ce58">
            <text:p><text:s text:c="2"/>29 972</text:p>
          </table:table-cell>
          <table:table-cell office:value-type="float" office:value="92367" table:style-name="ce58">
            <text:p><text:s text:c="2"/>92 36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110" table:style-name="ce58">
            <text:p><text:s text:c="3"/>1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3" table:style-name="ce58">
            <text:p><text:s text:c="3"/>433</text:p>
          </table:table-cell>
          <table:table-cell office:value-type="float" office:value="543" table:style-name="ce58">
            <text:p><text:s text:c="3"/>543</text:p>
          </table:table-cell>
          <table:table-cell office:value-type="float" office:value="9590" table:style-name="ce58">
            <text:p><text:s text:c="2"/>9 59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7024" table:style-name="ce57">
            <text:p><text:s text:c="2"/>7 0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65" table:style-name="ce57">
            <text:p><text:s text:c="2"/>18 665</text:p>
          </table:table-cell>
          <table:table-cell office:value-type="float" office:value="10110" table:style-name="ce57">
            <text:p><text:s text:c="2"/>10 110</text:p>
          </table:table-cell>
          <table:table-cell office:value-type="float" office:value="-1886" table:style-name="ce57">
            <text:p><text:s/>(-) <text:s/>1 886</text:p>
          </table:table-cell>
          <table:table-cell office:value-type="float" office:value="33913" table:style-name="ce57">
            <text:p><text:s text:c="2"/>33 913</text:p>
          </table:table-cell>
          <table:table-cell office:value-type="float" office:value="159486" table:style-name="ce57">
            <text:p><text:s text:c="2"/>159 48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589" table:style-name="ce57">
            <text:p><text:s text:c="3"/>5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7" table:style-name="ce57">
            <text:p><text:s text:c="3"/>407</text:p>
          </table:table-cell>
          <table:table-cell office:value-type="float" office:value="-731" table:style-name="ce57">
            <text:p><text:s/>(-) <text:s text:c="2"/>731</text:p>
          </table:table-cell>
          <table:table-cell office:value-type="float" office:value="265" table:style-name="ce57">
            <text:p><text:s text:c="3"/>265</text:p>
          </table:table-cell>
          <table:table-cell office:value-type="float" office:value="40706" table:style-name="ce57">
            <text:p><text:s text:c="2"/>40 70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799" table:style-name="ce57">
            <text:p><text:s text:c="3"/>7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81" table:style-name="ce57">
            <text:p><text:s text:c="2"/>26 081</text:p>
          </table:table-cell>
          <table:table-cell office:value-type="float" office:value="17756" table:style-name="ce57">
            <text:p><text:s text:c="2"/>17 756</text:p>
          </table:table-cell>
          <table:table-cell office:value-type="float" office:value="962" table:style-name="ce57">
            <text:p><text:s text:c="3"/>962</text:p>
          </table:table-cell>
          <table:table-cell office:value-type="float" office:value="45598" table:style-name="ce57">
            <text:p><text:s text:c="2"/>45 598</text:p>
          </table:table-cell>
          <table:table-cell office:value-type="float" office:value="65241" table:style-name="ce57">
            <text:p><text:s text:c="2"/>65 24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230" table:style-name="ce57">
            <text:p><text:s text:c="2"/>1 2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341" table:style-name="ce57">
            <text:p><text:s text:c="2"/>65 341</text:p>
          </table:table-cell>
          <table:table-cell office:value-type="float" office:value="37875" table:style-name="ce57">
            <text:p><text:s text:c="2"/>37 875</text:p>
          </table:table-cell>
          <table:table-cell office:value-type="float" office:value="1720" table:style-name="ce57">
            <text:p><text:s text:c="2"/>1 720</text:p>
          </table:table-cell>
          <table:table-cell office:value-type="float" office:value="106166" table:style-name="ce57">
            <text:p><text:s text:c="2"/>106 166</text:p>
          </table:table-cell>
          <table:table-cell office:value-type="float" office:value="132152" table:style-name="ce57">
            <text:p><text:s text:c="2"/>132 1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2335" table:style-name="ce57">
            <text:p><text:s text:c="2"/>2 3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76" table:style-name="ce57">
            <text:p><text:s text:c="2"/>5 376</text:p>
          </table:table-cell>
          <table:table-cell office:value-type="float" office:value="17787" table:style-name="ce57">
            <text:p><text:s text:c="2"/>17 787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25550" table:style-name="ce57">
            <text:p><text:s text:c="2"/>25 550</text:p>
          </table:table-cell>
          <table:table-cell office:value-type="float" office:value="38048" table:style-name="ce57">
            <text:p><text:s text:c="2"/>38 0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716" table:style-name="ce58">
            <text:p><text:s text:c="2"/>8 7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72" table:style-name="ce58">
            <text:p><text:s text:c="2"/>3 872</text:p>
          </table:table-cell>
          <table:table-cell office:value-type="float" office:value="26055" table:style-name="ce58">
            <text:p><text:s text:c="2"/>26 055</text:p>
          </table:table-cell>
          <table:table-cell office:value-type="float" office:value="-2901" table:style-name="ce58">
            <text:p><text:s/>(-) <text:s/>2 901</text:p>
          </table:table-cell>
          <table:table-cell office:value-type="float" office:value="35742" table:style-name="ce58">
            <text:p><text:s text:c="2"/>35 742</text:p>
          </table:table-cell>
          <table:table-cell office:value-type="float" office:value="110947" table:style-name="ce58">
            <text:p><text:s text:c="2"/>110 94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809" table:style-name="ce58">
            <text:p><text:s text:c="3"/>8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137" table:style-name="ce58">
            <text:p><text:s text:c="2"/>47 137</text:p>
          </table:table-cell>
          <table:table-cell office:value-type="float" office:value="2119" table:style-name="ce58">
            <text:p><text:s text:c="2"/>2 119</text:p>
          </table:table-cell>
          <table:table-cell office:value-type="float" office:value="1490" table:style-name="ce58">
            <text:p><text:s text:c="2"/>1 490</text:p>
          </table:table-cell>
          <table:table-cell office:value-type="float" office:value="51555" table:style-name="ce58">
            <text:p><text:s text:c="2"/>51 555</text:p>
          </table:table-cell>
          <table:table-cell office:value-type="float" office:value="54399" table:style-name="ce58">
            <text:p><text:s text:c="2"/>54 39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3195" table:style-name="ce58">
            <text:p><text:s text:c="2"/>3 1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5" table:style-name="ce58">
            <text:p><text:s text:c="3"/>355</text:p>
          </table:table-cell>
          <table:table-cell office:value-type="float" office:value="36762" table:style-name="ce58">
            <text:p><text:s text:c="2"/>36 7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312" table:style-name="ce58">
            <text:p><text:s text:c="2"/>40 312</text:p>
          </table:table-cell>
          <table:table-cell office:value-type="float" office:value="46305" table:style-name="ce58">
            <text:p><text:s text:c="2"/>46 30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12090" table:style-name="ce58">
            <text:p><text:s text:c="2"/>12 0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62" table:style-name="ce58">
            <text:p><text:s text:c="2"/>9 8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952" table:style-name="ce58">
            <text:p><text:s text:c="2"/>21 952</text:p>
          </table:table-cell>
          <table:table-cell office:value-type="float" office:value="29966" table:style-name="ce58">
            <text:p><text:s text:c="2"/>29 96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7932" table:style-name="ce58">
            <text:p><text:s text:c="2"/>17 9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94" table:style-name="ce58">
            <text:p><text:s text:c="2"/>7 194</text:p>
          </table:table-cell>
          <table:table-cell office:value-type="float" office:value="74913" table:style-name="ce58">
            <text:p><text:s text:c="2"/>74 913</text:p>
          </table:table-cell>
          <table:table-cell office:value-type="float" office:value="-1072" table:style-name="ce58">
            <text:p><text:s/>(-) <text:s/>1 072</text:p>
          </table:table-cell>
          <table:table-cell office:value-type="float" office:value="98967" table:style-name="ce58">
            <text:p><text:s text:c="2"/>98 967</text:p>
          </table:table-cell>
          <table:table-cell office:value-type="float" office:value="171324" table:style-name="ce58">
            <text:p><text:s text:c="2"/>171 32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22632" table:style-name="ce57">
            <text:p><text:s text:c="2"/>22 6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900" table:style-name="ce57">
            <text:p><text:s text:c="2"/>134 900</text:p>
          </table:table-cell>
          <table:table-cell office:value-type="float" office:value="75400" table:style-name="ce57">
            <text:p><text:s text:c="2"/>75 400</text:p>
          </table:table-cell>
          <table:table-cell office:value-type="float" office:value="1241" table:style-name="ce57">
            <text:p><text:s text:c="2"/>1 241</text:p>
          </table:table-cell>
          <table:table-cell office:value-type="float" office:value="234173" table:style-name="ce57">
            <text:p><text:s text:c="2"/>234 173</text:p>
          </table:table-cell>
          <table:table-cell office:value-type="float" office:value="236919" table:style-name="ce57">
            <text:p><text:s text:c="2"/>236 91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5559" table:style-name="ce57">
            <text:p><text:s text:c="2"/>15 5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50" table:style-name="ce57">
            <text:p><text:s text:c="2"/>2 950</text:p>
          </table:table-cell>
          <table:table-cell office:value-type="float" office:value="43875" table:style-name="ce57">
            <text:p><text:s text:c="2"/>43 875</text:p>
          </table:table-cell>
          <table:table-cell office:value-type="float" office:value="138" table:style-name="ce57">
            <text:p><text:s text:c="3"/>138</text:p>
          </table:table-cell>
          <table:table-cell office:value-type="float" office:value="62522" table:style-name="ce57">
            <text:p><text:s text:c="2"/>62 522</text:p>
          </table:table-cell>
          <table:table-cell office:value-type="float" office:value="70363" table:style-name="ce57">
            <text:p><text:s text:c="2"/>70 36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7997" table:style-name="ce57">
            <text:p><text:s text:c="2"/>17 9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08" table:style-name="ce57">
            <text:p><text:s/>(-) <text:s/>2 008</text:p>
          </table:table-cell>
          <table:table-cell office:value-type="float" office:value="15989" table:style-name="ce57">
            <text:p><text:s text:c="2"/>15 989</text:p>
          </table:table-cell>
          <table:table-cell office:value-type="float" office:value="172629" table:style-name="ce57">
            <text:p><text:s text:c="2"/>172 62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49125" table:style-name="ce57">
            <text:p><text:s text:c="2"/>49 1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027" table:style-name="ce57">
            <text:p><text:s text:c="2"/>18 027</text:p>
          </table:table-cell>
          <table:table-cell office:value-type="float" office:value="34371" table:style-name="ce57">
            <text:p><text:s text:c="2"/>34 371</text:p>
          </table:table-cell>
          <table:table-cell office:value-type="float" office:value="-7713" table:style-name="ce57">
            <text:p><text:s/>(-) <text:s/>7 713</text:p>
          </table:table-cell>
          <table:table-cell office:value-type="float" office:value="93810" table:style-name="ce57">
            <text:p><text:s text:c="2"/>93 810</text:p>
          </table:table-cell>
          <table:table-cell office:value-type="float" office:value="113734" table:style-name="ce57">
            <text:p><text:s text:c="2"/>113 7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576" table:style-name="ce57">
            <text:p><text:s text:c="2"/>2 5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127" table:style-name="ce57">
            <text:p><text:s text:c="2"/>65 127</text:p>
          </table:table-cell>
          <table:table-cell office:value-type="float" office:value="14773" table:style-name="ce57">
            <text:p><text:s text:c="2"/>14 773</text:p>
          </table:table-cell>
          <table:table-cell office:value-type="float" office:value="-536" table:style-name="ce57">
            <text:p><text:s/>(-) <text:s text:c="2"/>536</text:p>
          </table:table-cell>
          <table:table-cell office:value-type="float" office:value="81940" table:style-name="ce57">
            <text:p><text:s text:c="2"/>81 940</text:p>
          </table:table-cell>
          <table:table-cell office:value-type="float" office:value="86624" table:style-name="ce57">
            <text:p><text:s text:c="2"/>86 62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3012" table:style-name="ce58">
            <text:p><text:s text:c="2"/>3 0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9239" table:style-name="ce58">
            <text:p><text:s text:c="2"/>49 239</text:p>
          </table:table-cell>
          <table:table-cell office:value-type="float" office:value="11298" table:style-name="ce58">
            <text:p><text:s text:c="2"/>11 298</text:p>
          </table:table-cell>
          <table:table-cell office:value-type="float" office:value="-614" table:style-name="ce58">
            <text:p><text:s/>(-) <text:s text:c="2"/>614</text:p>
          </table:table-cell>
          <table:table-cell office:value-type="float" office:value="62935" table:style-name="ce58">
            <text:p><text:s text:c="2"/>62 935</text:p>
          </table:table-cell>
          <table:table-cell office:value-type="float" office:value="113617" table:style-name="ce58">
            <text:p><text:s text:c="2"/>113 61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3998" table:style-name="ce58">
            <text:p><text:s text:c="2"/>3 9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93" table:style-name="ce58">
            <text:p><text:s text:c="3"/>593</text:p>
          </table:table-cell>
          <table:table-cell office:value-type="float" office:value="13024" table:style-name="ce58">
            <text:p><text:s text:c="2"/>13 0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615" table:style-name="ce58">
            <text:p><text:s text:c="2"/>17 615</text:p>
          </table:table-cell>
          <table:table-cell office:value-type="float" office:value="107025" table:style-name="ce58">
            <text:p><text:s text:c="2"/>107 02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136" table:style-name="ce58">
            <text:p><text:s text:c="2"/>121 1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136" table:style-name="ce58">
            <text:p><text:s text:c="2"/>121 136</text:p>
          </table:table-cell>
          <table:table-cell office:value-type="float" office:value="387201" table:style-name="ce58">
            <text:p><text:s text:c="2"/>387 20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148" table:style-name="ce58">
            <text:p><text:s text:c="2"/>39 1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8" table:style-name="ce58">
            <text:p><text:s text:c="3"/>168</text:p>
          </table:table-cell>
          <table:table-cell office:value-type="float" office:value="39319" table:style-name="ce58">
            <text:p><text:s text:c="2"/>39 319</text:p>
          </table:table-cell>
          <table:table-cell office:value-type="float" office:value="94705" table:style-name="ce58">
            <text:p><text:s text:c="2"/>94 70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62" table:style-name="ce58">
            <text:p><text:s text:c="3"/>2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2038" table:style-name="ce58">
            <text:p><text:s text:c="2"/>292 03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2300" table:style-name="ce58">
            <text:p><text:s text:c="2"/>292 300</text:p>
          </table:table-cell>
          <table:table-cell office:value-type="float" office:value="340091" table:style-name="ce58">
            <text:p><text:s text:c="2"/>340 09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749" table:style-name="ce57">
            <text:p><text:s text:c="2"/>79 7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749" table:style-name="ce57">
            <text:p><text:s text:c="2"/>79 749</text:p>
          </table:table-cell>
          <table:table-cell office:value-type="float" office:value="106779" table:style-name="ce57">
            <text:p><text:s text:c="2"/>106 7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650" table:style-name="ce57">
            <text:p><text:s text:c="2"/>3 6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229" table:style-name="ce57">
            <text:p><text:s text:c="2"/>103 2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879" table:style-name="ce57">
            <text:p><text:s text:c="2"/>106 879</text:p>
          </table:table-cell>
          <table:table-cell office:value-type="float" office:value="149387" table:style-name="ce57">
            <text:p><text:s text:c="2"/>149 3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551" table:style-name="ce57">
            <text:p><text:s text:c="3"/>5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666" table:style-name="ce57">
            <text:p><text:s text:c="2"/>55 6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217" table:style-name="ce57">
            <text:p><text:s text:c="2"/>56 217</text:p>
          </table:table-cell>
          <table:table-cell office:value-type="float" office:value="83518" table:style-name="ce57">
            <text:p><text:s text:c="2"/>83 51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915" table:style-name="ce57">
            <text:p><text:s text:c="2"/>3 9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15" table:style-name="ce57">
            <text:p><text:s text:c="2"/>3 915</text:p>
          </table:table-cell>
          <table:table-cell office:value-type="float" office:value="50074" table:style-name="ce57">
            <text:p><text:s text:c="2"/>50 0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306" table:style-name="ce57">
            <text:p><text:s text:c="2"/>1 3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38" table:style-name="ce57">
            <text:p><text:s text:c="2"/>1 9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44" table:style-name="ce57">
            <text:p><text:s text:c="2"/>3 244</text:p>
          </table:table-cell>
          <table:table-cell office:value-type="float" office:value="202774" table:style-name="ce57">
            <text:p><text:s text:c="2"/>202 7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61" table:style-name="ce58">
            <text:p><text:s text:c="3"/>5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9394" table:style-name="ce58">
            <text:p><text:s text:c="2"/>99 3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9955" table:style-name="ce58">
            <text:p><text:s text:c="2"/>99 955</text:p>
          </table:table-cell>
          <table:table-cell office:value-type="float" office:value="116288" table:style-name="ce58">
            <text:p><text:s text:c="2"/>116 28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534" table:style-name="ce58">
            <text:p><text:s text:c="2"/>6 5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47" table:style-name="ce58">
            <text:p><text:s text:c="2"/>2 1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81" table:style-name="ce58">
            <text:p><text:s text:c="2"/>8 681</text:p>
          </table:table-cell>
          <table:table-cell office:value-type="float" office:value="33195" table:style-name="ce58">
            <text:p><text:s text:c="2"/>33 19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7914" table:style-name="ce58">
            <text:p><text:s text:c="2"/>7 9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780" table:style-name="ce58">
            <text:p><text:s text:c="2"/>12 7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694" table:style-name="ce58">
            <text:p><text:s text:c="2"/>20 694</text:p>
          </table:table-cell>
          <table:table-cell office:value-type="float" office:value="54406" table:style-name="ce58">
            <text:p><text:s text:c="2"/>54 40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11040" table:style-name="ce58">
            <text:p><text:s text:c="2"/>11 0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966" table:style-name="ce58">
            <text:p><text:s text:c="2"/>33 9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006" table:style-name="ce58">
            <text:p><text:s text:c="2"/>45 006</text:p>
          </table:table-cell>
          <table:table-cell office:value-type="float" office:value="127776" table:style-name="ce58">
            <text:p><text:s text:c="2"/>127 77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537" table:style-name="ce58">
            <text:p><text:s text:c="3"/>53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84" table:style-name="ce58">
            <text:p><text:s text:c="2"/>2 2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21" table:style-name="ce58">
            <text:p><text:s text:c="2"/>2 821</text:p>
          </table:table-cell>
          <table:table-cell office:value-type="float" office:value="26152" table:style-name="ce58">
            <text:p><text:s text:c="2"/>26 1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7092" table:style-name="ce57">
            <text:p><text:s text:c="2"/>7 0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27" table:style-name="ce57">
            <text:p><text:s text:c="2"/>13 5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619" table:style-name="ce57">
            <text:p><text:s text:c="2"/>20 619</text:p>
          </table:table-cell>
          <table:table-cell office:value-type="float" office:value="53579" table:style-name="ce57">
            <text:p><text:s text:c="2"/>53 5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5081" table:style-name="ce57">
            <text:p><text:s text:c="2"/>5 0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3337" table:style-name="ce57">
            <text:p><text:s text:c="2"/>273 3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8418" table:style-name="ce57">
            <text:p><text:s text:c="2"/>278 418</text:p>
          </table:table-cell>
          <table:table-cell office:value-type="float" office:value="325012" table:style-name="ce57">
            <text:p><text:s text:c="2"/>325 0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199" table:style-name="ce57">
            <text:p><text:s text:c="2"/>1 1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267" table:style-name="ce57">
            <text:p><text:s text:c="2"/>15 2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0" table:style-name="ce57">
            <text:p><text:s/>(-) <text:s text:c="2"/>160</text:p>
          </table:table-cell>
          <table:table-cell office:value-type="float" office:value="16306" table:style-name="ce57">
            <text:p><text:s text:c="2"/>16 306</text:p>
          </table:table-cell>
          <table:table-cell office:value-type="float" office:value="30790" table:style-name="ce57">
            <text:p><text:s text:c="2"/>30 79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595" table:style-name="ce57">
            <text:p><text:s text:c="3"/>5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75" table:style-name="ce57">
            <text:p><text:s text:c="2"/>1 9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70" table:style-name="ce57">
            <text:p><text:s text:c="2"/>2 570</text:p>
          </table:table-cell>
          <table:table-cell office:value-type="float" office:value="46185" table:style-name="ce57">
            <text:p><text:s text:c="2"/>46 1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831" table:style-name="ce57">
            <text:p><text:s text:c="2"/>1 8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778" table:style-name="ce57">
            <text:p><text:s text:c="2"/>126 7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609" table:style-name="ce57">
            <text:p><text:s text:c="2"/>128 609</text:p>
          </table:table-cell>
          <table:table-cell office:value-type="float" office:value="211598" table:style-name="ce57">
            <text:p><text:s text:c="2"/>211 5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7770" table:style-name="ce58">
            <text:p><text:s text:c="2"/>7 7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75" table:style-name="ce58">
            <text:p><text:s text:c="2"/>2 375</text:p>
          </table:table-cell>
          <table:table-cell office:value-type="float" office:value="85274" table:style-name="ce58">
            <text:p><text:s text:c="2"/>85 274</text:p>
          </table:table-cell>
          <table:table-cell office:value-type="float" office:value="40" table:style-name="ce58">
            <text:p><text:s text:c="3"/>40</text:p>
          </table:table-cell>
          <table:table-cell office:value-type="float" office:value="95459" table:style-name="ce58">
            <text:p><text:s text:c="2"/>95 459</text:p>
          </table:table-cell>
          <table:table-cell office:value-type="float" office:value="193311" table:style-name="ce58">
            <text:p><text:s text:c="2"/>193 31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6255" table:style-name="ce58">
            <text:p><text:s text:c="2"/>6 255</text:p>
          </table:table-cell>
          <table:table-cell office:value-type="float" office:value="2248" table:style-name="ce58">
            <text:p><text:s text:c="2"/>2 2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4777" table:style-name="ce58">
            <text:p><text:s text:c="2"/>334 77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3280" table:style-name="ce58">
            <text:p><text:s text:c="2"/>343 280</text:p>
          </table:table-cell>
          <table:table-cell office:value-type="float" office:value="742162" table:style-name="ce58">
            <text:p><text:s text:c="2"/>742 16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084" table:style-name="ce58">
            <text:p><text:s text:c="2"/>4 0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8834" table:style-name="ce58">
            <text:p><text:s text:c="2"/>118 8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2918" table:style-name="ce58">
            <text:p><text:s text:c="2"/>122 918</text:p>
          </table:table-cell>
          <table:table-cell office:value-type="float" office:value="247602" table:style-name="ce58">
            <text:p><text:s text:c="2"/>247 60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0205" table:style-name="ce58">
            <text:p><text:s text:c="2"/>460 2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0205" table:style-name="ce58">
            <text:p><text:s text:c="2"/>460 205</text:p>
          </table:table-cell>
          <table:table-cell office:value-type="float" office:value="460205" table:style-name="ce58">
            <text:p><text:s text:c="2"/>460 205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4331" table:style-name="ce24">
            <text:p>1433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233" table:style-name="ce24">
            <text:p>2023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4564" table:style-name="ce58">
            <text:p><text:s text:c="2"/>34 564</text:p>
          </table:table-cell>
          <table:table-cell office:value-type="float" office:value="256356" table:style-name="ce58">
            <text:p><text:s text:c="2"/>256 35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925" table:style-name="ce57">
            <text:p><text:s text:c="2"/>44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925" table:style-name="ce57">
            <text:p><text:s text:c="2"/>44 925</text:p>
          </table:table-cell>
          <table:table-cell office:value-type="float" office:value="47959" table:style-name="ce57">
            <text:p><text:s text:c="2"/>47 9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22997" table:style-name="ce57">
            <text:p><text:s text:c="2"/>22 9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7" table:style-name="ce57">
            <text:p><text:s text:c="3"/>677</text:p>
          </table:table-cell>
          <table:table-cell office:value-type="float" office:value="2645" table:style-name="ce57">
            <text:p><text:s text:c="2"/>2 6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319" table:style-name="ce57">
            <text:p><text:s text:c="2"/>26 319</text:p>
          </table:table-cell>
          <table:table-cell office:value-type="float" office:value="74363" table:style-name="ce57">
            <text:p><text:s text:c="2"/>74 363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4218" table:style-name="ce57">
            <text:p><text:s text:c="2"/>4 2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18" table:style-name="ce57">
            <text:p><text:s text:c="2"/>2 1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36" table:style-name="ce57">
            <text:p><text:s text:c="2"/>6 336</text:p>
          </table:table-cell>
          <table:table-cell office:value-type="float" office:value="140575" table:style-name="ce57">
            <text:p><text:s text:c="2"/>140 57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6371" table:style-name="ce57">
            <text:p><text:s text:c="2"/>6 3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61" table:style-name="ce57">
            <text:p><text:s text:c="2"/>4 6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032" table:style-name="ce57">
            <text:p><text:s text:c="2"/>11 032</text:p>
          </table:table-cell>
          <table:table-cell office:value-type="float" office:value="131963" table:style-name="ce57">
            <text:p><text:s text:c="2"/>131 96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624" table:style-name="ce57">
            <text:p><text:s text:c="2"/>2 6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935" table:style-name="ce57">
            <text:p><text:s text:c="2"/>36 935</text:p>
          </table:table-cell>
          <table:table-cell office:value-type="float" office:value="2724" table:style-name="ce57">
            <text:p><text:s text:c="2"/>2 7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283" table:style-name="ce57">
            <text:p><text:s text:c="2"/>42 283</text:p>
          </table:table-cell>
          <table:table-cell office:value-type="float" office:value="117048" table:style-name="ce57">
            <text:p><text:s text:c="2"/>117 04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486" table:style-name="ce58">
            <text:p><text:s text:c="2"/>4 4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044" table:style-name="ce58">
            <text:p><text:s text:c="2"/>13 0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530" table:style-name="ce58">
            <text:p><text:s text:c="2"/>17 530</text:p>
          </table:table-cell>
          <table:table-cell office:value-type="float" office:value="164380" table:style-name="ce58">
            <text:p><text:s text:c="2"/>164 38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8" table:style-name="ce58">
            <text:p><text:s text:c="3"/>4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8" table:style-name="ce58">
            <text:p><text:s text:c="3"/>488</text:p>
          </table:table-cell>
          <table:table-cell office:value-type="float" office:value="44899" table:style-name="ce58">
            <text:p><text:s text:c="2"/>44 899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90204" table:style-name="ce58">
            <text:p><text:s text:c="2"/>790 2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90204" table:style-name="ce58">
            <text:p><text:s text:c="2"/>790 204</text:p>
          </table:table-cell>
          <table:table-cell office:value-type="float" office:value="790204" table:style-name="ce58">
            <text:p><text:s text:c="2"/>790 204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863" table:style-name="ce58">
            <text:p><text:s text:c="2"/>13 86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863" table:style-name="ce58">
            <text:p><text:s text:c="2"/>13 863</text:p>
          </table:table-cell>
          <table:table-cell office:value-type="float" office:value="13863" table:style-name="ce58">
            <text:p><text:s text:c="2"/>13 863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5689" table:style-name="ce58">
            <text:p><text:s text:c="2"/>335 68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5689" table:style-name="ce58">
            <text:p><text:s text:c="2"/>335 689</text:p>
          </table:table-cell>
          <table:table-cell office:value-type="float" office:value="335689" table:style-name="ce58">
            <text:p><text:s text:c="2"/>335 68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182" table:style-name="ce57">
            <text:p><text:s text:c="2"/>134 1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251" table:style-name="ce57">
            <text:p><text:s text:c="2"/>134 251</text:p>
          </table:table-cell>
          <table:table-cell office:value-type="float" office:value="150938" table:style-name="ce57">
            <text:p><text:s text:c="2"/>150 93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8509" table:style-name="ce57">
            <text:p><text:s text:c="2"/>198 5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8509" table:style-name="ce57">
            <text:p><text:s text:c="2"/>198 509</text:p>
          </table:table-cell>
          <table:table-cell office:value-type="float" office:value="198509" table:style-name="ce57">
            <text:p><text:s text:c="2"/>198 509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43944" table:style-name="ce57">
            <text:p><text:s text:c="2"/>43 944</text:p>
          </table:table-cell>
          <table:table-cell office:value-type="float" office:value="9125" table:style-name="ce57">
            <text:p><text:s text:c="2"/>9 125</text:p>
          </table:table-cell>
          <table:table-cell office:value-type="float" office:value="224203" table:style-name="ce57">
            <text:p><text:s text:c="2"/>224 2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7553" table:style-name="ce57">
            <text:p><text:s text:c="2"/>277 553</text:p>
          </table:table-cell>
          <table:table-cell office:value-type="float" office:value="315110" table:style-name="ce57">
            <text:p><text:s text:c="2"/>315 11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2689" table:style-name="ce57">
            <text:p><text:s text:c="2"/>2 6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74" table:style-name="ce57">
            <text:p><text:s text:c="2"/>8 874</text:p>
          </table:table-cell>
          <table:table-cell office:value-type="float" office:value="33654" table:style-name="ce57">
            <text:p><text:s text:c="2"/>33 6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217" table:style-name="ce57">
            <text:p><text:s text:c="2"/>45 217</text:p>
          </table:table-cell>
          <table:table-cell office:value-type="float" office:value="52012" table:style-name="ce57">
            <text:p><text:s text:c="2"/>52 01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319" table:style-name="ce57">
            <text:p><text:s text:c="2"/>47 319</text:p>
          </table:table-cell>
          <table:table-cell office:value-type="float" office:value="34453" table:style-name="ce57">
            <text:p><text:s text:c="2"/>34 4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772" table:style-name="ce57">
            <text:p><text:s text:c="2"/>81 772</text:p>
          </table:table-cell>
          <table:table-cell office:value-type="float" office:value="88964" table:style-name="ce57">
            <text:p><text:s text:c="2"/>88 96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575" table:style-name="ce58">
            <text:p><text:s text:c="2"/>11 5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575" table:style-name="ce58">
            <text:p><text:s text:c="2"/>11 575</text:p>
          </table:table-cell>
          <table:table-cell office:value-type="float" office:value="32493" table:style-name="ce58">
            <text:p><text:s text:c="2"/>32 49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379" table:style-name="ce58">
            <text:p><text:s text:c="2"/>53 3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379" table:style-name="ce58">
            <text:p><text:s text:c="2"/>53 379</text:p>
          </table:table-cell>
          <table:table-cell office:value-type="float" office:value="58506" table:style-name="ce58">
            <text:p><text:s text:c="2"/>58 50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451" table:style-name="ce58">
            <text:p><text:s text:c="2"/>74 45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451" table:style-name="ce58">
            <text:p><text:s text:c="2"/>74 451</text:p>
          </table:table-cell>
          <table:table-cell office:value-type="float" office:value="74451" table:style-name="ce58">
            <text:p><text:s text:c="2"/>74 451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025056" table:style-name="ce49">
            <text:p><text:s/>1 025 056</text:p>
          </table:table-cell>
          <table:table-cell office:value-type="float" office:value="1393480" table:style-name="ce49">
            <text:p><text:s/>1 393 480</text:p>
          </table:table-cell>
          <table:table-cell office:value-type="float" office:value="102253" table:style-name="ce49">
            <text:p><text:s text:c="2"/>102 253</text:p>
          </table:table-cell>
          <table:table-cell office:value-type="float" office:value="4423548" table:style-name="ce49">
            <text:p><text:s/>4 423 548</text:p>
          </table:table-cell>
          <table:table-cell office:value-type="float" office:value="1057409" table:style-name="ce49">
            <text:p><text:s/>1 057 409</text:p>
          </table:table-cell>
          <table:table-cell office:value-type="float" office:value="-131" table:style-name="ce49">
            <text:p><text:s/>(-) <text:s text:c="2"/>131</text:p>
          </table:table-cell>
          <table:table-cell office:value-type="float" office:value="8001615" table:style-name="ce49">
            <text:p><text:s/>8 001 615</text:p>
          </table:table-cell>
          <table:table-cell office:value-type="float" office:value="14000475" table:style-name="ce49">
            <text:p><text:s/>14 000 475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8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209511" table:style-name="ce23">
            <text:p><text:s text:c="2"/>209 511</text:p>
          </table:table-cell>
          <table:table-cell office:value-type="float" office:value="71692" table:style-name="ce23">
            <text:p><text:s text:c="2"/>71 692</text:p>
          </table:table-cell>
          <table:table-cell office:value-type="float" office:value="28408" table:style-name="ce23">
            <text:p><text:s text:c="2"/>28 408</text:p>
          </table:table-cell>
          <table:table-cell office:value-type="float" office:value="8151" table:style-name="ce23">
            <text:p><text:s text:c="2"/>8 151</text:p>
          </table:table-cell>
          <table:table-cell office:value-type="float" office:value="100760" table:style-name="ce23">
            <text:p><text:s text:c="2"/>100 760</text:p>
          </table:table-cell>
          <table:table-cell office:value-type="float" office:value="45134" table:style-name="ce23">
            <text:p><text:s text:c="2"/>45 134</text:p>
          </table:table-cell>
          <table:table-cell office:value-type="float" office:value="7024" table:style-name="ce23">
            <text:p><text:s text:c="2"/>7 024</text:p>
          </table:table-cell>
          <table:table-cell office:value-type="float" office:value="45831" table:style-name="ce23">
            <text:p><text:s text:c="2"/>45 831</text:p>
          </table:table-cell>
          <table:table-cell office:value-type="float" office:value="8424" table:style-name="ce23">
            <text:p><text:s text:c="2"/>8 424</text:p>
          </table:table-cell>
          <table:table-cell office:value-type="float" office:value="66028" table:style-name="ce23">
            <text:p><text:s text:c="2"/>66 028</text:p>
          </table:table-cell>
          <table:table-cell office:value-type="float" office:value="22080" table:style-name="ce23">
            <text:p><text:s text:c="2"/>22 080</text:p>
          </table:table-cell>
          <table:table-cell office:value-type="float" office:value="3582" table:style-name="ce23">
            <text:p><text:s text:c="2"/>3 582</text:p>
          </table:table-cell>
          <table:table-cell office:value-type="float" office:value="16047" table:style-name="ce23">
            <text:p><text:s text:c="2"/>16 047</text:p>
          </table:table-cell>
          <table:table-cell office:value-type="float" office:value="28404" table:style-name="ce23">
            <text:p><text:s text:c="2"/>28 404</text:p>
          </table:table-cell>
          <table:table-cell office:value-type="float" office:value="15570" table:style-name="ce23">
            <text:p><text:s text:c="2"/>15 570</text:p>
          </table:table-cell>
          <table:table-cell office:value-type="float" office:value="11759" table:style-name="ce23">
            <text:p><text:s text:c="2"/>11 759</text:p>
          </table:table-cell>
          <table:table-cell office:value-type="float" office:value="31780" table:style-name="ce23">
            <text:p><text:s text:c="2"/>31 780</text:p>
          </table:table-cell>
          <table:table-cell office:value-type="float" office:value="10260" table:style-name="ce23">
            <text:p><text:s text:c="2"/>10 260</text:p>
          </table:table-cell>
          <table:table-cell office:value-type="float" office:value="42336" table:style-name="ce23">
            <text:p><text:s text:c="2"/>42 336</text:p>
          </table:table-cell>
          <table:table-cell office:value-type="float" office:value="11524" table:style-name="ce23">
            <text:p><text:s text:c="2"/>11 524</text:p>
          </table:table-cell>
          <table:table-cell office:value-type="float" office:value="26696" table:style-name="ce23">
            <text:p><text:s text:c="2"/>26 696</text:p>
          </table:table-cell>
          <table:table-cell office:value-type="float" office:value="15252" table:style-name="ce23">
            <text:p><text:s text:c="2"/>15 252</text:p>
          </table:table-cell>
          <table:table-cell office:value-type="float" office:value="10920" table:style-name="ce23">
            <text:p><text:s text:c="2"/>10 920</text:p>
          </table:table-cell>
          <table:table-cell office:value-type="float" office:value="34789" table:style-name="ce23">
            <text:p><text:s text:c="2"/>34 789</text:p>
          </table:table-cell>
          <table:table-cell office:value-type="float" office:value="29645" table:style-name="ce23">
            <text:p><text:s text:c="2"/>29 645</text:p>
          </table:table-cell>
          <table:table-cell office:value-type="float" office:value="24757" table:style-name="ce23">
            <text:p><text:s text:c="2"/>24 757</text:p>
          </table:table-cell>
          <table:table-cell office:value-type="float" office:value="34177" table:style-name="ce23">
            <text:p><text:s text:c="2"/>34 177</text:p>
          </table:table-cell>
          <table:table-cell office:value-type="float" office:value="15846" table:style-name="ce23">
            <text:p><text:s text:c="2"/>15 846</text:p>
          </table:table-cell>
          <table:table-cell office:value-type="float" office:value="33343" table:style-name="ce23">
            <text:p><text:s text:c="2"/>33 343</text:p>
          </table:table-cell>
          <table:table-cell office:value-type="float" office:value="15600" table:style-name="ce23">
            <text:p><text:s text:c="2"/>15 600</text:p>
          </table:table-cell>
          <table:table-cell office:value-type="float" office:value="20034" table:style-name="ce23">
            <text:p><text:s text:c="2"/>20 034</text:p>
          </table:table-cell>
          <table:table-cell office:value-type="float" office:value="37543" table:style-name="ce23">
            <text:p><text:s text:c="2"/>37 543</text:p>
          </table:table-cell>
          <table:table-cell office:value-type="float" office:value="23213" table:style-name="ce23">
            <text:p><text:s text:c="2"/>23 213</text:p>
          </table:table-cell>
          <table:table-cell office:value-type="float" office:value="30066" table:style-name="ce23">
            <text:p><text:s text:c="2"/>30 066</text:p>
          </table:table-cell>
          <table:table-cell office:value-type="float" office:value="10679" table:style-name="ce23">
            <text:p><text:s text:c="2"/>10 679</text:p>
          </table:table-cell>
          <table:table-cell office:value-type="float" office:value="32728" table:style-name="ce23">
            <text:p><text:s text:c="2"/>32 728</text:p>
          </table:table-cell>
          <table:table-cell office:value-type="float" office:value="28515" table:style-name="ce23">
            <text:p><text:s text:c="2"/>28 515</text:p>
          </table:table-cell>
          <table:table-cell office:value-type="float" office:value="121094" table:style-name="ce23">
            <text:p><text:s text:c="2"/>121 094</text:p>
          </table:table-cell>
          <table:table-cell office:value-type="float" office:value="50339" table:style-name="ce23">
            <text:p><text:s text:c="2"/>50 339</text:p>
          </table:table-cell>
          <table:table-cell office:value-type="float" office:value="243280" table:style-name="ce23">
            <text:p><text:s text:c="2"/>243 280</text:p>
          </table:table-cell>
          <table:table-cell office:value-type="float" office:value="97878" table:style-name="ce23">
            <text:p><text:s text:c="2"/>97 878</text:p>
          </table:table-cell>
          <table:table-cell office:value-type="float" office:value="685169" table:style-name="ce23">
            <text:p><text:s text:c="2"/>685 169</text:p>
          </table:table-cell>
          <table:table-cell office:value-type="float" office:value="165215" table:style-name="ce23">
            <text:p><text:s text:c="2"/>165 215</text:p>
          </table:table-cell>
          <table:table-cell office:value-type="float" office:value="10075" table:style-name="ce23">
            <text:p><text:s text:c="2"/>10 075</text:p>
          </table:table-cell>
          <table:table-cell office:value-type="float" office:value="9954" table:style-name="ce23">
            <text:p><text:s text:c="2"/>9 954</text:p>
          </table:table-cell>
          <table:table-cell office:value-type="float" office:value="79420" table:style-name="ce23">
            <text:p><text:s text:c="2"/>79 420</text:p>
          </table:table-cell>
          <table:table-cell office:value-type="float" office:value="14822" table:style-name="ce23">
            <text:p><text:s text:c="2"/>14 822</text:p>
          </table:table-cell>
          <table:table-cell office:value-type="float" office:value="130511" table:style-name="ce23">
            <text:p><text:s text:c="2"/>130 511</text:p>
          </table:table-cell>
          <table:table-cell office:value-type="float" office:value="8612" table:style-name="ce23">
            <text:p><text:s text:c="2"/>8 612</text:p>
          </table:table-cell>
          <table:table-cell office:value-type="float" office:value="16988" table:style-name="ce23">
            <text:p><text:s text:c="2"/>16 988</text:p>
          </table:table-cell>
          <table:table-cell office:value-type="float" office:value="69944" table:style-name="ce23">
            <text:p><text:s text:c="2"/>69 944</text:p>
          </table:table-cell>
          <table:table-cell office:value-type="float" office:value="110549" table:style-name="ce23">
            <text:p><text:s text:c="2"/>110 549</text:p>
          </table:table-cell>
          <table:table-cell office:value-type="float" office:value="422662" table:style-name="ce23">
            <text:p><text:s text:c="2"/>422 662</text:p>
          </table:table-cell>
          <table:table-cell office:value-type="float" office:value="588036" table:style-name="ce23">
            <text:p><text:s text:c="2"/>588 036</text:p>
          </table:table-cell>
          <table:table-cell office:value-type="float" office:value="156875" table:style-name="ce23">
            <text:p><text:s text:c="2"/>156 875</text:p>
          </table:table-cell>
          <table:table-cell office:value-type="float" office:value="38999" table:style-name="ce23">
            <text:p><text:s text:c="2"/>38 999</text:p>
          </table:table-cell>
          <table:table-cell office:value-type="float" office:value="38814" table:style-name="ce23">
            <text:p><text:s text:c="2"/>38 814</text:p>
          </table:table-cell>
          <table:table-cell office:value-type="float" office:value="30151" table:style-name="ce23">
            <text:p><text:s text:c="2"/>30 151</text:p>
          </table:table-cell>
          <table:table-cell office:value-type="float" office:value="176659" table:style-name="ce23">
            <text:p><text:s text:c="2"/>176 659</text:p>
          </table:table-cell>
          <table:table-cell office:value-type="float" office:value="35115" table:style-name="ce23">
            <text:p><text:s text:c="2"/>35 115</text:p>
          </table:table-cell>
          <table:table-cell office:value-type="float" office:value="616023" table:style-name="ce23">
            <text:p><text:s text:c="2"/>616 023</text:p>
          </table:table-cell>
          <table:table-cell office:value-type="float" office:value="295133" table:style-name="ce23">
            <text:p><text:s text:c="2"/>295 133</text:p>
          </table:table-cell>
          <table:table-cell office:value-type="float" office:value="102884" table:style-name="ce23">
            <text:p><text:s text:c="2"/>102 884</text:p>
          </table:table-cell>
          <table:table-cell office:value-type="float" office:value="134229" table:style-name="ce23">
            <text:p><text:s text:c="2"/>134 229</text:p>
          </table:table-cell>
          <table:table-cell office:value-type="float" office:value="169778" table:style-name="ce23">
            <text:p><text:s text:c="2"/>169 778</text:p>
          </table:table-cell>
          <table:table-cell office:value-type="float" office:value="22984" table:style-name="ce23">
            <text:p><text:s text:c="2"/>22 984</text:p>
          </table:table-cell>
          <table:table-cell office:value-type="float" office:value="86399" table:style-name="ce23">
            <text:p><text:s text:c="2"/>86 399</text:p>
          </table:table-cell>
          <table:table-cell office:value-type="float" office:value="74451" table:style-name="ce23">
            <text:p><text:s text:c="2"/>74 451</text:p>
          </table:table-cell>
          <table:table-cell office:value-type="float" office:value="6011150" table:style-name="ce23">
            <text:p><text:s/>6 011 15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34356" table:style-name="ce23">
            <text:p><text:s text:c="2"/>34 356</text:p>
          </table:table-cell>
          <table:table-cell office:value-type="float" office:value="22217" table:style-name="ce23">
            <text:p><text:s text:c="2"/>22 217</text:p>
          </table:table-cell>
          <table:table-cell office:value-type="float" office:value="2255" table:style-name="ce23">
            <text:p><text:s text:c="2"/>2 255</text:p>
          </table:table-cell>
          <table:table-cell office:value-type="float" office:value="4126" table:style-name="ce23">
            <text:p><text:s text:c="2"/>4 126</text:p>
          </table:table-cell>
          <table:table-cell office:value-type="float" office:value="16917" table:style-name="ce23">
            <text:p><text:s text:c="2"/>16 917</text:p>
          </table:table-cell>
          <table:table-cell office:value-type="float" office:value="4502" table:style-name="ce23">
            <text:p><text:s text:c="2"/>4 502</text:p>
          </table:table-cell>
          <table:table-cell office:value-type="float" office:value="2607" table:style-name="ce23">
            <text:p><text:s text:c="2"/>2 607</text:p>
          </table:table-cell>
          <table:table-cell office:value-type="float" office:value="30117" table:style-name="ce23">
            <text:p><text:s text:c="2"/>30 117</text:p>
          </table:table-cell>
          <table:table-cell office:value-type="float" office:value="8690" table:style-name="ce23">
            <text:p><text:s text:c="2"/>8 690</text:p>
          </table:table-cell>
          <table:table-cell office:value-type="float" office:value="35422" table:style-name="ce23">
            <text:p><text:s text:c="2"/>35 422</text:p>
          </table:table-cell>
          <table:table-cell office:value-type="float" office:value="9953" table:style-name="ce23">
            <text:p><text:s text:c="2"/>9 953</text:p>
          </table:table-cell>
          <table:table-cell office:value-type="float" office:value="1711" table:style-name="ce23">
            <text:p><text:s text:c="2"/>1 711</text:p>
          </table:table-cell>
          <table:table-cell office:value-type="float" office:value="11262" table:style-name="ce23">
            <text:p><text:s text:c="2"/>11 262</text:p>
          </table:table-cell>
          <table:table-cell office:value-type="float" office:value="18543" table:style-name="ce23">
            <text:p><text:s text:c="2"/>18 543</text:p>
          </table:table-cell>
          <table:table-cell office:value-type="float" office:value="11048" table:style-name="ce23">
            <text:p><text:s text:c="2"/>11 048</text:p>
          </table:table-cell>
          <table:table-cell office:value-type="float" office:value="6644" table:style-name="ce23">
            <text:p><text:s text:c="2"/>6 644</text:p>
          </table:table-cell>
          <table:table-cell office:value-type="float" office:value="14028" table:style-name="ce23">
            <text:p><text:s text:c="2"/>14 028</text:p>
          </table:table-cell>
          <table:table-cell office:value-type="float" office:value="5664" table:style-name="ce23">
            <text:p><text:s text:c="2"/>5 664</text:p>
          </table:table-cell>
          <table:table-cell office:value-type="float" office:value="8892" table:style-name="ce23">
            <text:p><text:s text:c="2"/>8 892</text:p>
          </table:table-cell>
          <table:table-cell office:value-type="float" office:value="7013" table:style-name="ce23">
            <text:p><text:s text:c="2"/>7 013</text:p>
          </table:table-cell>
          <table:table-cell office:value-type="float" office:value="12903" table:style-name="ce23">
            <text:p><text:s text:c="2"/>12 903</text:p>
          </table:table-cell>
          <table:table-cell office:value-type="float" office:value="9380" table:style-name="ce23">
            <text:p><text:s text:c="2"/>9 380</text:p>
          </table:table-cell>
          <table:table-cell office:value-type="float" office:value="6854" table:style-name="ce23">
            <text:p><text:s text:c="2"/>6 854</text:p>
          </table:table-cell>
          <table:table-cell office:value-type="float" office:value="12695" table:style-name="ce23">
            <text:p><text:s text:c="2"/>12 695</text:p>
          </table:table-cell>
          <table:table-cell office:value-type="float" office:value="22917" table:style-name="ce23">
            <text:p><text:s text:c="2"/>22 917</text:p>
          </table:table-cell>
          <table:table-cell office:value-type="float" office:value="19150" table:style-name="ce23">
            <text:p><text:s text:c="2"/>19 150</text:p>
          </table:table-cell>
          <table:table-cell office:value-type="float" office:value="13401" table:style-name="ce23">
            <text:p><text:s text:c="2"/>13 401</text:p>
          </table:table-cell>
          <table:table-cell office:value-type="float" office:value="6247" table:style-name="ce23">
            <text:p><text:s text:c="2"/>6 247</text:p>
          </table:table-cell>
          <table:table-cell office:value-type="float" office:value="22042" table:style-name="ce23">
            <text:p><text:s text:c="2"/>22 042</text:p>
          </table:table-cell>
          <table:table-cell office:value-type="float" office:value="9775" table:style-name="ce23">
            <text:p><text:s text:c="2"/>9 775</text:p>
          </table:table-cell>
          <table:table-cell office:value-type="float" office:value="14631" table:style-name="ce23">
            <text:p><text:s text:c="2"/>14 631</text:p>
          </table:table-cell>
          <table:table-cell office:value-type="float" office:value="27620" table:style-name="ce23">
            <text:p><text:s text:c="2"/>27 620</text:p>
          </table:table-cell>
          <table:table-cell office:value-type="float" office:value="20483" table:style-name="ce23">
            <text:p><text:s text:c="2"/>20 483</text:p>
          </table:table-cell>
          <table:table-cell office:value-type="float" office:value="20855" table:style-name="ce23">
            <text:p><text:s text:c="2"/>20 855</text:p>
          </table:table-cell>
          <table:table-cell office:value-type="float" office:value="8257" table:style-name="ce23">
            <text:p><text:s text:c="2"/>8 257</text:p>
          </table:table-cell>
          <table:table-cell office:value-type="float" office:value="16648" table:style-name="ce23">
            <text:p><text:s text:c="2"/>16 648</text:p>
          </table:table-cell>
          <table:table-cell office:value-type="float" office:value="13057" table:style-name="ce23">
            <text:p><text:s text:c="2"/>13 057</text:p>
          </table:table-cell>
          <table:table-cell office:value-type="float" office:value="21495" table:style-name="ce23">
            <text:p><text:s text:c="2"/>21 495</text:p>
          </table:table-cell>
          <table:table-cell office:value-type="float" office:value="22993" table:style-name="ce23">
            <text:p><text:s text:c="2"/>22 993</text:p>
          </table:table-cell>
          <table:table-cell office:value-type="float" office:value="104570" table:style-name="ce23">
            <text:p><text:s text:c="2"/>104 570</text:p>
          </table:table-cell>
          <table:table-cell office:value-type="float" office:value="49181" table:style-name="ce23">
            <text:p><text:s text:c="2"/>49 181</text:p>
          </table:table-cell>
          <table:table-cell office:value-type="float" office:value="352528" table:style-name="ce23">
            <text:p><text:s text:c="2"/>352 528</text:p>
          </table:table-cell>
          <table:table-cell office:value-type="float" office:value="87877" table:style-name="ce23">
            <text:p><text:s text:c="2"/>87 877</text:p>
          </table:table-cell>
          <table:table-cell office:value-type="float" office:value="5137" table:style-name="ce23">
            <text:p><text:s text:c="2"/>5 137</text:p>
          </table:table-cell>
          <table:table-cell office:value-type="float" office:value="7492" table:style-name="ce23">
            <text:p><text:s text:c="2"/>7 492</text:p>
          </table:table-cell>
          <table:table-cell office:value-type="float" office:value="44037" table:style-name="ce23">
            <text:p><text:s text:c="2"/>44 037</text:p>
          </table:table-cell>
          <table:table-cell office:value-type="float" office:value="11307" table:style-name="ce23">
            <text:p><text:s text:c="2"/>11 307</text:p>
          </table:table-cell>
          <table:table-cell office:value-type="float" office:value="60116" table:style-name="ce23">
            <text:p><text:s text:c="2"/>60 116</text:p>
          </table:table-cell>
          <table:table-cell office:value-type="float" office:value="6798" table:style-name="ce23">
            <text:p><text:s text:c="2"/>6 798</text:p>
          </table:table-cell>
          <table:table-cell office:value-type="float" office:value="11678" table:style-name="ce23">
            <text:p><text:s text:c="2"/>11 678</text:p>
          </table:table-cell>
          <table:table-cell office:value-type="float" office:value="19212" table:style-name="ce23">
            <text:p><text:s text:c="2"/>19 212</text:p>
          </table:table-cell>
          <table:table-cell office:value-type="float" office:value="57187" table:style-name="ce23">
            <text:p><text:s text:c="2"/>57 187</text:p>
          </table:table-cell>
          <table:table-cell office:value-type="float" office:value="165217" table:style-name="ce23">
            <text:p><text:s text:c="2"/>165 217</text:p>
          </table:table-cell>
          <table:table-cell office:value-type="float" office:value="7923" table:style-name="ce23">
            <text:p><text:s text:c="2"/>7 923</text:p>
          </table:table-cell>
          <table:table-cell office:value-type="float" office:value="61939" table:style-name="ce23">
            <text:p><text:s text:c="2"/>61 939</text:p>
          </table:table-cell>
          <table:table-cell office:value-type="float" office:value="18585" table:style-name="ce23">
            <text:p><text:s text:c="2"/>18 585</text:p>
          </table:table-cell>
          <table:table-cell office:value-type="float" office:value="15429" table:style-name="ce23">
            <text:p><text:s text:c="2"/>15 429</text:p>
          </table:table-cell>
          <table:table-cell office:value-type="float" office:value="11344" table:style-name="ce23">
            <text:p><text:s text:c="2"/>11 344</text:p>
          </table:table-cell>
          <table:table-cell office:value-type="float" office:value="118404" table:style-name="ce23">
            <text:p><text:s text:c="2"/>118 404</text:p>
          </table:table-cell>
          <table:table-cell office:value-type="float" office:value="31074" table:style-name="ce23">
            <text:p><text:s text:c="2"/>31 074</text:p>
          </table:table-cell>
          <table:table-cell office:value-type="float" office:value="528703" table:style-name="ce23">
            <text:p><text:s text:c="2"/>528 703</text:p>
          </table:table-cell>
          <table:table-cell office:value-type="float" office:value="282090" table:style-name="ce23">
            <text:p><text:s text:c="2"/>282 090</text:p>
          </table:table-cell>
          <table:table-cell office:value-type="float" office:value="89933" table:style-name="ce23">
            <text:p><text:s text:c="2"/>89 933</text:p>
          </table:table-cell>
          <table:table-cell office:value-type="float" office:value="127700" table:style-name="ce23">
            <text:p><text:s text:c="2"/>127 700</text:p>
          </table:table-cell>
          <table:table-cell office:value-type="float" office:value="89831" table:style-name="ce23">
            <text:p><text:s text:c="2"/>89 831</text:p>
          </table:table-cell>
          <table:table-cell office:value-type="float" office:value="13265" table:style-name="ce23">
            <text:p><text:s text:c="2"/>13 265</text:p>
          </table:table-cell>
          <table:table-cell office:value-type="float" office:value="45395" table:style-name="ce23">
            <text:p><text:s text:c="2"/>45 395</text:p>
          </table:table-cell>
          <table:table-cell office:value-type="float" office:value="74451" table:style-name="ce23">
            <text:p><text:s text:c="2"/>74 451</text:p>
          </table:table-cell>
          <table:table-cell office:value-type="float" office:value="3055773" table:style-name="ce23">
            <text:p><text:s/>3 055 77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9230" table:style-name="ce23">
            <text:p><text:s text:c="2"/>29 230</text:p>
          </table:table-cell>
          <table:table-cell office:value-type="float" office:value="19506" table:style-name="ce23">
            <text:p><text:s text:c="2"/>19 506</text:p>
          </table:table-cell>
          <table:table-cell office:value-type="float" office:value="1981" table:style-name="ce23">
            <text:p><text:s text:c="2"/>1 981</text:p>
          </table:table-cell>
          <table:table-cell office:value-type="float" office:value="3307" table:style-name="ce23">
            <text:p><text:s text:c="2"/>3 307</text:p>
          </table:table-cell>
          <table:table-cell office:value-type="float" office:value="12359" table:style-name="ce23">
            <text:p><text:s text:c="2"/>12 359</text:p>
          </table:table-cell>
          <table:table-cell office:value-type="float" office:value="3581" table:style-name="ce23">
            <text:p><text:s text:c="2"/>3 581</text:p>
          </table:table-cell>
          <table:table-cell office:value-type="float" office:value="2011" table:style-name="ce23">
            <text:p><text:s text:c="2"/>2 011</text:p>
          </table:table-cell>
          <table:table-cell office:value-type="float" office:value="23432" table:style-name="ce23">
            <text:p><text:s text:c="2"/>23 432</text:p>
          </table:table-cell>
          <table:table-cell office:value-type="float" office:value="6252" table:style-name="ce23">
            <text:p><text:s text:c="2"/>6 252</text:p>
          </table:table-cell>
          <table:table-cell office:value-type="float" office:value="27911" table:style-name="ce23">
            <text:p><text:s text:c="2"/>27 911</text:p>
          </table:table-cell>
          <table:table-cell office:value-type="float" office:value="7718" table:style-name="ce23">
            <text:p><text:s text:c="2"/>7 718</text:p>
          </table:table-cell>
          <table:table-cell office:value-type="float" office:value="1309" table:style-name="ce23">
            <text:p><text:s text:c="2"/>1 309</text:p>
          </table:table-cell>
          <table:table-cell office:value-type="float" office:value="9222" table:style-name="ce23">
            <text:p><text:s text:c="2"/>9 222</text:p>
          </table:table-cell>
          <table:table-cell office:value-type="float" office:value="14743" table:style-name="ce23">
            <text:p><text:s text:c="2"/>14 743</text:p>
          </table:table-cell>
          <table:table-cell office:value-type="float" office:value="9151" table:style-name="ce23">
            <text:p><text:s text:c="2"/>9 151</text:p>
          </table:table-cell>
          <table:table-cell office:value-type="float" office:value="5395" table:style-name="ce23">
            <text:p><text:s text:c="2"/>5 395</text:p>
          </table:table-cell>
          <table:table-cell office:value-type="float" office:value="11059" table:style-name="ce23">
            <text:p><text:s text:c="2"/>11 059</text:p>
          </table:table-cell>
          <table:table-cell office:value-type="float" office:value="4600" table:style-name="ce23">
            <text:p><text:s text:c="2"/>4 600</text:p>
          </table:table-cell>
          <table:table-cell office:value-type="float" office:value="6243" table:style-name="ce23">
            <text:p><text:s text:c="2"/>6 243</text:p>
          </table:table-cell>
          <table:table-cell office:value-type="float" office:value="5622" table:style-name="ce23">
            <text:p><text:s text:c="2"/>5 622</text:p>
          </table:table-cell>
          <table:table-cell office:value-type="float" office:value="9758" table:style-name="ce23">
            <text:p><text:s text:c="2"/>9 758</text:p>
          </table:table-cell>
          <table:table-cell office:value-type="float" office:value="7225" table:style-name="ce23">
            <text:p><text:s text:c="2"/>7 225</text:p>
          </table:table-cell>
          <table:table-cell office:value-type="float" office:value="5400" table:style-name="ce23">
            <text:p><text:s text:c="2"/>5 400</text:p>
          </table:table-cell>
          <table:table-cell office:value-type="float" office:value="9702" table:style-name="ce23">
            <text:p><text:s text:c="2"/>9 702</text:p>
          </table:table-cell>
          <table:table-cell office:value-type="float" office:value="17824" table:style-name="ce23">
            <text:p><text:s text:c="2"/>17 824</text:p>
          </table:table-cell>
          <table:table-cell office:value-type="float" office:value="15527" table:style-name="ce23">
            <text:p><text:s text:c="2"/>15 527</text:p>
          </table:table-cell>
          <table:table-cell office:value-type="float" office:value="10413" table:style-name="ce23">
            <text:p><text:s text:c="2"/>10 413</text:p>
          </table:table-cell>
          <table:table-cell office:value-type="float" office:value="5015" table:style-name="ce23">
            <text:p><text:s text:c="2"/>5 015</text:p>
          </table:table-cell>
          <table:table-cell office:value-type="float" office:value="17453" table:style-name="ce23">
            <text:p><text:s text:c="2"/>17 453</text:p>
          </table:table-cell>
          <table:table-cell office:value-type="float" office:value="7775" table:style-name="ce23">
            <text:p><text:s text:c="2"/>7 775</text:p>
          </table:table-cell>
          <table:table-cell office:value-type="float" office:value="11477" table:style-name="ce23">
            <text:p><text:s text:c="2"/>11 477</text:p>
          </table:table-cell>
          <table:table-cell office:value-type="float" office:value="21904" table:style-name="ce23">
            <text:p><text:s text:c="2"/>21 904</text:p>
          </table:table-cell>
          <table:table-cell office:value-type="float" office:value="15859" table:style-name="ce23">
            <text:p><text:s text:c="2"/>15 859</text:p>
          </table:table-cell>
          <table:table-cell office:value-type="float" office:value="17465" table:style-name="ce23">
            <text:p><text:s text:c="2"/>17 465</text:p>
          </table:table-cell>
          <table:table-cell office:value-type="float" office:value="6659" table:style-name="ce23">
            <text:p><text:s text:c="2"/>6 659</text:p>
          </table:table-cell>
          <table:table-cell office:value-type="float" office:value="13658" table:style-name="ce23">
            <text:p><text:s text:c="2"/>13 658</text:p>
          </table:table-cell>
          <table:table-cell office:value-type="float" office:value="10523" table:style-name="ce23">
            <text:p><text:s text:c="2"/>10 523</text:p>
          </table:table-cell>
          <table:table-cell office:value-type="float" office:value="15429" table:style-name="ce23">
            <text:p><text:s text:c="2"/>15 429</text:p>
          </table:table-cell>
          <table:table-cell office:value-type="float" office:value="17320" table:style-name="ce23">
            <text:p><text:s text:c="2"/>17 320</text:p>
          </table:table-cell>
          <table:table-cell office:value-type="float" office:value="85935" table:style-name="ce23">
            <text:p><text:s text:c="2"/>85 935</text:p>
          </table:table-cell>
          <table:table-cell office:value-type="float" office:value="40106" table:style-name="ce23">
            <text:p><text:s text:c="2"/>40 106</text:p>
          </table:table-cell>
          <table:table-cell office:value-type="float" office:value="279452" table:style-name="ce23">
            <text:p><text:s text:c="2"/>279 452</text:p>
          </table:table-cell>
          <table:table-cell office:value-type="float" office:value="71610" table:style-name="ce23">
            <text:p><text:s text:c="2"/>71 610</text:p>
          </table:table-cell>
          <table:table-cell office:value-type="float" office:value="4217" table:style-name="ce23">
            <text:p><text:s text:c="2"/>4 217</text:p>
          </table:table-cell>
          <table:table-cell office:value-type="float" office:value="6119" table:style-name="ce23">
            <text:p><text:s text:c="2"/>6 119</text:p>
          </table:table-cell>
          <table:table-cell office:value-type="float" office:value="34067" table:style-name="ce23">
            <text:p><text:s text:c="2"/>34 067</text:p>
          </table:table-cell>
          <table:table-cell office:value-type="float" office:value="9520" table:style-name="ce23">
            <text:p><text:s text:c="2"/>9 520</text:p>
          </table:table-cell>
          <table:table-cell office:value-type="float" office:value="50603" table:style-name="ce23">
            <text:p><text:s text:c="2"/>50 603</text:p>
          </table:table-cell>
          <table:table-cell office:value-type="float" office:value="5563" table:style-name="ce23">
            <text:p><text:s text:c="2"/>5 563</text:p>
          </table:table-cell>
          <table:table-cell office:value-type="float" office:value="9857" table:style-name="ce23">
            <text:p><text:s text:c="2"/>9 857</text:p>
          </table:table-cell>
          <table:table-cell office:value-type="float" office:value="14372" table:style-name="ce23">
            <text:p><text:s text:c="2"/>14 372</text:p>
          </table:table-cell>
          <table:table-cell office:value-type="float" office:value="45370" table:style-name="ce23">
            <text:p><text:s text:c="2"/>45 370</text:p>
          </table:table-cell>
          <table:table-cell office:value-type="float" office:value="127124" table:style-name="ce23">
            <text:p><text:s text:c="2"/>127 124</text:p>
          </table:table-cell>
          <table:table-cell office:value-type="float" office:value="6253" table:style-name="ce23">
            <text:p><text:s text:c="2"/>6 253</text:p>
          </table:table-cell>
          <table:table-cell office:value-type="float" office:value="50719" table:style-name="ce23">
            <text:p><text:s text:c="2"/>50 719</text:p>
          </table:table-cell>
          <table:table-cell office:value-type="float" office:value="14886" table:style-name="ce23">
            <text:p><text:s text:c="2"/>14 886</text:p>
          </table:table-cell>
          <table:table-cell office:value-type="float" office:value="12362" table:style-name="ce23">
            <text:p><text:s text:c="2"/>12 362</text:p>
          </table:table-cell>
          <table:table-cell office:value-type="float" office:value="8992" table:style-name="ce23">
            <text:p><text:s text:c="2"/>8 992</text:p>
          </table:table-cell>
          <table:table-cell office:value-type="float" office:value="95075" table:style-name="ce23">
            <text:p><text:s text:c="2"/>95 075</text:p>
          </table:table-cell>
          <table:table-cell office:value-type="float" office:value="24376" table:style-name="ce23">
            <text:p><text:s text:c="2"/>24 376</text:p>
          </table:table-cell>
          <table:table-cell office:value-type="float" office:value="381003" table:style-name="ce23">
            <text:p><text:s text:c="2"/>381 003</text:p>
          </table:table-cell>
          <table:table-cell office:value-type="float" office:value="227721" table:style-name="ce23">
            <text:p><text:s text:c="2"/>227 721</text:p>
          </table:table-cell>
          <table:table-cell office:value-type="float" office:value="74374" table:style-name="ce23">
            <text:p><text:s text:c="2"/>74 374</text:p>
          </table:table-cell>
          <table:table-cell office:value-type="float" office:value="102765" table:style-name="ce23">
            <text:p><text:s text:c="2"/>102 765</text:p>
          </table:table-cell>
          <table:table-cell office:value-type="float" office:value="77743" table:style-name="ce23">
            <text:p><text:s text:c="2"/>77 743</text:p>
          </table:table-cell>
          <table:table-cell office:value-type="float" office:value="11518" table:style-name="ce23">
            <text:p><text:s text:c="2"/>11 518</text:p>
          </table:table-cell>
          <table:table-cell office:value-type="float" office:value="38820" table:style-name="ce23">
            <text:p><text:s text:c="2"/>38 820</text:p>
          </table:table-cell>
          <table:table-cell office:value-type="float" office:value="70758" table:style-name="ce23">
            <text:p><text:s text:c="2"/>70 758</text:p>
          </table:table-cell>
          <table:table-cell office:value-type="float" office:value="2422298" table:style-name="ce23">
            <text:p><text:s/>2 422 29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5126" table:style-name="ce23">
            <text:p><text:s text:c="2"/>5 126</text:p>
          </table:table-cell>
          <table:table-cell office:value-type="float" office:value="2711" table:style-name="ce23">
            <text:p><text:s text:c="2"/>2 711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819" table:style-name="ce23">
            <text:p><text:s text:c="3"/>819</text:p>
          </table:table-cell>
          <table:table-cell office:value-type="float" office:value="4558" table:style-name="ce23">
            <text:p><text:s text:c="2"/>4 558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596" table:style-name="ce23">
            <text:p><text:s text:c="3"/>596</text:p>
          </table:table-cell>
          <table:table-cell office:value-type="float" office:value="6685" table:style-name="ce23">
            <text:p><text:s text:c="2"/>6 685</text:p>
          </table:table-cell>
          <table:table-cell office:value-type="float" office:value="2438" table:style-name="ce23">
            <text:p><text:s text:c="2"/>2 438</text:p>
          </table:table-cell>
          <table:table-cell office:value-type="float" office:value="7511" table:style-name="ce23">
            <text:p><text:s text:c="2"/>7 511</text:p>
          </table:table-cell>
          <table:table-cell office:value-type="float" office:value="2235" table:style-name="ce23">
            <text:p><text:s text:c="2"/>2 235</text:p>
          </table:table-cell>
          <table:table-cell office:value-type="float" office:value="402" table:style-name="ce23">
            <text:p><text:s text:c="3"/>402</text:p>
          </table:table-cell>
          <table:table-cell office:value-type="float" office:value="2040" table:style-name="ce23">
            <text:p><text:s text:c="2"/>2 040</text:p>
          </table:table-cell>
          <table:table-cell office:value-type="float" office:value="3800" table:style-name="ce23">
            <text:p><text:s text:c="2"/>3 800</text:p>
          </table:table-cell>
          <table:table-cell office:value-type="float" office:value="1897" table:style-name="ce23">
            <text:p><text:s text:c="2"/>1 897</text:p>
          </table:table-cell>
          <table:table-cell office:value-type="float" office:value="1249" table:style-name="ce23">
            <text:p><text:s text:c="2"/>1 249</text:p>
          </table:table-cell>
          <table:table-cell office:value-type="float" office:value="2969" table:style-name="ce23">
            <text:p><text:s text:c="2"/>2 969</text:p>
          </table:table-cell>
          <table:table-cell office:value-type="float" office:value="1064" table:style-name="ce23">
            <text:p><text:s text:c="2"/>1 064</text:p>
          </table:table-cell>
          <table:table-cell office:value-type="float" office:value="2649" table:style-name="ce23">
            <text:p><text:s text:c="2"/>2 649</text:p>
          </table:table-cell>
          <table:table-cell office:value-type="float" office:value="1391" table:style-name="ce23">
            <text:p><text:s text:c="2"/>1 391</text:p>
          </table:table-cell>
          <table:table-cell office:value-type="float" office:value="3145" table:style-name="ce23">
            <text:p><text:s text:c="2"/>3 145</text:p>
          </table:table-cell>
          <table:table-cell office:value-type="float" office:value="2155" table:style-name="ce23">
            <text:p><text:s text:c="2"/>2 155</text:p>
          </table:table-cell>
          <table:table-cell office:value-type="float" office:value="1454" table:style-name="ce23">
            <text:p><text:s text:c="2"/>1 454</text:p>
          </table:table-cell>
          <table:table-cell office:value-type="float" office:value="2993" table:style-name="ce23">
            <text:p><text:s text:c="2"/>2 993</text:p>
          </table:table-cell>
          <table:table-cell office:value-type="float" office:value="5093" table:style-name="ce23">
            <text:p><text:s text:c="2"/>5 093</text:p>
          </table:table-cell>
          <table:table-cell office:value-type="float" office:value="3623" table:style-name="ce23">
            <text:p><text:s text:c="2"/>3 623</text:p>
          </table:table-cell>
          <table:table-cell office:value-type="float" office:value="2988" table:style-name="ce23">
            <text:p><text:s text:c="2"/>2 988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4589" table:style-name="ce23">
            <text:p><text:s text:c="2"/>4 589</text:p>
          </table:table-cell>
          <table:table-cell office:value-type="float" office:value="2000" table:style-name="ce23">
            <text:p><text:s text:c="2"/>2 000</text:p>
          </table:table-cell>
          <table:table-cell office:value-type="float" office:value="3154" table:style-name="ce23">
            <text:p><text:s text:c="2"/>3 154</text:p>
          </table:table-cell>
          <table:table-cell office:value-type="float" office:value="5716" table:style-name="ce23">
            <text:p><text:s text:c="2"/>5 716</text:p>
          </table:table-cell>
          <table:table-cell office:value-type="float" office:value="4624" table:style-name="ce23">
            <text:p><text:s text:c="2"/>4 624</text:p>
          </table:table-cell>
          <table:table-cell office:value-type="float" office:value="3390" table:style-name="ce23">
            <text:p><text:s text:c="2"/>3 390</text:p>
          </table:table-cell>
          <table:table-cell office:value-type="float" office:value="1598" table:style-name="ce23">
            <text:p><text:s text:c="2"/>1 598</text:p>
          </table:table-cell>
          <table:table-cell office:value-type="float" office:value="2990" table:style-name="ce23">
            <text:p><text:s text:c="2"/>2 990</text:p>
          </table:table-cell>
          <table:table-cell office:value-type="float" office:value="2534" table:style-name="ce23">
            <text:p><text:s text:c="2"/>2 534</text:p>
          </table:table-cell>
          <table:table-cell office:value-type="float" office:value="6066" table:style-name="ce23">
            <text:p><text:s text:c="2"/>6 066</text:p>
          </table:table-cell>
          <table:table-cell office:value-type="float" office:value="5673" table:style-name="ce23">
            <text:p><text:s text:c="2"/>5 673</text:p>
          </table:table-cell>
          <table:table-cell office:value-type="float" office:value="18635" table:style-name="ce23">
            <text:p><text:s text:c="2"/>18 635</text:p>
          </table:table-cell>
          <table:table-cell office:value-type="float" office:value="9075" table:style-name="ce23">
            <text:p><text:s text:c="2"/>9 075</text:p>
          </table:table-cell>
          <table:table-cell office:value-type="float" office:value="73076" table:style-name="ce23">
            <text:p><text:s text:c="2"/>73 076</text:p>
          </table:table-cell>
          <table:table-cell office:value-type="float" office:value="16267" table:style-name="ce23">
            <text:p><text:s text:c="2"/>16 267</text:p>
          </table:table-cell>
          <table:table-cell office:value-type="float" office:value="920" table:style-name="ce23">
            <text:p><text:s text:c="3"/>920</text:p>
          </table:table-cell>
          <table:table-cell office:value-type="float" office:value="1373" table:style-name="ce23">
            <text:p><text:s text:c="2"/>1 373</text:p>
          </table:table-cell>
          <table:table-cell office:value-type="float" office:value="9970" table:style-name="ce23">
            <text:p><text:s text:c="2"/>9 970</text:p>
          </table:table-cell>
          <table:table-cell office:value-type="float" office:value="1787" table:style-name="ce23">
            <text:p><text:s text:c="2"/>1 787</text:p>
          </table:table-cell>
          <table:table-cell office:value-type="float" office:value="9513" table:style-name="ce23">
            <text:p><text:s text:c="2"/>9 513</text:p>
          </table:table-cell>
          <table:table-cell office:value-type="float" office:value="1235" table:style-name="ce23">
            <text:p><text:s text:c="2"/>1 235</text:p>
          </table:table-cell>
          <table:table-cell office:value-type="float" office:value="1821" table:style-name="ce23">
            <text:p><text:s text:c="2"/>1 821</text:p>
          </table:table-cell>
          <table:table-cell office:value-type="float" office:value="4840" table:style-name="ce23">
            <text:p><text:s text:c="2"/>4 840</text:p>
          </table:table-cell>
          <table:table-cell office:value-type="float" office:value="11817" table:style-name="ce23">
            <text:p><text:s text:c="2"/>11 817</text:p>
          </table:table-cell>
          <table:table-cell office:value-type="float" office:value="38093" table:style-name="ce23">
            <text:p><text:s text:c="2"/>38 093</text:p>
          </table:table-cell>
          <table:table-cell office:value-type="float" office:value="1670" table:style-name="ce23">
            <text:p><text:s text:c="2"/>1 670</text:p>
          </table:table-cell>
          <table:table-cell office:value-type="float" office:value="11220" table:style-name="ce23">
            <text:p><text:s text:c="2"/>11 220</text:p>
          </table:table-cell>
          <table:table-cell office:value-type="float" office:value="3699" table:style-name="ce23">
            <text:p><text:s text:c="2"/>3 699</text:p>
          </table:table-cell>
          <table:table-cell office:value-type="float" office:value="3067" table:style-name="ce23">
            <text:p><text:s text:c="2"/>3 067</text:p>
          </table:table-cell>
          <table:table-cell office:value-type="float" office:value="2352" table:style-name="ce23">
            <text:p><text:s text:c="2"/>2 352</text:p>
          </table:table-cell>
          <table:table-cell office:value-type="float" office:value="23329" table:style-name="ce23">
            <text:p><text:s text:c="2"/>23 329</text:p>
          </table:table-cell>
          <table:table-cell office:value-type="float" office:value="6698" table:style-name="ce23">
            <text:p><text:s text:c="2"/>6 698</text:p>
          </table:table-cell>
          <table:table-cell office:value-type="float" office:value="64857" table:style-name="ce23">
            <text:p><text:s text:c="2"/>64 857</text:p>
          </table:table-cell>
          <table:table-cell office:value-type="float" office:value="47663" table:style-name="ce23">
            <text:p><text:s text:c="2"/>47 663</text:p>
          </table:table-cell>
          <table:table-cell office:value-type="float" office:value="15559" table:style-name="ce23">
            <text:p><text:s text:c="2"/>15 559</text:p>
          </table:table-cell>
          <table:table-cell office:value-type="float" office:value="17672" table:style-name="ce23">
            <text:p><text:s text:c="2"/>17 672</text:p>
          </table:table-cell>
          <table:table-cell office:value-type="float" office:value="12088" table:style-name="ce23">
            <text:p><text:s text:c="2"/>12 088</text:p>
          </table:table-cell>
          <table:table-cell office:value-type="float" office:value="1747" table:style-name="ce23">
            <text:p><text:s text:c="2"/>1 747</text:p>
          </table:table-cell>
          <table:table-cell office:value-type="float" office:value="6575" table:style-name="ce23">
            <text:p><text:s text:c="2"/>6 575</text:p>
          </table:table-cell>
          <table:table-cell office:value-type="float" office:value="3693" table:style-name="ce23">
            <text:p><text:s text:c="2"/>3 693</text:p>
          </table:table-cell>
          <table:table-cell office:value-type="float" office:value="536663" table:style-name="ce23">
            <text:p><text:s text:c="2"/>536 66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5123" table:style-name="ce23">
            <text:p><text:s text:c="2"/>5 123</text:p>
          </table:table-cell>
          <table:table-cell office:value-type="float" office:value="2698" table:style-name="ce23">
            <text:p><text:s text:c="2"/>2 698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3536" table:style-name="ce23">
            <text:p><text:s text:c="2"/>3 536</text:p>
          </table:table-cell>
          <table:table-cell office:value-type="float" office:value="884" table:style-name="ce23">
            <text:p><text:s text:c="3"/>884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6513" table:style-name="ce23">
            <text:p><text:s text:c="2"/>6 513</text:p>
          </table:table-cell>
          <table:table-cell office:value-type="float" office:value="2394" table:style-name="ce23">
            <text:p><text:s text:c="2"/>2 394</text:p>
          </table:table-cell>
          <table:table-cell office:value-type="float" office:value="7273" table:style-name="ce23">
            <text:p><text:s text:c="2"/>7 273</text:p>
          </table:table-cell>
          <table:table-cell office:value-type="float" office:value="2148" table:style-name="ce23">
            <text:p><text:s text:c="2"/>2 148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1996" table:style-name="ce23">
            <text:p><text:s text:c="2"/>1 996</text:p>
          </table:table-cell>
          <table:table-cell office:value-type="float" office:value="3739" table:style-name="ce23">
            <text:p><text:s text:c="2"/>3 739</text:p>
          </table:table-cell>
          <table:table-cell office:value-type="float" office:value="1856" table:style-name="ce23">
            <text:p><text:s text:c="2"/>1 856</text:p>
          </table:table-cell>
          <table:table-cell office:value-type="float" office:value="1182" table:style-name="ce23">
            <text:p><text:s text:c="2"/>1 182</text:p>
          </table:table-cell>
          <table:table-cell office:value-type="float" office:value="2686" table:style-name="ce23">
            <text:p><text:s text:c="2"/>2 686</text:p>
          </table:table-cell>
          <table:table-cell office:value-type="float" office:value="1025" table:style-name="ce23">
            <text:p><text:s text:c="2"/>1 025</text:p>
          </table:table-cell>
          <table:table-cell office:value-type="float" office:value="1877" table:style-name="ce23">
            <text:p><text:s text:c="2"/>1 877</text:p>
          </table:table-cell>
          <table:table-cell office:value-type="float" office:value="1350" table:style-name="ce23">
            <text:p><text:s text:c="2"/>1 350</text:p>
          </table:table-cell>
          <table:table-cell office:value-type="float" office:value="2868" table:style-name="ce23">
            <text:p><text:s text:c="2"/>2 868</text:p>
          </table:table-cell>
          <table:table-cell office:value-type="float" office:value="1980" table:style-name="ce23">
            <text:p><text:s text:c="2"/>1 980</text:p>
          </table:table-cell>
          <table:table-cell office:value-type="float" office:value="1412" table:style-name="ce23">
            <text:p><text:s text:c="2"/>1 412</text:p>
          </table:table-cell>
          <table:table-cell office:value-type="float" office:value="2814" table:style-name="ce23">
            <text:p><text:s text:c="2"/>2 814</text:p>
          </table:table-cell>
          <table:table-cell office:value-type="float" office:value="4943" table:style-name="ce23">
            <text:p><text:s text:c="2"/>4 943</text:p>
          </table:table-cell>
          <table:table-cell office:value-type="float" office:value="3466" table:style-name="ce23">
            <text:p><text:s text:c="2"/>3 466</text:p>
          </table:table-cell>
          <table:table-cell office:value-type="float" office:value="2727" table:style-name="ce23">
            <text:p><text:s text:c="2"/>2 727</text:p>
          </table:table-cell>
          <table:table-cell office:value-type="float" office:value="1168" table:style-name="ce23">
            <text:p><text:s text:c="2"/>1 168</text:p>
          </table:table-cell>
          <table:table-cell office:value-type="float" office:value="4470" table:style-name="ce23">
            <text:p><text:s text:c="2"/>4 470</text:p>
          </table:table-cell>
          <table:table-cell office:value-type="float" office:value="1937" table:style-name="ce23">
            <text:p><text:s text:c="2"/>1 937</text:p>
          </table:table-cell>
          <table:table-cell office:value-type="float" office:value="3036" table:style-name="ce23">
            <text:p><text:s text:c="2"/>3 036</text:p>
          </table:table-cell>
          <table:table-cell office:value-type="float" office:value="5460" table:style-name="ce23">
            <text:p><text:s text:c="2"/>5 460</text:p>
          </table:table-cell>
          <table:table-cell office:value-type="float" office:value="4407" table:style-name="ce23">
            <text:p><text:s text:c="2"/>4 407</text:p>
          </table:table-cell>
          <table:table-cell office:value-type="float" office:value="3257" table:style-name="ce23">
            <text:p><text:s text:c="2"/>3 257</text:p>
          </table:table-cell>
          <table:table-cell office:value-type="float" office:value="1477" table:style-name="ce23">
            <text:p><text:s text:c="2"/>1 477</text:p>
          </table:table-cell>
          <table:table-cell office:value-type="float" office:value="2905" table:style-name="ce23">
            <text:p><text:s text:c="2"/>2 905</text:p>
          </table:table-cell>
          <table:table-cell office:value-type="float" office:value="2436" table:style-name="ce23">
            <text:p><text:s text:c="2"/>2 436</text:p>
          </table:table-cell>
          <table:table-cell office:value-type="float" office:value="4662" table:style-name="ce23">
            <text:p><text:s text:c="2"/>4 662</text:p>
          </table:table-cell>
          <table:table-cell office:value-type="float" office:value="5109" table:style-name="ce23">
            <text:p><text:s text:c="2"/>5 109</text:p>
          </table:table-cell>
          <table:table-cell office:value-type="float" office:value="18183" table:style-name="ce23">
            <text:p><text:s text:c="2"/>18 183</text:p>
          </table:table-cell>
          <table:table-cell office:value-type="float" office:value="8959" table:style-name="ce23">
            <text:p><text:s text:c="2"/>8 959</text:p>
          </table:table-cell>
          <table:table-cell office:value-type="float" office:value="71753" table:style-name="ce23">
            <text:p><text:s text:c="2"/>71 753</text:p>
          </table:table-cell>
          <table:table-cell office:value-type="float" office:value="15650" table:style-name="ce23">
            <text:p><text:s text:c="2"/>15 650</text:p>
          </table:table-cell>
          <table:table-cell office:value-type="float" office:value="881" table:style-name="ce23">
            <text:p><text:s text:c="3"/>881</text:p>
          </table:table-cell>
          <table:table-cell office:value-type="float" office:value="1333" table:style-name="ce23">
            <text:p><text:s text:c="2"/>1 333</text:p>
          </table:table-cell>
          <table:table-cell office:value-type="float" office:value="8842" table:style-name="ce23">
            <text:p><text:s text:c="2"/>8 842</text:p>
          </table:table-cell>
          <table:table-cell office:value-type="float" office:value="1736" table:style-name="ce23">
            <text:p><text:s text:c="2"/>1 736</text:p>
          </table:table-cell>
          <table:table-cell office:value-type="float" office:value="9380" table:style-name="ce23">
            <text:p><text:s text:c="2"/>9 380</text:p>
          </table:table-cell>
          <table:table-cell office:value-type="float" office:value="1198" table:style-name="ce23">
            <text:p><text:s text:c="2"/>1 198</text:p>
          </table:table-cell>
          <table:table-cell office:value-type="float" office:value="1745" table:style-name="ce23">
            <text:p><text:s text:c="2"/>1 745</text:p>
          </table:table-cell>
          <table:table-cell office:value-type="float" office:value="3960" table:style-name="ce23">
            <text:p><text:s text:c="2"/>3 960</text:p>
          </table:table-cell>
          <table:table-cell office:value-type="float" office:value="11081" table:style-name="ce23">
            <text:p><text:s text:c="2"/>11 081</text:p>
          </table:table-cell>
          <table:table-cell office:value-type="float" office:value="32184" table:style-name="ce23">
            <text:p><text:s text:c="2"/>32 184</text:p>
          </table:table-cell>
          <table:table-cell office:value-type="float" office:value="1614" table:style-name="ce23">
            <text:p><text:s text:c="2"/>1 614</text:p>
          </table:table-cell>
          <table:table-cell office:value-type="float" office:value="10153" table:style-name="ce23">
            <text:p><text:s text:c="2"/>10 153</text:p>
          </table:table-cell>
          <table:table-cell office:value-type="float" office:value="3565" table:style-name="ce23">
            <text:p><text:s text:c="2"/>3 565</text:p>
          </table:table-cell>
          <table:table-cell office:value-type="float" office:value="3015" table:style-name="ce23">
            <text:p><text:s text:c="2"/>3 015</text:p>
          </table:table-cell>
          <table:table-cell office:value-type="float" office:value="2297" table:style-name="ce23">
            <text:p><text:s text:c="2"/>2 297</text:p>
          </table:table-cell>
          <table:table-cell office:value-type="float" office:value="22948" table:style-name="ce23">
            <text:p><text:s text:c="2"/>22 948</text:p>
          </table:table-cell>
          <table:table-cell office:value-type="float" office:value="6601" table:style-name="ce23">
            <text:p><text:s text:c="2"/>6 601</text:p>
          </table:table-cell>
          <table:table-cell office:value-type="float" office:value="64134" table:style-name="ce23">
            <text:p><text:s text:c="2"/>64 134</text:p>
          </table:table-cell>
          <table:table-cell office:value-type="float" office:value="47469" table:style-name="ce23">
            <text:p><text:s text:c="2"/>47 469</text:p>
          </table:table-cell>
          <table:table-cell office:value-type="float" office:value="15429" table:style-name="ce23">
            <text:p><text:s text:c="2"/>15 429</text:p>
          </table:table-cell>
          <table:table-cell office:value-type="float" office:value="17649" table:style-name="ce23">
            <text:p><text:s text:c="2"/>17 649</text:p>
          </table:table-cell>
          <table:table-cell office:value-type="float" office:value="11939" table:style-name="ce23">
            <text:p><text:s text:c="2"/>11 939</text:p>
          </table:table-cell>
          <table:table-cell office:value-type="float" office:value="1701" table:style-name="ce23">
            <text:p><text:s text:c="2"/>1 701</text:p>
          </table:table-cell>
          <table:table-cell office:value-type="float" office:value="6456" table:style-name="ce23">
            <text:p><text:s text:c="2"/>6 456</text:p>
          </table:table-cell>
          <table:table-cell office:value-type="float" office:value="3693" table:style-name="ce23">
            <text:p><text:s text:c="2"/>3 693</text:p>
          </table:table-cell>
          <table:table-cell office:value-type="float" office:value="514373" table:style-name="ce23">
            <text:p><text:s text:c="2"/>514 37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022" table:style-name="ce23">
            <text:p><text:s text:c="2"/>1 02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772" table:style-name="ce23">
            <text:p><text:s text:c="3"/>77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404" table:style-name="ce23">
            <text:p><text:s text:c="2"/>1 404</text:p>
          </table:table-cell>
          <table:table-cell office:value-type="float" office:value="564" table:style-name="ce23">
            <text:p><text:s text:c="3"/>564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323" table:style-name="ce23">
            <text:p><text:s text:c="2"/>1 323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1128" table:style-name="ce23">
            <text:p><text:s text:c="2"/>1 128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880" table:style-name="ce23">
            <text:p><text:s text:c="3"/>880</text:p>
          </table:table-cell>
          <table:table-cell office:value-type="float" office:value="736" table:style-name="ce23">
            <text:p><text:s text:c="3"/>736</text:p>
          </table:table-cell>
          <table:table-cell office:value-type="float" office:value="5909" table:style-name="ce23">
            <text:p><text:s text:c="2"/>5 909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067" table:style-name="ce23">
            <text:p><text:s text:c="2"/>1 067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381" table:style-name="ce23">
            <text:p><text:s text:c="3"/>381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290" table:style-name="ce23">
            <text:p><text:s text:c="2"/>22 29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2843" table:style-name="ce23">
            <text:p><text:s text:c="2"/>82 843</text:p>
          </table:table-cell>
          <table:table-cell office:value-type="float" office:value="6706" table:style-name="ce23">
            <text:p><text:s text:c="2"/>6 7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63" table:style-name="ce23">
            <text:p><text:s text:c="2"/>7 2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812" table:style-name="ce23">
            <text:p><text:s text:c="2"/>96 81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82575" table:style-name="ce23">
            <text:p><text:s text:c="2"/>182 575</text:p>
          </table:table-cell>
          <table:table-cell office:value-type="float" office:value="48953" table:style-name="ce23">
            <text:p><text:s text:c="2"/>48 953</text:p>
          </table:table-cell>
          <table:table-cell office:value-type="float" office:value="26039" table:style-name="ce23">
            <text:p><text:s text:c="2"/>26 039</text:p>
          </table:table-cell>
          <table:table-cell office:value-type="float" office:value="3887" table:style-name="ce23">
            <text:p><text:s text:c="2"/>3 887</text:p>
          </table:table-cell>
          <table:table-cell office:value-type="float" office:value="82275" table:style-name="ce23">
            <text:p><text:s text:c="2"/>82 275</text:p>
          </table:table-cell>
          <table:table-cell office:value-type="float" office:value="40026" table:style-name="ce23">
            <text:p><text:s text:c="2"/>40 026</text:p>
          </table:table-cell>
          <table:table-cell office:value-type="float" office:value="4247" table:style-name="ce23">
            <text:p><text:s text:c="2"/>4 247</text:p>
          </table:table-cell>
          <table:table-cell office:value-type="float" office:value="13233" table:style-name="ce23">
            <text:p><text:s text:c="2"/>13 233</text:p>
          </table:table-cell>
          <table:table-cell office:value-type="float" office:value="-927" table:style-name="ce23">
            <text:p><text:s/>(-) <text:s text:c="2"/>927</text:p>
          </table:table-cell>
          <table:table-cell office:value-type="float" office:value="27501" table:style-name="ce23">
            <text:p><text:s text:c="2"/>27 501</text:p>
          </table:table-cell>
          <table:table-cell office:value-type="float" office:value="11221" table:style-name="ce23">
            <text:p><text:s text:c="2"/>11 221</text:p>
          </table:table-cell>
          <table:table-cell office:value-type="float" office:value="1741" table:style-name="ce23">
            <text:p><text:s text:c="2"/>1 741</text:p>
          </table:table-cell>
          <table:table-cell office:value-type="float" office:value="4276" table:style-name="ce23">
            <text:p><text:s text:c="2"/>4 276</text:p>
          </table:table-cell>
          <table:table-cell office:value-type="float" office:value="9211" table:style-name="ce23">
            <text:p><text:s text:c="2"/>9 211</text:p>
          </table:table-cell>
          <table:table-cell office:value-type="float" office:value="4032" table:style-name="ce23">
            <text:p><text:s text:c="2"/>4 032</text:p>
          </table:table-cell>
          <table:table-cell office:value-type="float" office:value="4783" table:style-name="ce23">
            <text:p><text:s text:c="2"/>4 783</text:p>
          </table:table-cell>
          <table:table-cell office:value-type="float" office:value="16893" table:style-name="ce23">
            <text:p><text:s text:c="2"/>16 893</text:p>
          </table:table-cell>
          <table:table-cell office:value-type="float" office:value="4315" table:style-name="ce23">
            <text:p><text:s text:c="2"/>4 315</text:p>
          </table:table-cell>
          <table:table-cell office:value-type="float" office:value="32249" table:style-name="ce23">
            <text:p><text:s text:c="2"/>32 249</text:p>
          </table:table-cell>
          <table:table-cell office:value-type="float" office:value="4134" table:style-name="ce23">
            <text:p><text:s text:c="2"/>4 134</text:p>
          </table:table-cell>
          <table:table-cell office:value-type="float" office:value="12505" table:style-name="ce23">
            <text:p><text:s text:c="2"/>12 505</text:p>
          </table:table-cell>
          <table:table-cell office:value-type="float" office:value="5167" table:style-name="ce23">
            <text:p><text:s text:c="2"/>5 167</text:p>
          </table:table-cell>
          <table:table-cell office:value-type="float" office:value="3587" table:style-name="ce23">
            <text:p><text:s text:c="2"/>3 587</text:p>
          </table:table-cell>
          <table:table-cell office:value-type="float" office:value="21406" table:style-name="ce23">
            <text:p><text:s text:c="2"/>21 406</text:p>
          </table:table-cell>
          <table:table-cell office:value-type="float" office:value="5651" table:style-name="ce23">
            <text:p><text:s text:c="2"/>5 651</text:p>
          </table:table-cell>
          <table:table-cell office:value-type="float" office:value="4831" table:style-name="ce23">
            <text:p><text:s text:c="2"/>4 831</text:p>
          </table:table-cell>
          <table:table-cell office:value-type="float" office:value="19673" table:style-name="ce23">
            <text:p><text:s text:c="2"/>19 673</text:p>
          </table:table-cell>
          <table:table-cell office:value-type="float" office:value="9072" table:style-name="ce23">
            <text:p><text:s text:c="2"/>9 072</text:p>
          </table:table-cell>
          <table:table-cell office:value-type="float" office:value="10310" table:style-name="ce23">
            <text:p><text:s text:c="2"/>10 310</text:p>
          </table:table-cell>
          <table:table-cell office:value-type="float" office:value="4751" table:style-name="ce23">
            <text:p><text:s text:c="2"/>4 751</text:p>
          </table:table-cell>
          <table:table-cell office:value-type="float" office:value="4693" table:style-name="ce23">
            <text:p><text:s text:c="2"/>4 693</text:p>
          </table:table-cell>
          <table:table-cell office:value-type="float" office:value="8755" table:style-name="ce23">
            <text:p><text:s text:c="2"/>8 755</text:p>
          </table:table-cell>
          <table:table-cell office:value-type="float" office:value="1419" table:style-name="ce23">
            <text:p><text:s text:c="2"/>1 419</text:p>
          </table:table-cell>
          <table:table-cell office:value-type="float" office:value="8283" table:style-name="ce23">
            <text:p><text:s text:c="2"/>8 283</text:p>
          </table:table-cell>
          <table:table-cell office:value-type="float" office:value="2054" table:style-name="ce23">
            <text:p><text:s text:c="2"/>2 054</text:p>
          </table:table-cell>
          <table:table-cell office:value-type="float" office:value="15383" table:style-name="ce23">
            <text:p><text:s text:c="2"/>15 383</text:p>
          </table:table-cell>
          <table:table-cell office:value-type="float" office:value="14972" table:style-name="ce23">
            <text:p><text:s text:c="2"/>14 972</text:p>
          </table:table-cell>
          <table:table-cell office:value-type="float" office:value="96561" table:style-name="ce23">
            <text:p><text:s text:c="2"/>96 561</text:p>
          </table:table-cell>
          <table:table-cell office:value-type="float" office:value="26426" table:style-name="ce23">
            <text:p><text:s text:c="2"/>26 426</text:p>
          </table:table-cell>
          <table:table-cell office:value-type="float" office:value="135690" table:style-name="ce23">
            <text:p><text:s text:c="2"/>135 690</text:p>
          </table:table-cell>
          <table:table-cell office:value-type="float" office:value="47260" table:style-name="ce23">
            <text:p><text:s text:c="2"/>47 260</text:p>
          </table:table-cell>
          <table:table-cell office:value-type="float" office:value="320736" table:style-name="ce23">
            <text:p><text:s text:c="2"/>320 736</text:p>
          </table:table-cell>
          <table:table-cell office:value-type="float" office:value="75354" table:style-name="ce23">
            <text:p><text:s text:c="2"/>75 354</text:p>
          </table:table-cell>
          <table:table-cell office:value-type="float" office:value="4521" table:style-name="ce23">
            <text:p><text:s text:c="2"/>4 521</text:p>
          </table:table-cell>
          <table:table-cell office:value-type="float" office:value="1775" table:style-name="ce23">
            <text:p><text:s text:c="2"/>1 775</text:p>
          </table:table-cell>
          <table:table-cell office:value-type="float" office:value="33698" table:style-name="ce23">
            <text:p><text:s text:c="2"/>33 698</text:p>
          </table:table-cell>
          <table:table-cell office:value-type="float" office:value="3121" table:style-name="ce23">
            <text:p><text:s text:c="2"/>3 121</text:p>
          </table:table-cell>
          <table:table-cell office:value-type="float" office:value="68654" table:style-name="ce23">
            <text:p><text:s text:c="2"/>68 654</text:p>
          </table:table-cell>
          <table:table-cell office:value-type="float" office:value="1586" table:style-name="ce23">
            <text:p><text:s text:c="2"/>1 586</text:p>
          </table:table-cell>
          <table:table-cell office:value-type="float" office:value="3948" table:style-name="ce23">
            <text:p><text:s text:c="2"/>3 948</text:p>
          </table:table-cell>
          <table:table-cell office:value-type="float" office:value="43825" table:style-name="ce23">
            <text:p><text:s text:c="2"/>43 825</text:p>
          </table:table-cell>
          <table:table-cell office:value-type="float" office:value="51289" table:style-name="ce23">
            <text:p><text:s text:c="2"/>51 289</text:p>
          </table:table-cell>
          <table:table-cell office:value-type="float" office:value="249222" table:style-name="ce23">
            <text:p><text:s text:c="2"/>249 222</text:p>
          </table:table-cell>
          <table:table-cell office:value-type="float" office:value="579640" table:style-name="ce23">
            <text:p><text:s text:c="2"/>579 640</text:p>
          </table:table-cell>
          <table:table-cell office:value-type="float" office:value="92276" table:style-name="ce23">
            <text:p><text:s text:c="2"/>92 276</text:p>
          </table:table-cell>
          <table:table-cell office:value-type="float" office:value="20171" table:style-name="ce23">
            <text:p><text:s text:c="2"/>20 171</text:p>
          </table:table-cell>
          <table:table-cell office:value-type="float" office:value="22865" table:style-name="ce23">
            <text:p><text:s text:c="2"/>22 865</text:p>
          </table:table-cell>
          <table:table-cell office:value-type="float" office:value="18437" table:style-name="ce23">
            <text:p><text:s text:c="2"/>18 437</text:p>
          </table:table-cell>
          <table:table-cell office:value-type="float" office:value="54852" table:style-name="ce23">
            <text:p><text:s text:c="2"/>54 852</text:p>
          </table:table-cell>
          <table:table-cell office:value-type="float" office:value="2998" table:style-name="ce23">
            <text:p><text:s text:c="2"/>2 998</text:p>
          </table:table-cell>
          <table:table-cell office:value-type="float" office:value="87157" table:style-name="ce23">
            <text:p><text:s text:c="2"/>87 157</text:p>
          </table:table-cell>
          <table:table-cell office:value-type="float" office:value="13026" table:style-name="ce23">
            <text:p><text:s text:c="2"/>13 026</text:p>
          </table:table-cell>
          <table:table-cell office:value-type="float" office:value="10137" table:style-name="ce23">
            <text:p><text:s text:c="2"/>10 137</text:p>
          </table:table-cell>
          <table:table-cell office:value-type="float" office:value="6529" table:style-name="ce23">
            <text:p><text:s text:c="2"/>6 529</text:p>
          </table:table-cell>
          <table:table-cell office:value-type="float" office:value="77062" table:style-name="ce23">
            <text:p><text:s text:c="2"/>77 062</text:p>
          </table:table-cell>
          <table:table-cell office:value-type="float" office:value="9413" table:style-name="ce23">
            <text:p><text:s text:c="2"/>9 413</text:p>
          </table:table-cell>
          <table:table-cell office:value-type="float" office:value="39805" table:style-name="ce23">
            <text:p><text:s text:c="2"/>39 8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71210" table:style-name="ce23">
            <text:p><text:s/>2 871 21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97228" table:style-name="ce23">
            <text:p><text:s text:c="2"/>97 228</text:p>
          </table:table-cell>
          <table:table-cell office:value-type="float" office:value="38269" table:style-name="ce23">
            <text:p><text:s text:c="2"/>38 269</text:p>
          </table:table-cell>
          <table:table-cell office:value-type="float" office:value="12179" table:style-name="ce23">
            <text:p><text:s text:c="2"/>12 179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51" table:style-name="ce23">
            <text:p><text:s text:c="2"/>4 151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8" table:style-name="ce23">
            <text:p><text:s text:c="2"/>1 228</text:p>
          </table:table-cell>
          <table:table-cell office:value-type="float" office:value="6429" table:style-name="ce23">
            <text:p><text:s text:c="2"/>6 429</text:p>
          </table:table-cell>
          <table:table-cell office:value-type="float" office:value="625" table:style-name="ce23">
            <text:p><text:s text:c="3"/>625</text:p>
          </table:table-cell>
          <table:table-cell office:value-type="float" office:value="1625" table:style-name="ce23">
            <text:p><text:s text:c="2"/>1 625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5" table:style-name="ce23">
            <text:p><text:s text:c="3"/>5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3" table:style-name="ce23">
            <text:p><text:s text:c="3"/>373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8" table:style-name="ce23">
            <text:p><text:s/>(-) <text:s text:c="2"/>18</text:p>
          </table:table-cell>
          <table:table-cell office:value-type="float" office:value="2385" table:style-name="ce23">
            <text:p><text:s text:c="2"/>2 3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3" table:style-name="ce23">
            <text:p><text:s text:c="2"/>1 333</text:p>
          </table:table-cell>
          <table:table-cell office:value-type="float" office:value="5023" table:style-name="ce23">
            <text:p><text:s text:c="2"/>5 0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34" table:style-name="ce23">
            <text:p><text:s text:c="2"/>1 734</text:p>
          </table:table-cell>
          <table:table-cell office:value-type="float" office:value="68569" table:style-name="ce23">
            <text:p><text:s text:c="2"/>68 569</text:p>
          </table:table-cell>
          <table:table-cell office:value-type="float" office:value="22740" table:style-name="ce23">
            <text:p><text:s text:c="2"/>22 740</text:p>
          </table:table-cell>
          <table:table-cell office:value-type="float" office:value="58881" table:style-name="ce23">
            <text:p><text:s text:c="2"/>58 881</text:p>
          </table:table-cell>
          <table:table-cell office:value-type="float" office:value="25394" table:style-name="ce23">
            <text:p><text:s text:c="2"/>25 394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3" table:style-name="ce23">
            <text:p><text:s text:c="2"/>1 273</text:p>
          </table:table-cell>
          <table:table-cell office:value-type="float" office:value="1302" table:style-name="ce23">
            <text:p><text:s text:c="2"/>1 302</text:p>
          </table:table-cell>
          <table:table-cell office:value-type="float" office:value="48476" table:style-name="ce23">
            <text:p><text:s text:c="2"/>48 476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853" table:style-name="ce23">
            <text:p><text:s text:c="3"/>853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9240" table:style-name="ce23">
            <text:p><text:s text:c="2"/>9 240</text:p>
          </table:table-cell>
          <table:table-cell office:value-type="float" office:value="2638" table:style-name="ce23">
            <text:p><text:s text:c="2"/>2 638</text:p>
          </table:table-cell>
          <table:table-cell office:value-type="float" office:value="4300" table:style-name="ce23">
            <text:p><text:s text:c="2"/>4 300</text:p>
          </table:table-cell>
          <table:table-cell office:value-type="float" office:value="39398" table:style-name="ce23">
            <text:p><text:s text:c="2"/>39 398</text:p>
          </table:table-cell>
          <table:table-cell office:value-type="float" office:value="11034" table:style-name="ce23">
            <text:p><text:s text:c="2"/>11 034</text:p>
          </table:table-cell>
          <table:table-cell office:value-type="float" office:value="6368" table:style-name="ce23">
            <text:p><text:s text:c="2"/>6 368</text:p>
          </table:table-cell>
          <table:table-cell office:value-type="float" office:value="793" table:style-name="ce23">
            <text:p><text:s text:c="3"/>793</text:p>
          </table:table-cell>
          <table:table-cell office:value-type="float" office:value="7868" table:style-name="ce23">
            <text:p><text:s text:c="2"/>7 868</text:p>
          </table:table-cell>
          <table:table-cell office:value-type="float" office:value="1175" table:style-name="ce23">
            <text:p><text:s text:c="2"/>1 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47" table:style-name="ce23">
            <text:p><text:s text:c="2"/>7 9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020" table:style-name="ce23">
            <text:p><text:s text:c="2"/>50 020</text:p>
          </table:table-cell>
          <table:table-cell office:value-type="float" office:value="6325" table:style-name="ce23">
            <text:p><text:s text:c="2"/>6 325</text:p>
          </table:table-cell>
          <table:table-cell office:value-type="float" office:value="32861" table:style-name="ce23">
            <text:p><text:s text:c="2"/>32 8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3568" table:style-name="ce23">
            <text:p><text:s text:c="2"/>583 56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85347" table:style-name="ce23">
            <text:p><text:s text:c="2"/>85 347</text:p>
          </table:table-cell>
          <table:table-cell office:value-type="float" office:value="10684" table:style-name="ce23">
            <text:p><text:s text:c="2"/>10 684</text:p>
          </table:table-cell>
          <table:table-cell office:value-type="float" office:value="13860" table:style-name="ce23">
            <text:p><text:s text:c="2"/>13 860</text:p>
          </table:table-cell>
          <table:table-cell office:value-type="float" office:value="3633" table:style-name="ce23">
            <text:p><text:s text:c="2"/>3 633</text:p>
          </table:table-cell>
          <table:table-cell office:value-type="float" office:value="82275" table:style-name="ce23">
            <text:p><text:s text:c="2"/>82 275</text:p>
          </table:table-cell>
          <table:table-cell office:value-type="float" office:value="40026" table:style-name="ce23">
            <text:p><text:s text:c="2"/>40 026</text:p>
          </table:table-cell>
          <table:table-cell office:value-type="float" office:value="4247" table:style-name="ce23">
            <text:p><text:s text:c="2"/>4 247</text:p>
          </table:table-cell>
          <table:table-cell office:value-type="float" office:value="12868" table:style-name="ce23">
            <text:p><text:s text:c="2"/>12 868</text:p>
          </table:table-cell>
          <table:table-cell office:value-type="float" office:value="-927" table:style-name="ce23">
            <text:p><text:s/>(-) <text:s text:c="2"/>927</text:p>
          </table:table-cell>
          <table:table-cell office:value-type="float" office:value="23350" table:style-name="ce23">
            <text:p><text:s text:c="2"/>23 350</text:p>
          </table:table-cell>
          <table:table-cell office:value-type="float" office:value="11198" table:style-name="ce23">
            <text:p><text:s text:c="2"/>11 198</text:p>
          </table:table-cell>
          <table:table-cell office:value-type="float" office:value="1741" table:style-name="ce23">
            <text:p><text:s text:c="2"/>1 741</text:p>
          </table:table-cell>
          <table:table-cell office:value-type="float" office:value="3048" table:style-name="ce23">
            <text:p><text:s text:c="2"/>3 048</text:p>
          </table:table-cell>
          <table:table-cell office:value-type="float" office:value="2782" table:style-name="ce23">
            <text:p><text:s text:c="2"/>2 782</text:p>
          </table:table-cell>
          <table:table-cell office:value-type="float" office:value="3407" table:style-name="ce23">
            <text:p><text:s text:c="2"/>3 407</text:p>
          </table:table-cell>
          <table:table-cell office:value-type="float" office:value="3158" table:style-name="ce23">
            <text:p><text:s text:c="2"/>3 158</text:p>
          </table:table-cell>
          <table:table-cell office:value-type="float" office:value="16597" table:style-name="ce23">
            <text:p><text:s text:c="2"/>16 597</text:p>
          </table:table-cell>
          <table:table-cell office:value-type="float" office:value="3855" table:style-name="ce23">
            <text:p><text:s text:c="2"/>3 855</text:p>
          </table:table-cell>
          <table:table-cell office:value-type="float" office:value="32249" table:style-name="ce23">
            <text:p><text:s text:c="2"/>32 249</text:p>
          </table:table-cell>
          <table:table-cell office:value-type="float" office:value="4134" table:style-name="ce23">
            <text:p><text:s text:c="2"/>4 134</text:p>
          </table:table-cell>
          <table:table-cell office:value-type="float" office:value="12505" table:style-name="ce23">
            <text:p><text:s text:c="2"/>12 505</text:p>
          </table:table-cell>
          <table:table-cell office:value-type="float" office:value="5167" table:style-name="ce23">
            <text:p><text:s text:c="2"/>5 167</text:p>
          </table:table-cell>
          <table:table-cell office:value-type="float" office:value="3002" table:style-name="ce23">
            <text:p><text:s text:c="2"/>3 002</text:p>
          </table:table-cell>
          <table:table-cell office:value-type="float" office:value="21406" table:style-name="ce23">
            <text:p><text:s text:c="2"/>21 406</text:p>
          </table:table-cell>
          <table:table-cell office:value-type="float" office:value="5278" table:style-name="ce23">
            <text:p><text:s text:c="2"/>5 278</text:p>
          </table:table-cell>
          <table:table-cell office:value-type="float" office:value="4032" table:style-name="ce23">
            <text:p><text:s text:c="2"/>4 032</text:p>
          </table:table-cell>
          <table:table-cell office:value-type="float" office:value="19673" table:style-name="ce23">
            <text:p><text:s text:c="2"/>19 673</text:p>
          </table:table-cell>
          <table:table-cell office:value-type="float" office:value="9090" table:style-name="ce23">
            <text:p><text:s text:c="2"/>9 090</text:p>
          </table:table-cell>
          <table:table-cell office:value-type="float" office:value="7925" table:style-name="ce23">
            <text:p><text:s text:c="2"/>7 925</text:p>
          </table:table-cell>
          <table:table-cell office:value-type="float" office:value="4751" table:style-name="ce23">
            <text:p><text:s text:c="2"/>4 751</text:p>
          </table:table-cell>
          <table:table-cell office:value-type="float" office:value="4693" table:style-name="ce23">
            <text:p><text:s text:c="2"/>4 693</text:p>
          </table:table-cell>
          <table:table-cell office:value-type="float" office:value="8755" table:style-name="ce23">
            <text:p><text:s text:c="2"/>8 755</text:p>
          </table:table-cell>
          <table:table-cell office:value-type="float" office:value="1419" table:style-name="ce23">
            <text:p><text:s text:c="2"/>1 419</text:p>
          </table:table-cell>
          <table:table-cell office:value-type="float" office:value="8255" table:style-name="ce23">
            <text:p><text:s text:c="2"/>8 255</text:p>
          </table:table-cell>
          <table:table-cell office:value-type="float" office:value="2054" table:style-name="ce23">
            <text:p><text:s text:c="2"/>2 054</text:p>
          </table:table-cell>
          <table:table-cell office:value-type="float" office:value="14050" table:style-name="ce23">
            <text:p><text:s text:c="2"/>14 050</text:p>
          </table:table-cell>
          <table:table-cell office:value-type="float" office:value="9949" table:style-name="ce23">
            <text:p><text:s text:c="2"/>9 949</text:p>
          </table:table-cell>
          <table:table-cell office:value-type="float" office:value="96561" table:style-name="ce23">
            <text:p><text:s text:c="2"/>96 561</text:p>
          </table:table-cell>
          <table:table-cell office:value-type="float" office:value="24692" table:style-name="ce23">
            <text:p><text:s text:c="2"/>24 692</text:p>
          </table:table-cell>
          <table:table-cell office:value-type="float" office:value="67121" table:style-name="ce23">
            <text:p><text:s text:c="2"/>67 121</text:p>
          </table:table-cell>
          <table:table-cell office:value-type="float" office:value="24520" table:style-name="ce23">
            <text:p><text:s text:c="2"/>24 520</text:p>
          </table:table-cell>
          <table:table-cell office:value-type="float" office:value="261855" table:style-name="ce23">
            <text:p><text:s text:c="2"/>261 855</text:p>
          </table:table-cell>
          <table:table-cell office:value-type="float" office:value="49960" table:style-name="ce23">
            <text:p><text:s text:c="2"/>49 960</text:p>
          </table:table-cell>
          <table:table-cell office:value-type="float" office:value="4091" table:style-name="ce23">
            <text:p><text:s text:c="2"/>4 091</text:p>
          </table:table-cell>
          <table:table-cell office:value-type="float" office:value="1775" table:style-name="ce23">
            <text:p><text:s text:c="2"/>1 775</text:p>
          </table:table-cell>
          <table:table-cell office:value-type="float" office:value="32425" table:style-name="ce23">
            <text:p><text:s text:c="2"/>32 425</text:p>
          </table:table-cell>
          <table:table-cell office:value-type="float" office:value="1819" table:style-name="ce23">
            <text:p><text:s text:c="2"/>1 819</text:p>
          </table:table-cell>
          <table:table-cell office:value-type="float" office:value="20178" table:style-name="ce23">
            <text:p><text:s text:c="2"/>20 178</text:p>
          </table:table-cell>
          <table:table-cell office:value-type="float" office:value="1530" table:style-name="ce23">
            <text:p><text:s text:c="2"/>1 530</text:p>
          </table:table-cell>
          <table:table-cell office:value-type="float" office:value="3095" table:style-name="ce23">
            <text:p><text:s text:c="2"/>3 095</text:p>
          </table:table-cell>
          <table:table-cell office:value-type="float" office:value="43572" table:style-name="ce23">
            <text:p><text:s text:c="2"/>43 572</text:p>
          </table:table-cell>
          <table:table-cell office:value-type="float" office:value="42049" table:style-name="ce23">
            <text:p><text:s text:c="2"/>42 049</text:p>
          </table:table-cell>
          <table:table-cell office:value-type="float" office:value="246584" table:style-name="ce23">
            <text:p><text:s text:c="2"/>246 584</text:p>
          </table:table-cell>
          <table:table-cell office:value-type="float" office:value="575340" table:style-name="ce23">
            <text:p><text:s text:c="2"/>575 340</text:p>
          </table:table-cell>
          <table:table-cell office:value-type="float" office:value="52878" table:style-name="ce23">
            <text:p><text:s text:c="2"/>52 878</text:p>
          </table:table-cell>
          <table:table-cell office:value-type="float" office:value="9137" table:style-name="ce23">
            <text:p><text:s text:c="2"/>9 137</text:p>
          </table:table-cell>
          <table:table-cell office:value-type="float" office:value="16497" table:style-name="ce23">
            <text:p><text:s text:c="2"/>16 497</text:p>
          </table:table-cell>
          <table:table-cell office:value-type="float" office:value="17644" table:style-name="ce23">
            <text:p><text:s text:c="2"/>17 644</text:p>
          </table:table-cell>
          <table:table-cell office:value-type="float" office:value="46984" table:style-name="ce23">
            <text:p><text:s text:c="2"/>46 984</text:p>
          </table:table-cell>
          <table:table-cell office:value-type="float" office:value="1823" table:style-name="ce23">
            <text:p><text:s text:c="2"/>1 823</text:p>
          </table:table-cell>
          <table:table-cell office:value-type="float" office:value="87157" table:style-name="ce23">
            <text:p><text:s text:c="2"/>87 157</text:p>
          </table:table-cell>
          <table:table-cell office:value-type="float" office:value="13026" table:style-name="ce23">
            <text:p><text:s text:c="2"/>13 026</text:p>
          </table:table-cell>
          <table:table-cell office:value-type="float" office:value="2190" table:style-name="ce23">
            <text:p><text:s text:c="2"/>2 190</text:p>
          </table:table-cell>
          <table:table-cell office:value-type="float" office:value="6529" table:style-name="ce23">
            <text:p><text:s text:c="2"/>6 529</text:p>
          </table:table-cell>
          <table:table-cell office:value-type="float" office:value="27042" table:style-name="ce23">
            <text:p><text:s text:c="2"/>27 042</text:p>
          </table:table-cell>
          <table:table-cell office:value-type="float" office:value="3088" table:style-name="ce23">
            <text:p><text:s text:c="2"/>3 088</text:p>
          </table:table-cell>
          <table:table-cell office:value-type="float" office:value="6944" table:style-name="ce23">
            <text:p><text:s text:c="2"/>6 9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87642" table:style-name="ce23">
            <text:p><text:s/>2 287 64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841" table:style-name="ce23">
            <text:p><text:s text:c="2"/>1 841</text:p>
          </table:table-cell>
          <table:table-cell office:value-type="float" office:value="641" table:style-name="ce23">
            <text:p><text:s text:c="3"/>641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1568" table:style-name="ce23">
            <text:p><text:s text:c="2"/>1 568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563" table:style-name="ce23">
            <text:p><text:s text:c="2"/>2 563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3210" table:style-name="ce23">
            <text:p><text:s text:c="2"/>3 210</text:p>
          </table:table-cell>
          <table:table-cell office:value-type="float" office:value="938" table:style-name="ce23">
            <text:p><text:s text:c="3"/>938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650" table:style-name="ce23">
            <text:p><text:s text:c="3"/>650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363" table:style-name="ce23">
            <text:p><text:s text:c="3"/>363</text:p>
          </table:table-cell>
          <table:table-cell office:value-type="float" office:value="939" table:style-name="ce23">
            <text:p><text:s text:c="3"/>939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345" table:style-name="ce23">
            <text:p><text:s text:c="2"/>1 345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1318" table:style-name="ce23">
            <text:p><text:s text:c="2"/>1 318</text:p>
          </table:table-cell>
          <table:table-cell office:value-type="float" office:value="705" table:style-name="ce23">
            <text:p><text:s text:c="3"/>705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197" table:style-name="ce23">
            <text:p><text:s text:c="2"/>1 197</text:p>
          </table:table-cell>
          <table:table-cell office:value-type="float" office:value="875" table:style-name="ce23">
            <text:p><text:s text:c="3"/>875</text:p>
          </table:table-cell>
          <table:table-cell office:value-type="float" office:value="1156" table:style-name="ce23">
            <text:p><text:s text:c="2"/>1 156</text:p>
          </table:table-cell>
          <table:table-cell office:value-type="float" office:value="555" table:style-name="ce23">
            <text:p><text:s text:c="3"/>555</text:p>
          </table:table-cell>
          <table:table-cell office:value-type="float" office:value="1058" table:style-name="ce23">
            <text:p><text:s text:c="2"/>1 058</text:p>
          </table:table-cell>
          <table:table-cell office:value-type="float" office:value="1074" table:style-name="ce23">
            <text:p><text:s text:c="2"/>1 074</text:p>
          </table:table-cell>
          <table:table-cell office:value-type="float" office:value="784" table:style-name="ce23">
            <text:p><text:s text:c="3"/>784</text:p>
          </table:table-cell>
          <table:table-cell office:value-type="float" office:value="1363" table:style-name="ce23">
            <text:p><text:s text:c="2"/>1 363</text:p>
          </table:table-cell>
          <table:table-cell office:value-type="float" office:value="1530" table:style-name="ce23">
            <text:p><text:s text:c="2"/>1 530</text:p>
          </table:table-cell>
          <table:table-cell office:value-type="float" office:value="1108" table:style-name="ce23">
            <text:p><text:s text:c="2"/>1 108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3157" table:style-name="ce23">
            <text:p><text:s text:c="2"/>3 157</text:p>
          </table:table-cell>
          <table:table-cell office:value-type="float" office:value="951" table:style-name="ce23">
            <text:p><text:s text:c="3"/>951</text:p>
          </table:table-cell>
          <table:table-cell office:value-type="float" office:value="3384" table:style-name="ce23">
            <text:p><text:s text:c="2"/>3 384</text:p>
          </table:table-cell>
          <table:table-cell office:value-type="float" office:value="1466" table:style-name="ce23">
            <text:p><text:s text:c="2"/>1 466</text:p>
          </table:table-cell>
          <table:table-cell office:value-type="float" office:value="12523" table:style-name="ce23">
            <text:p><text:s text:c="2"/>12 523</text:p>
          </table:table-cell>
          <table:table-cell office:value-type="float" office:value="3613" table:style-name="ce23">
            <text:p><text:s text:c="2"/>3 613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712" table:style-name="ce23">
            <text:p><text:s text:c="3"/>712</text:p>
          </table:table-cell>
          <table:table-cell office:value-type="float" office:value="1734" table:style-name="ce23">
            <text:p><text:s text:c="2"/>1 734</text:p>
          </table:table-cell>
          <table:table-cell office:value-type="float" office:value="394" table:style-name="ce23">
            <text:p><text:s text:c="3"/>394</text:p>
          </table:table-cell>
          <table:table-cell office:value-type="float" office:value="1741" table:style-name="ce23">
            <text:p><text:s text:c="2"/>1 741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362" table:style-name="ce23">
            <text:p><text:s text:c="2"/>1 362</text:p>
          </table:table-cell>
          <table:table-cell office:value-type="float" office:value="6971" table:style-name="ce23">
            <text:p><text:s text:c="2"/>6 971</text:p>
          </table:table-cell>
          <table:table-cell office:value-type="float" office:value="2073" table:style-name="ce23">
            <text:p><text:s text:c="2"/>2 073</text:p>
          </table:table-cell>
          <table:table-cell office:value-type="float" office:value="8223" table:style-name="ce23">
            <text:p><text:s text:c="2"/>8 223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2660" table:style-name="ce23">
            <text:p><text:s text:c="2"/>2 660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3452" table:style-name="ce23">
            <text:p><text:s text:c="2"/>3 452</text:p>
          </table:table-cell>
          <table:table-cell office:value-type="float" office:value="1043" table:style-name="ce23">
            <text:p><text:s text:c="2"/>1 043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814" table:style-name="ce23">
            <text:p><text:s text:c="2"/>2 8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06" table:style-name="ce23">
            <text:p><text:s text:c="2"/>3 006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199" table:style-name="ce23">
            <text:p><text:s text:c="2"/>1 1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200" table:style-name="ce23">
            <text:p><text:s text:c="2"/>99 20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9261" table:style-name="ce23">
            <text:p><text:s/>(-) <text:s/>9 261</text:p>
          </table:table-cell>
          <table:table-cell office:value-type="float" office:value="-119" table:style-name="ce23">
            <text:p><text:s/>(-) <text:s text:c="2"/>119</text:p>
          </table:table-cell>
          <table:table-cell office:value-type="float" office:value="-37" table:style-name="ce23">
            <text:p><text:s/>(-) <text:s text:c="2"/>37</text:p>
          </table:table-cell>
          <table:table-cell office:value-type="float" office:value="-61" table:style-name="ce23">
            <text:p><text:s/>(-) <text:s text:c="2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4" table:style-name="ce23">
            <text:p><text:s/>(-) <text:s text:c="2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82" table:style-name="ce23">
            <text:p><text:s/>(-) <text:s text:c="2"/>82</text:p>
          </table:table-cell>
          <table:table-cell office:value-type="float" office:value="-114" table:style-name="ce23">
            <text:p><text:s/>(-) <text:s text:c="2"/>114</text:p>
          </table:table-cell>
          <table:table-cell office:value-type="float" office:value="-105" table:style-name="ce23">
            <text:p><text:s/>(-) <text:s text:c="2"/>105</text:p>
          </table:table-cell>
          <table:table-cell office:value-type="float" office:value="-32" table:style-name="ce23">
            <text:p><text:s/>(-) <text:s text:c="2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1" table:style-name="ce23">
            <text:p><text:s/>(-) <text:s text:c="2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1" table:style-name="ce23">
            <text:p><text:s/>(-) <text:s text:c="2"/>31</text:p>
          </table:table-cell>
          <table:table-cell office:value-type="float" office:value="-80" table:style-name="ce23">
            <text:p><text:s/>(-) <text:s text:c="2"/>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0" table:style-name="ce23">
            <text:p><text:s/>(-) <text:s text:c="2"/>150</text:p>
          </table:table-cell>
          <table:table-cell office:value-type="float" office:value="-124" table:style-name="ce23">
            <text:p><text:s/>(-) <text:s text:c="2"/>124</text:p>
          </table:table-cell>
          <table:table-cell office:value-type="float" office:value="-30" table:style-name="ce23">
            <text:p><text:s/>(-) <text:s text:c="2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1" table:style-name="ce23">
            <text:p><text:s/>(-) <text:s text:c="2"/>21</text:p>
          </table:table-cell>
          <table:table-cell office:value-type="float" office:value="-120" table:style-name="ce23">
            <text:p><text:s/>(-) <text:s text:c="2"/>120</text:p>
          </table:table-cell>
          <table:table-cell office:value-type="float" office:value="-99" table:style-name="ce23">
            <text:p><text:s/>(-) <text:s text:c="2"/>99</text:p>
          </table:table-cell>
          <table:table-cell office:value-type="float" office:value="-53" table:style-name="ce23">
            <text:p><text:s/>(-) <text:s text:c="2"/>53</text:p>
          </table:table-cell>
          <table:table-cell office:value-type="float" office:value="-28" table:style-name="ce23">
            <text:p><text:s/>(-) <text:s text:c="2"/>28</text:p>
          </table:table-cell>
          <table:table-cell office:value-type="float" office:value="-67" table:style-name="ce23">
            <text:p><text:s/>(-) <text:s text:c="2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4" table:style-name="ce23">
            <text:p><text:s/>(-) <text:s text:c="2"/>74</text:p>
          </table:table-cell>
          <table:table-cell office:value-type="float" office:value="-195" table:style-name="ce23">
            <text:p><text:s/>(-) <text:s text:c="2"/>195</text:p>
          </table:table-cell>
          <table:table-cell office:value-type="float" office:value="-219" table:style-name="ce23">
            <text:p><text:s/>(-) <text:s text:c="2"/>219</text:p>
          </table:table-cell>
          <table:table-cell office:value-type="float" office:value="-180" table:style-name="ce23">
            <text:p><text:s/>(-) <text:s text:c="2"/>180</text:p>
          </table:table-cell>
          <table:table-cell office:value-type="float" office:value="-51" table:style-name="ce23">
            <text:p><text:s/>(-) <text:s text:c="2"/>51</text:p>
          </table:table-cell>
          <table:table-cell office:value-type="float" office:value="-28" table:style-name="ce23">
            <text:p><text:s/>(-) <text:s text:c="2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19" table:style-name="ce23">
            <text:p><text:s/>(-) <text:s text:c="2"/>119</text:p>
          </table:table-cell>
          <table:table-cell office:value-type="float" office:value="-31" table:style-name="ce23">
            <text:p><text:s/>(-) <text:s text:c="2"/>31</text:p>
          </table:table-cell>
          <table:table-cell office:value-type="float" office:value="-364" table:style-name="ce23">
            <text:p><text:s/>(-) <text:s text:c="2"/>364</text:p>
          </table:table-cell>
          <table:table-cell office:value-type="float" office:value="-29" table:style-name="ce23">
            <text:p><text:s/>(-) <text:s text:c="2"/>29</text:p>
          </table:table-cell>
          <table:table-cell office:value-type="float" office:value="-618" table:style-name="ce23">
            <text:p><text:s/>(-) <text:s text:c="2"/>618</text:p>
          </table:table-cell>
          <table:table-cell office:value-type="float" office:value="-1629" table:style-name="ce23">
            <text:p><text:s/>(-) <text:s/>1 6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5" table:style-name="ce23">
            <text:p><text:s/>(-) <text:s text:c="2"/>25</text:p>
          </table:table-cell>
          <table:table-cell office:value-type="float" office:value="-49" table:style-name="ce23">
            <text:p><text:s/>(-) <text:s text:c="2"/>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4" table:style-name="ce23">
            <text:p><text:s/>(-) <text:s text:c="2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74" table:style-name="ce23">
            <text:p><text:s/>(-) <text:s text:c="2"/>3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5" table:style-name="ce23">
            <text:p><text:s/>(-) <text:s text:c="2"/>155</text:p>
          </table:table-cell>
          <table:table-cell office:value-type="float" office:value="-49" table:style-name="ce23">
            <text:p><text:s/>(-) <text:s text:c="2"/>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21" table:style-name="ce23">
            <text:p><text:s/>(-) <text:s text:c="2"/>1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033" table:style-name="ce23">
            <text:p><text:s/>(-) <text:s/>15 03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398037" table:style-name="ce23">
            <text:p><text:s text:c="2"/>398 037</text:p>
          </table:table-cell>
          <table:table-cell office:value-type="float" office:value="151959" table:style-name="ce23">
            <text:p><text:s text:c="2"/>151 959</text:p>
          </table:table-cell>
          <table:table-cell office:value-type="float" office:value="37870" table:style-name="ce23">
            <text:p><text:s text:c="2"/>37 870</text:p>
          </table:table-cell>
          <table:table-cell office:value-type="float" office:value="20011" table:style-name="ce23">
            <text:p><text:s text:c="2"/>20 011</text:p>
          </table:table-cell>
          <table:table-cell office:value-type="float" office:value="225938" table:style-name="ce23">
            <text:p><text:s text:c="2"/>225 938</text:p>
          </table:table-cell>
          <table:table-cell office:value-type="float" office:value="92326" table:style-name="ce23">
            <text:p><text:s text:c="2"/>92 326</text:p>
          </table:table-cell>
          <table:table-cell office:value-type="float" office:value="18273" table:style-name="ce23">
            <text:p><text:s text:c="2"/>18 273</text:p>
          </table:table-cell>
          <table:table-cell office:value-type="float" office:value="292406" table:style-name="ce23">
            <text:p><text:s text:c="2"/>292 406</text:p>
          </table:table-cell>
          <table:table-cell office:value-type="float" office:value="51555" table:style-name="ce23">
            <text:p><text:s text:c="2"/>51 555</text:p>
          </table:table-cell>
          <table:table-cell office:value-type="float" office:value="324943" table:style-name="ce23">
            <text:p><text:s text:c="2"/>324 943</text:p>
          </table:table-cell>
          <table:table-cell office:value-type="float" office:value="78544" table:style-name="ce23">
            <text:p><text:s text:c="2"/>78 544</text:p>
          </table:table-cell>
          <table:table-cell office:value-type="float" office:value="15694" table:style-name="ce23">
            <text:p><text:s text:c="2"/>15 694</text:p>
          </table:table-cell>
          <table:table-cell office:value-type="float" office:value="54793" table:style-name="ce23">
            <text:p><text:s text:c="2"/>54 793</text:p>
          </table:table-cell>
          <table:table-cell office:value-type="float" office:value="66432" table:style-name="ce23">
            <text:p><text:s text:c="2"/>66 432</text:p>
          </table:table-cell>
          <table:table-cell office:value-type="float" office:value="43848" table:style-name="ce23">
            <text:p><text:s text:c="2"/>43 848</text:p>
          </table:table-cell>
          <table:table-cell office:value-type="float" office:value="32687" table:style-name="ce23">
            <text:p><text:s text:c="2"/>32 687</text:p>
          </table:table-cell>
          <table:table-cell office:value-type="float" office:value="109595" table:style-name="ce23">
            <text:p><text:s text:c="2"/>109 595</text:p>
          </table:table-cell>
          <table:table-cell office:value-type="float" office:value="21333" table:style-name="ce23">
            <text:p><text:s text:c="2"/>21 333</text:p>
          </table:table-cell>
          <table:table-cell office:value-type="float" office:value="447501" table:style-name="ce23">
            <text:p><text:s text:c="2"/>447 501</text:p>
          </table:table-cell>
          <table:table-cell office:value-type="float" office:value="54637" table:style-name="ce23">
            <text:p><text:s text:c="2"/>54 637</text:p>
          </table:table-cell>
          <table:table-cell office:value-type="float" office:value="179506" table:style-name="ce23">
            <text:p><text:s text:c="2"/>179 506</text:p>
          </table:table-cell>
          <table:table-cell office:value-type="float" office:value="88308" table:style-name="ce23">
            <text:p><text:s text:c="2"/>88 308</text:p>
          </table:table-cell>
          <table:table-cell office:value-type="float" office:value="50176" table:style-name="ce23">
            <text:p><text:s text:c="2"/>50 176</text:p>
          </table:table-cell>
          <table:table-cell office:value-type="float" office:value="76244" table:style-name="ce23">
            <text:p><text:s text:c="2"/>76 244</text:p>
          </table:table-cell>
          <table:table-cell office:value-type="float" office:value="121217" table:style-name="ce23">
            <text:p><text:s text:c="2"/>121 217</text:p>
          </table:table-cell>
          <table:table-cell office:value-type="float" office:value="83888" table:style-name="ce23">
            <text:p><text:s text:c="2"/>83 888</text:p>
          </table:table-cell>
          <table:table-cell office:value-type="float" office:value="150065" table:style-name="ce23">
            <text:p><text:s text:c="2"/>150 065</text:p>
          </table:table-cell>
          <table:table-cell office:value-type="float" office:value="73148" table:style-name="ce23">
            <text:p><text:s text:c="2"/>73 148</text:p>
          </table:table-cell>
          <table:table-cell office:value-type="float" office:value="101954" table:style-name="ce23">
            <text:p><text:s text:c="2"/>101 954</text:p>
          </table:table-cell>
          <table:table-cell office:value-type="float" office:value="103544" table:style-name="ce23">
            <text:p><text:s text:c="2"/>103 544</text:p>
          </table:table-cell>
          <table:table-cell office:value-type="float" office:value="79945" table:style-name="ce23">
            <text:p><text:s text:c="2"/>79 945</text:p>
          </table:table-cell>
          <table:table-cell office:value-type="float" office:value="129313" table:style-name="ce23">
            <text:p><text:s text:c="2"/>129 313</text:p>
          </table:table-cell>
          <table:table-cell office:value-type="float" office:value="187915" table:style-name="ce23">
            <text:p><text:s text:c="2"/>187 915</text:p>
          </table:table-cell>
          <table:table-cell office:value-type="float" office:value="105992" table:style-name="ce23">
            <text:p><text:s text:c="2"/>105 992</text:p>
          </table:table-cell>
          <table:table-cell office:value-type="float" office:value="41813" table:style-name="ce23">
            <text:p><text:s text:c="2"/>41 813</text:p>
          </table:table-cell>
          <table:table-cell office:value-type="float" office:value="75235" table:style-name="ce23">
            <text:p><text:s text:c="2"/>75 235</text:p>
          </table:table-cell>
          <table:table-cell office:value-type="float" office:value="79968" table:style-name="ce23">
            <text:p><text:s text:c="2"/>79 968</text:p>
          </table:table-cell>
          <table:table-cell office:value-type="float" office:value="323139" table:style-name="ce23">
            <text:p><text:s text:c="2"/>323 139</text:p>
          </table:table-cell>
          <table:table-cell office:value-type="float" office:value="82220" table:style-name="ce23">
            <text:p><text:s text:c="2"/>82 220</text:p>
          </table:table-cell>
          <table:table-cell office:value-type="float" office:value="552073" table:style-name="ce23">
            <text:p><text:s text:c="2"/>552 073</text:p>
          </table:table-cell>
          <table:table-cell office:value-type="float" office:value="175093" table:style-name="ce23">
            <text:p><text:s text:c="2"/>175 093</text:p>
          </table:table-cell>
          <table:table-cell office:value-type="float" office:value="1120579" table:style-name="ce23">
            <text:p><text:s/>1 120 579</text:p>
          </table:table-cell>
          <table:table-cell office:value-type="float" office:value="398813" table:style-name="ce23">
            <text:p><text:s text:c="2"/>398 813</text:p>
          </table:table-cell>
          <table:table-cell office:value-type="float" office:value="23042" table:style-name="ce23">
            <text:p><text:s text:c="2"/>23 042</text:p>
          </table:table-cell>
          <table:table-cell office:value-type="float" office:value="44807" table:style-name="ce23">
            <text:p><text:s text:c="2"/>44 807</text:p>
          </table:table-cell>
          <table:table-cell office:value-type="float" office:value="138844" table:style-name="ce23">
            <text:p><text:s text:c="2"/>138 844</text:p>
          </table:table-cell>
          <table:table-cell office:value-type="float" office:value="27787" table:style-name="ce23">
            <text:p><text:s text:c="2"/>27 787</text:p>
          </table:table-cell>
          <table:table-cell office:value-type="float" office:value="276938" table:style-name="ce23">
            <text:p><text:s text:c="2"/>276 938</text:p>
          </table:table-cell>
          <table:table-cell office:value-type="float" office:value="17903" table:style-name="ce23">
            <text:p><text:s text:c="2"/>17 903</text:p>
          </table:table-cell>
          <table:table-cell office:value-type="float" office:value="43874" table:style-name="ce23">
            <text:p><text:s text:c="2"/>43 874</text:p>
          </table:table-cell>
          <table:table-cell office:value-type="float" office:value="166879" table:style-name="ce23">
            <text:p><text:s text:c="2"/>166 879</text:p>
          </table:table-cell>
          <table:table-cell office:value-type="float" office:value="167410" table:style-name="ce23">
            <text:p><text:s text:c="2"/>167 410</text:p>
          </table:table-cell>
          <table:table-cell office:value-type="float" office:value="649009" table:style-name="ce23">
            <text:p><text:s text:c="2"/>649 009</text:p>
          </table:table-cell>
          <table:table-cell office:value-type="float" office:value="639752" table:style-name="ce23">
            <text:p><text:s text:c="2"/>639 752</text:p>
          </table:table-cell>
          <table:table-cell office:value-type="float" office:value="228613" table:style-name="ce23">
            <text:p><text:s text:c="2"/>228 613</text:p>
          </table:table-cell>
          <table:table-cell office:value-type="float" office:value="62891" table:style-name="ce23">
            <text:p><text:s text:c="2"/>62 891</text:p>
          </table:table-cell>
          <table:table-cell office:value-type="float" office:value="104820" table:style-name="ce23">
            <text:p><text:s text:c="2"/>104 820</text:p>
          </table:table-cell>
          <table:table-cell office:value-type="float" office:value="48479" table:style-name="ce23">
            <text:p><text:s text:c="2"/>48 479</text:p>
          </table:table-cell>
          <table:table-cell office:value-type="float" office:value="261715" table:style-name="ce23">
            <text:p><text:s text:c="2"/>261 715</text:p>
          </table:table-cell>
          <table:table-cell office:value-type="float" office:value="43096" table:style-name="ce23">
            <text:p><text:s text:c="2"/>43 096</text:p>
          </table:table-cell>
          <table:table-cell office:value-type="float" office:value="858764" table:style-name="ce23">
            <text:p><text:s text:c="2"/>858 764</text:p>
          </table:table-cell>
          <table:table-cell office:value-type="float" office:value="351095" table:style-name="ce23">
            <text:p><text:s text:c="2"/>351 095</text:p>
          </table:table-cell>
          <table:table-cell office:value-type="float" office:value="143437" table:style-name="ce23">
            <text:p><text:s text:c="2"/>143 437</text:p>
          </table:table-cell>
          <table:table-cell office:value-type="float" office:value="202716" table:style-name="ce23">
            <text:p><text:s text:c="2"/>202 716</text:p>
          </table:table-cell>
          <table:table-cell office:value-type="float" office:value="302873" table:style-name="ce23">
            <text:p><text:s text:c="2"/>302 873</text:p>
          </table:table-cell>
          <table:table-cell office:value-type="float" office:value="40366" table:style-name="ce23">
            <text:p><text:s text:c="2"/>40 366</text:p>
          </table:table-cell>
          <table:table-cell office:value-type="float" office:value="171919" table:style-name="ce23">
            <text:p><text:s text:c="2"/>171 919</text:p>
          </table:table-cell>
          <table:table-cell office:value-type="float" office:value="74451" table:style-name="ce23">
            <text:p><text:s text:c="2"/>74 451</text:p>
          </table:table-cell>
          <table:table-cell office:value-type="float" office:value="12010010" table:style-name="ce23">
            <text:p><text:s/>12 010 01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687599" table:style-name="ce23">
            <text:p><text:s/>6 687 599</text:p>
          </table:table-cell>
          <table:table-cell office:value-type="float" office:value="5891326" table:style-name="ce23">
            <text:p><text:s/>5 891 326</text:p>
          </table:table-cell>
          <table:table-cell office:value-type="float" office:value="801096" table:style-name="ce23">
            <text:p><text:s text:c="2"/>801 096</text:p>
          </table:table-cell>
          <table:table-cell office:value-type="float" office:value="118276" table:style-name="ce23">
            <text:p><text:s text:c="2"/>118 276</text:p>
          </table:table-cell>
          <table:table-cell office:value-type="float" office:value="50144" table:style-name="ce23">
            <text:p><text:s text:c="2"/>50 144</text:p>
          </table:table-cell>
          <table:table-cell office:value-type="float" office:value="35440" table:style-name="ce23">
            <text:p><text:s text:c="2"/>35 440</text:p>
          </table:table-cell>
          <table:table-cell office:value-type="float" office:value="28949" table:style-name="ce23">
            <text:p><text:s text:c="2"/>28 949</text:p>
          </table:table-cell>
          <table:table-cell office:value-type="float" office:value="765202" table:style-name="ce23">
            <text:p><text:s text:c="2"/>765 202</text:p>
          </table:table-cell>
          <table:table-cell office:value-type="float" office:value="156442" table:style-name="ce23">
            <text:p><text:s text:c="2"/>156 442</text:p>
          </table:table-cell>
          <table:table-cell office:value-type="float" office:value="1285134" table:style-name="ce23">
            <text:p><text:s/>1 285 134</text:p>
          </table:table-cell>
          <table:table-cell office:value-type="float" office:value="190956" table:style-name="ce23">
            <text:p><text:s text:c="2"/>190 956</text:p>
          </table:table-cell>
          <table:table-cell office:value-type="float" office:value="17784" table:style-name="ce23">
            <text:p><text:s text:c="2"/>17 784</text:p>
          </table:table-cell>
          <table:table-cell office:value-type="float" office:value="632157" table:style-name="ce23">
            <text:p><text:s text:c="2"/>632 157</text:p>
          </table:table-cell>
          <table:table-cell office:value-type="float" office:value="1676586" table:style-name="ce23">
            <text:p><text:s/>1 676 586</text:p>
          </table:table-cell>
          <table:table-cell office:value-type="float" office:value="468535" table:style-name="ce23">
            <text:p><text:s text:c="2"/>468 535</text:p>
          </table:table-cell>
          <table:table-cell office:value-type="float" office:value="376397" table:style-name="ce23">
            <text:p><text:s text:c="2"/>376 397</text:p>
          </table:table-cell>
          <table:table-cell office:value-type="float" office:value="201777" table:style-name="ce23">
            <text:p><text:s text:c="2"/>201 777</text:p>
          </table:table-cell>
          <table:table-cell office:value-type="float" office:value="180593" table:style-name="ce23">
            <text:p><text:s text:c="2"/>180 593</text:p>
          </table:table-cell>
          <table:table-cell office:value-type="float" office:value="21721" table:style-name="ce23">
            <text:p><text:s text:c="2"/>21 721</text:p>
          </table:table-cell>
          <table:table-cell office:value-type="float" office:value="98255" table:style-name="ce23">
            <text:p><text:s text:c="2"/>98 255</text:p>
          </table:table-cell>
          <table:table-cell office:value-type="float" office:value="92285" table:style-name="ce23">
            <text:p><text:s text:c="2"/>92 285</text:p>
          </table:table-cell>
          <table:table-cell office:value-type="float" office:value="85311" table:style-name="ce23">
            <text:p><text:s text:c="2"/>85 311</text:p>
          </table:table-cell>
          <table:table-cell office:value-type="float" office:value="137454" table:style-name="ce23">
            <text:p><text:s text:c="2"/>137 454</text:p>
          </table:table-cell>
          <table:table-cell office:value-type="float" office:value="104114" table:style-name="ce23">
            <text:p><text:s text:c="2"/>104 114</text:p>
          </table:table-cell>
          <table:table-cell office:value-type="float" office:value="444627" table:style-name="ce23">
            <text:p><text:s text:c="2"/>444 627</text:p>
          </table:table-cell>
          <table:table-cell office:value-type="float" office:value="563545" table:style-name="ce23">
            <text:p><text:s text:c="2"/>563 545</text:p>
          </table:table-cell>
          <table:table-cell office:value-type="float" office:value="122810" table:style-name="ce23">
            <text:p><text:s text:c="2"/>122 810</text:p>
          </table:table-cell>
          <table:table-cell office:value-type="float" office:value="100208" table:style-name="ce23">
            <text:p><text:s text:c="2"/>100 208</text:p>
          </table:table-cell>
          <table:table-cell office:value-type="float" office:value="669483" table:style-name="ce23">
            <text:p><text:s text:c="2"/>669 483</text:p>
          </table:table-cell>
          <table:table-cell office:value-type="float" office:value="127233" table:style-name="ce23">
            <text:p><text:s text:c="2"/>127 233</text:p>
          </table:table-cell>
          <table:table-cell office:value-type="float" office:value="198332" table:style-name="ce23">
            <text:p><text:s text:c="2"/>198 332</text:p>
          </table:table-cell>
          <table:table-cell office:value-type="float" office:value="378379" table:style-name="ce23">
            <text:p><text:s text:c="2"/>378 379</text:p>
          </table:table-cell>
          <table:table-cell office:value-type="float" office:value="160623" table:style-name="ce23">
            <text:p><text:s text:c="2"/>160 623</text:p>
          </table:table-cell>
          <table:table-cell office:value-type="float" office:value="305020" table:style-name="ce23">
            <text:p><text:s text:c="2"/>305 020</text:p>
          </table:table-cell>
          <table:table-cell office:value-type="float" office:value="81338" table:style-name="ce23">
            <text:p><text:s text:c="2"/>81 338</text:p>
          </table:table-cell>
          <table:table-cell office:value-type="float" office:value="744311" table:style-name="ce23">
            <text:p><text:s text:c="2"/>744 311</text:p>
          </table:table-cell>
          <table:table-cell office:value-type="float" office:value="532601" table:style-name="ce23">
            <text:p><text:s text:c="2"/>532 601</text:p>
          </table:table-cell>
          <table:table-cell office:value-type="float" office:value="158398" table:style-name="ce23">
            <text:p><text:s text:c="2"/>158 398</text:p>
          </table:table-cell>
          <table:table-cell office:value-type="float" office:value="563905" table:style-name="ce23">
            <text:p><text:s text:c="2"/>563 905</text:p>
          </table:table-cell>
          <table:table-cell office:value-type="float" office:value="7617875" table:style-name="ce23">
            <text:p><text:s/>7 617 875</text:p>
          </table:table-cell>
          <table:table-cell office:value-type="float" office:value="2968849" table:style-name="ce23">
            <text:p><text:s/>2 968 849</text:p>
          </table:table-cell>
          <table:table-cell office:value-type="float" office:value="16293655" table:style-name="ce23">
            <text:p><text:s/>16 293 655</text:p>
          </table:table-cell>
          <table:table-cell office:value-type="float" office:value="4076625" table:style-name="ce23">
            <text:p><text:s/>4 076 625</text:p>
          </table:table-cell>
          <table:table-cell office:value-type="float" office:value="52733" table:style-name="ce23">
            <text:p><text:s text:c="2"/>52 733</text:p>
          </table:table-cell>
          <table:table-cell office:value-type="float" office:value="60529" table:style-name="ce23">
            <text:p><text:s text:c="2"/>60 529</text:p>
          </table:table-cell>
          <table:table-cell office:value-type="float" office:value="808476" table:style-name="ce23">
            <text:p><text:s text:c="2"/>808 476</text:p>
          </table:table-cell>
          <table:table-cell office:value-type="float" office:value="438611" table:style-name="ce23">
            <text:p><text:s text:c="2"/>438 611</text:p>
          </table:table-cell>
          <table:table-cell office:value-type="float" office:value="5622208" table:style-name="ce23">
            <text:p><text:s/>5 622 208</text:p>
          </table:table-cell>
          <table:table-cell office:value-type="float" office:value="136112" table:style-name="ce23">
            <text:p><text:s text:c="2"/>136 112</text:p>
          </table:table-cell>
          <table:table-cell office:value-type="float" office:value="166605" table:style-name="ce23">
            <text:p><text:s text:c="2"/>166 605</text:p>
          </table:table-cell>
          <table:table-cell office:value-type="float" office:value="252106" table:style-name="ce23">
            <text:p><text:s text:c="2"/>252 106</text:p>
          </table:table-cell>
          <table:table-cell office:value-type="float" office:value="752017" table:style-name="ce23">
            <text:p><text:s text:c="2"/>752 017</text:p>
          </table:table-cell>
          <table:table-cell office:value-type="float" office:value="1241143" table:style-name="ce23">
            <text:p><text:s/>1 241 143</text:p>
          </table:table-cell>
          <table:table-cell office:value-type="float" office:value="466409" table:style-name="ce23">
            <text:p><text:s text:c="2"/>466 409</text:p>
          </table:table-cell>
          <table:table-cell office:value-type="float" office:value="1887743" table:style-name="ce23">
            <text:p><text:s/>1 887 743</text:p>
          </table:table-cell>
          <table:table-cell office:value-type="float" office:value="630552" table:style-name="ce23">
            <text:p><text:s text:c="2"/>630 552</text:p>
          </table:table-cell>
          <table:table-cell office:value-type="float" office:value="613009" table:style-name="ce23">
            <text:p><text:s text:c="2"/>613 009</text:p>
          </table:table-cell>
          <table:table-cell office:value-type="float" office:value="298455" table:style-name="ce23">
            <text:p><text:s text:c="2"/>298 455</text:p>
          </table:table-cell>
          <table:table-cell office:value-type="float" office:value="4178701" table:style-name="ce23">
            <text:p><text:s/>4 178 701</text:p>
          </table:table-cell>
          <table:table-cell office:value-type="float" office:value="781913" table:style-name="ce23">
            <text:p><text:s text:c="2"/>781 913</text:p>
          </table:table-cell>
          <table:table-cell office:value-type="float" office:value="4825230" table:style-name="ce23">
            <text:p><text:s/>4 825 230</text:p>
          </table:table-cell>
          <table:table-cell office:value-type="float" office:value="4202039" table:style-name="ce23">
            <text:p><text:s/>4 202 039</text:p>
          </table:table-cell>
          <table:table-cell office:value-type="float" office:value="2878667" table:style-name="ce23">
            <text:p><text:s/>2 878 667</text:p>
          </table:table-cell>
          <table:table-cell office:value-type="float" office:value="2218572" table:style-name="ce23">
            <text:p><text:s/>2 218 572</text:p>
          </table:table-cell>
          <table:table-cell office:value-type="float" office:value="3428002" table:style-name="ce23">
            <text:p><text:s/>3 428 002</text:p>
          </table:table-cell>
          <table:table-cell office:value-type="float" office:value="1122849" table:style-name="ce23">
            <text:p><text:s/>1 122 849</text:p>
          </table:table-cell>
          <table:table-cell office:value-type="float" office:value="4502808" table:style-name="ce23">
            <text:p><text:s/>4 502 808</text:p>
          </table:table-cell>
          <table:table-cell office:value-type="float" office:value="6563436" table:style-name="ce23">
            <text:p><text:s/>6 563 436</text:p>
          </table:table-cell>
          <table:table-cell office:value-type="float" office:value="104340275" table:style-name="ce23">
            <text:p><text:s/>104 340 275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3Z</dc:date>
    <meta:print-date>2007-02-01T11:21:41Z</meta:print-date>
  </office:meta>
</office:document-meta>
</file>